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4a86e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F2:.$I2]))" style:apply-style-name="Accent" style:base-cell-address="Sheet1.F2"/>
    </style:style>
    <style:style style:name="ce2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  <style:map style:condition="is-true-formula([.I86]=MIN([.$I86:.$K86]))" style:apply-style-name="Accent" style:base-cell-address="Sheet1.I86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3"/>
          <table:table-cell table:number-columns-repeated="6"/>
          <table:table-cell table:style-name="ce1" office:value-type="string" calcext:value-type="string">
            <text:p>Results:</text:p>
          </table:table-cell>
          <table:table-cell office:value-type="string" calcext:value-type="string">
            <text:p>MAS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9"/>
        </table:table-row>
        <table:table-row table:style-name="ro2">
          <table:table-cell table:style-name="ce3" table:number-columns-repeated="3"/>
          <table:table-cell office:value-type="string" calcext:value-type="string">
            <text:p>REAL TIMES</text:p>
          </table:table-cell>
          <table:table-cell table:style-name="ce15" office:value-type="string" calcext:value-type="string">
            <text:p>Query</text:p>
          </table:table-cell>
          <table:table-cell table:style-name="ce20" office:value-type="string" calcext:value-type="string">
            <text:p>cvc5</text:p>
          </table:table-cell>
          <table:table-cell table:style-name="ce20" office:value-type="string" calcext:value-type="string">
            <text:p>mas</text:p>
          </table:table-cell>
          <table:table-cell table:style-name="ce20" office:value-type="string" calcext:value-type="string">
            <text:p>ostrich</text:p>
          </table:table-cell>
          <table:table-cell table:style-name="ce20" office:value-type="string" calcext:value-type="string">
            <text:p>z3</text:p>
          </table:table-cell>
          <table:table-cell table:number-columns-repeated="2"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1.smt2</text:p>
          </table:table-cell>
          <table:table-cell table:style-name="ce21" office:value-type="float" office:value="1200.085" calcext:value-type="float">
            <text:p>1200.085</text:p>
          </table:table-cell>
          <table:table-cell table:style-name="ce23" office:value-type="float" office:value="1.22" calcext:value-type="float">
            <text:p>1.22</text:p>
          </table:table-cell>
          <table:table-cell table:style-name="ce23" office:value-type="float" office:value="2.707" calcext:value-type="float">
            <text:p>2.707</text:p>
          </table:table-cell>
          <table:table-cell table:style-name="ce23" office:value-type="float" office:value="2.88" calcext:value-type="float">
            <text:p>2.8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985 () String <text:s text:c="4"/>"m") <text:s text:c="2"/>(define-fun sym1028 () String <text:s text:c="4"/>"G") <text:s text:c="2"/>(define-fun sym205 () String <text:s text:c="4"/>"y") <text:s text:c="2"/>(define-fun sym1669 () String <text:s text:c="4"/>"G") <text:s text:c="2"/>(define-fun sym1896 () String <text:s text:c="4"/>"q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U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 () String "a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A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A") <text:s text:c="2"/>(define-fun sym166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2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253" calcext:value-type="float">
            <text:p>1.253</text:p>
          </table:table-cell>
          <table:table-cell table:style-name="ce23" office:value-type="float" office:value="2.699" calcext:value-type="float">
            <text:p>2.699</text:p>
          </table:table-cell>
          <table:table-cell table:style-name="ce23" office:value-type="float" office:value="0.947" calcext:value-type="float">
            <text:p>0.94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3 () String <text:s text:c="4"/>"G") <text:s text:c="2"/>(define-fun sym161 () String <text:s text:c="4"/>"U") <text:s text:c="2"/>(define-fun sym1464 () String <text:s text:c="4"/>"h") <text:s text:c="2"/>(define-fun sym547 () String <text:s text:c="4"/>"G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895 () String <text:s text:c="4"/>"h") <text:s text:c="2"/>(define-fun sym1249 () String <text:s text:c="4"/>"H") <text:s text:c="2"/>(define-fun sym1679 () String <text:s text:c="4"/>"H") <text:s text:c="2"/>(define-fun sym2080 () String <text:s text:c="4"/>"H") <text:s text:c="2"/>(define-fun sym812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A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3.smt2</text:p>
          </table:table-cell>
          <table:table-cell table:style-name="ce21" office:value-type="float" office:value="1200.079" calcext:value-type="float">
            <text:p>1200.079</text:p>
          </table:table-cell>
          <table:table-cell table:style-name="ce23" office:value-type="float" office:value="1.607" calcext:value-type="float">
            <text:p>1.607</text:p>
          </table:table-cell>
          <table:table-cell table:style-name="ce23" office:value-type="float" office:value="3.16" calcext:value-type="float">
            <text:p>3.16</text:p>
          </table:table-cell>
          <table:table-cell table:style-name="ce23" office:value-type="float" office:value="4.536" calcext:value-type="float">
            <text:p>4.536</text:p>
          </table:table-cell>
          <table:table-cell/>
          <table:table-cell office:value-type="string" calcext:value-type="string">
            <text:p>{ <text:s text:c="2"/>"SAT" : true, <text:s text:c="2"/>"inputs" : [ { <text:s text:c="4"/>"ID" : 3396, <text:s text:c="4"/>"SPFsym" : "", <text:s text:c="4"/>"input" : "H" <text:s text:c="2"/>}, { <text:s text:c="4"/>"ID" : 5316, <text:s text:c="4"/>"SPFsym" : "", <text:s text:c="4"/>"input" : "H" <text:s text:c="2"/>}, { <text:s text:c="4"/>"ID" : 5957, <text:s text:c="4"/>"SPFsym" : "", <text:s text:c="4"/>"input" : "K" <text:s text:c="2"/>}, { <text:s text:c="4"/>"ID" : 1865, <text:s text:c="4"/>"SPFsym" : "", <text:s text:c="4"/>"input" : "K" <text:s text:c="2"/>}, { <text:s text:c="4"/>"ID" : 4236, <text:s text:c="4"/>"SPFsym" : "", <text:s text:c="4"/>"input" : "K" <text:s text:c="2"/>}, { <text:s text:c="4"/>"ID" : 205, <text:s text:c="4"/>"SPFsym" : "", <text:s text:c="4"/>"input" : "Y" <text:s text:c="2"/>}, { <text:s text:c="4"/>"ID" : 1233, <text:s text:c="4"/>"SPFsym" : "", <text:s text:c="4"/>"input" : "K" <text:s text:c="2"/>}, { <text:s text:c="4"/>"ID" : 2514, <text:s text:c="4"/>"SPFsym" : "", <text:s text:c="4"/>"input" : "K" <text:s text:c="2"/>}, { <text:s text:c="4"/>"ID" : 6802, <text:s text:c="4"/>"SPFsym" : "", <text:s text:c="4"/>"input" : "H" <text:s text:c="2"/>}, { <text:s text:c="4"/>"ID" : 4691, <text:s text:c="4"/>"SPFsym" : "", <text:s text:c="4"/>"input" : "K" <text:s text:c="2"/>}, { <text:s text:c="4"/>"ID" : 6170, <text:s text:c="4"/>"SPFsym" : "", <text:s text:c="4"/>"input" : "K" <text:s text:c="2"/>}, { <text:s text:c="4"/>"ID" : 3611, <text:s text:c="4"/>"SPFsym" : "", <text:s text:c="4"/>"input" : "K" <text:s text:c="2"/>}, { <text:s text:c="4"/>"ID" : 5531, <text:s text:c="4"/>"SPFsym" : "", <text:s text:c="4"/>"input" : "K" <text:s text:c="2"/>}, { <text:s text:c="4"/>"ID" : 2078, <text:s text:c="4"/>"SPFsym" : "", <text:s text:c="4"/>"input" : "K" <text:s text:c="2"/>}, { <text:s text:c="4"/>"ID" : 161, <text:s text:c="4"/>"SPFsym" : "", <text:s text:c="4"/>"input" : "A" <text:s text:c="2"/>}, { <text:s text:c="4"/>"ID" : 6369, <text:s text:c="4"/>"SPFsym" : "", <text:s text:c="4"/>"input" : "K" <text:s text:c="2"/>}, { <text:s text:c="4"/>"ID" : 3810, <text:s text:c="4"/>"SPFsym" : "", <text:s text:c="4"/>"input" : "K" <text:s text:c="2"/>}, { <text:s text:c="4"/>"ID" : 547, <text:s text:c="4"/>"SPFsym" : "", <text:s text:c="4"/>"input" : "K" <text:s text:c="2"/>}, { <text:s text:c="4"/>"ID" : 1446, <text:s text:c="4"/>"SPFsym" : "", <text:s text:c="4"/>"input" : "K" <text:s text:c="2"/>}, { <text:s text:c="4"/>"ID" : 807, <text:s text:c="4"/>"SPFsym" : "", <text:s text:c="4"/>"input" : "K" <text:s text:c="2"/>}, { <text:s text:c="4"/>"ID" : 2727, <text:s text:c="4"/>"SPFsym" : "", <text:s text:c="4"/>"input" : "K" <text:s text:c="2"/>}, { <text:s text:c="4"/>"ID" : 4904, <text:s text:c="4"/>"SPFsym" : "", <text:s text:c="4"/>"input" : "K" <text:s text:c="2"/>}, { <text:s text:c="4"/>"ID" : 7018, <text:s text:c="4"/>"SPFsym" : "", <text:s text:c="4"/>"input" : "K" <text:s text:c="2"/>}, { <text:s text:c="4"/>"ID" : 5103, <text:s text:c="4"/>"SPFsym" : "", <text:s text:c="4"/>"input" : "K" <text:s text:c="2"/>}, { <text:s text:c="4"/>"ID" : 5744, <text:s text:c="4"/>"SPFsym" : "", <text:s text:c="4"/>"input" : "K" <text:s text:c="2"/>}, { <text:s text:c="4"/>"ID" : 4465, <text:s text:c="4"/>"SPFsym" : "", <text:s text:c="4"/>"input" : "R" <text:s text:c="2"/>}, { <text:s text:c="4"/>"ID" : 2291, <text:s text:c="4"/>"SPFsym" : "", <text:s text:c="4"/>"input" : "H" <text:s text:c="2"/>}, { <text:s text:c="4"/>"ID" : 3187, <text:s text:c="4"/>"SPFsym" : "", <text:s text:c="4"/>"input" : "R" <text:s text:c="2"/>}, { <text:s text:c="4"/>"ID" : 6582, <text:s text:c="4"/>"SPFsym" : "", <text:s text:c="4"/>"input" : "K" <text:s text:c="2"/>}, { <text:s text:c="4"/>"ID" : 4023, <text:s text:c="4"/>"SPFsym" : "", <text:s text:c="4"/>"input" : "K" <text:s text:c="2"/>}, { <text:s text:c="4"/>"ID" : 1659, <text:s text:c="4"/>"SPFsym" : "", <text:s text:c="4"/>"input" : "K" <text:s text:c="2"/>}, { <text:s text:c="4"/>"ID" : 1020, <text:s text:c="4"/>"SPFsym" : "", <text:s text:c="4"/>"input" : "K" <text:s text:c="2"/>}, { <text:s text:c="4"/>"ID" : 2940, <text:s text:c="4"/>"SPFsym" : "", <text:s text:c="4"/>"input" : "K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0 () String <text:s text:c="4"/>"G") <text:s text:c="2"/>(define-fun sym161 () String <text:s text:c="4"/>"j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4005 () String <text:s text:c="4"/>"g") <text:s text:c="2"/>(define-fun sym4855 () String <text:s text:c="4"/>"G") <text:s text:c="2"/>(define-fun sym547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A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4.smt2</text:p>
          </table:table-cell>
          <table:table-cell table:style-name="ce21" office:value-type="float" office:value="1200.066" calcext:value-type="float">
            <text:p>1200.066</text:p>
          </table:table-cell>
          <table:table-cell table:style-name="ce23" office:value-type="float" office:value="1.744" calcext:value-type="float">
            <text:p>1.744</text:p>
          </table:table-cell>
          <table:table-cell table:style-name="ce23" office:value-type="float" office:value="3.754" calcext:value-type="float">
            <text:p>3.754</text:p>
          </table:table-cell>
          <table:table-cell table:style-name="ce23" office:value-type="float" office:value="6" calcext:value-type="float">
            <text:p>6</text:p>
          </table:table-cell>
          <table:table-cell/>
          <table:table-cell office:value-type="string" calcext:value-type="string">
            <text:p>{ <text:s text:c="2"/>"SAT" : true, <text:s text:c="2"/>"inputs" : [ { <text:s text:c="4"/>"ID" : 3396, <text:s text:c="4"/>"SPFsym" : "", <text:s text:c="4"/>"input" : "H" <text:s text:c="2"/>}, { <text:s text:c="4"/>"ID" : 5316, <text:s text:c="4"/>"SPFsym" : "", <text:s text:c="4"/>"input" : "H" <text:s text:c="2"/>}, { <text:s text:c="4"/>"ID" : 5957, <text:s text:c="4"/>"SPFsym" : "", <text:s text:c="4"/>"input" : "K" <text:s text:c="2"/>}, { <text:s text:c="4"/>"ID" : 1865, <text:s text:c="4"/>"SPFsym" : "", <text:s text:c="4"/>"input" : "K" <text:s text:c="2"/>}, { <text:s text:c="4"/>"ID" : 4236, <text:s text:c="4"/>"SPFsym" : "", <text:s text:c="4"/>"input" : "K" <text:s text:c="2"/>}, { <text:s text:c="4"/>"ID" : 205, <text:s text:c="4"/>"SPFsym" : "", <text:s text:c="4"/>"input" : "Y" <text:s text:c="2"/>}, { <text:s text:c="4"/>"ID" : 8013, <text:s text:c="4"/>"SPFsym" : "", <text:s text:c="4"/>"input" : "K" <text:s text:c="2"/>}, { <text:s text:c="4"/>"ID" : 1233, <text:s text:c="4"/>"SPFsym" : "", <text:s text:c="4"/>"input" : "K" <text:s text:c="2"/>}, { <text:s text:c="4"/>"ID" : 2514, <text:s text:c="4"/>"SPFsym" : "", <text:s text:c="4"/>"input" : "K" <text:s text:c="2"/>}, { <text:s text:c="4"/>"ID" : 6802, <text:s text:c="4"/>"SPFsym" : "", <text:s text:c="4"/>"input" : "H" <text:s text:c="2"/>}, { <text:s text:c="4"/>"ID" : 4691, <text:s text:c="4"/>"SPFsym" : "", <text:s text:c="4"/>"input" : "K" <text:s text:c="2"/>}, { <text:s text:c="4"/>"ID" : 7830, <text:s text:c="4"/>"SPFsym" : "", <text:s text:c="4"/>"input" : "K" <text:s text:c="2"/>}, { <text:s text:c="4"/>"ID" : 6170, <text:s text:c="4"/>"SPFsym" : "", <text:s text:c="4"/>"input" : "K" <text:s text:c="2"/>}, { <text:s text:c="4"/>"ID" : 3611, <text:s text:c="4"/>"SPFsym" : "", <text:s text:c="4"/>"input" : "K" <text:s text:c="2"/>}, { <text:s text:c="4"/>"ID" : 5531, <text:s text:c="4"/>"SPFsym" : "", <text:s text:c="4"/>"input" : "K" <text:s text:c="2"/>}, { <text:s text:c="4"/>"ID" : 2078, <text:s text:c="4"/>"SPFsym" : "", <text:s text:c="4"/>"input" : "K" <text:s text:c="2"/>}, { <text:s text:c="4"/>"ID" : 7647, <text:s text:c="4"/>"SPFsym" : "", <text:s text:c="4"/>"input" : "K" <text:s text:c="2"/>}, { <text:s text:c="4"/>"ID" : 7456, <text:s text:c="4"/>"SPFsym" : "", <text:s text:c="4"/>"input" : "K" <text:s text:c="2"/>}, { <text:s text:c="4"/>"ID" : 161, <text:s text:c="4"/>"SPFsym" : "", <text:s text:c="4"/>"input" : "A" <text:s text:c="2"/>}, { <text:s text:c="4"/>"ID" : 6369, <text:s text:c="4"/>"SPFsym" : "", <text:s text:c="4"/>"input" : "K" <text:s text:c="2"/>}, { <text:s text:c="4"/>"ID" : 3810, <text:s text:c="4"/>"SPFsym" : "", <text:s text:c="4"/>"input" : "K" <text:s text:c="2"/>}, { <text:s text:c="4"/>"ID" : 547, <text:s text:c="4"/>"SPFsym" : "", <text:s text:c="4"/>"input" : "K" <text:s text:c="2"/>}, { <text:s text:c="4"/>"ID" : 1446, <text:s text:c="4"/>"SPFsym" : "", <text:s text:c="4"/>"input" : "K" <text:s text:c="2"/>}, { <text:s text:c="4"/>"ID" : 807, <text:s text:c="4"/>"SPFsym" : "", <text:s text:c="4"/>"input" : "K" <text:s text:c="2"/>}, { <text:s text:c="4"/>"ID" : 2727, <text:s text:c="4"/>"SPFsym" : "", <text:s text:c="4"/>"input" : "K" <text:s text:c="2"/>}, { <text:s text:c="4"/>"ID" : 4904, <text:s text:c="4"/>"SPFsym" : "", <text:s text:c="4"/>"input" : "K" <text:s text:c="2"/>}, { <text:s text:c="4"/>"ID" : 7018, <text:s text:c="4"/>"SPFsym" : "", <text:s text:c="4"/>"input" : "K" <text:s text:c="2"/>}, { <text:s text:c="4"/>"ID" : 5103, <text:s text:c="4"/>"SPFsym" : "", <text:s text:c="4"/>"input" : "K" <text:s text:c="2"/>}, { <text:s text:c="4"/>"ID" : 5744, <text:s text:c="4"/>"SPFsym" : "", <text:s text:c="4"/>"input" : "K" <text:s text:c="2"/>}, { <text:s text:c="4"/>"ID" : 4465, <text:s text:c="4"/>"SPFsym" : "", <text:s text:c="4"/>"input" : "R" <text:s text:c="2"/>}, { <text:s text:c="4"/>"ID" : 2291, <text:s text:c="4"/>"SPFsym" : "", <text:s text:c="4"/>"input" : "H" <text:s text:c="2"/>}, { <text:s text:c="4"/>"ID" : 3187, <text:s text:c="4"/>"SPFsym" : "", <text:s text:c="4"/>"input" : "R" <text:s text:c="2"/>}, { <text:s text:c="4"/>"ID" : 6582, <text:s text:c="4"/>"SPFsym" : "", <text:s text:c="4"/>"input" : "K" <text:s text:c="2"/>}, { <text:s text:c="4"/>"ID" : 4023, <text:s text:c="4"/>"SPFsym" : "", <text:s text:c="4"/>"input" : "K" <text:s text:c="2"/>}, { <text:s text:c="4"/>"ID" : 7225, <text:s text:c="4"/>"SPFsym" : "", <text:s text:c="4"/>"input" : "K" <text:s text:c="2"/>}, { <text:s text:c="4"/>"ID" : 1659, <text:s text:c="4"/>"SPFsym" : "", <text:s text:c="4"/>"input" : "K" <text:s text:c="2"/>}, { <text:s text:c="4"/>"ID" : 1020, <text:s text:c="4"/>"SPFsym" : "", <text:s text:c="4"/>"input" : "K" <text:s text:c="2"/>}, { <text:s text:c="4"/>"ID" : 2940, <text:s text:c="4"/>"SPFsym" : "", <text:s text:c="4"/>"input" : "K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6369 () String <text:s text:c="4"/>"k") <text:s text:c="2"/>(define-fun sym6170 () String <text:s text:c="4"/>"K") <text:s text:c="2"/>(define-fun sym1446 () String <text:s text:c="4"/>"K") <text:s text:c="2"/>(define-fun sym3396 () String <text:s text:c="4"/>"H") <text:s text:c="2"/>(define-fun sym161 () String <text:s text:c="4"/>"e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547 () String <text:s text:c="4"/>"K") <text:s text:c="2"/>(define-fun sym7018 () String <text:s text:c="4"/>"K") <text:s text:c="2"/>(define-fun sym3810 () String <text:s text:c="4"/>"K") <text:s text:c="2"/>(define-fun sym2940 () String <text:s text:c="4"/>"K") <text:s text:c="2"/>(define-fun sym2291 () String <text:s text:c="4"/>"H") <text:s text:c="2"/>(define-fun sym7225 () String <text:s text:c="4"/>"K") <text:s text:c="2"/>(define-fun sym4023 () String <text:s text:c="4"/>"K") <text:s text:c="2"/>(define-fun sym1020 () String <text:s text:c="4"/>"K") <text:s text:c="2"/>(define-fun sym2078 () String <text:s text:c="4"/>"K") <text:s text:c="2"/>(define-fun sym4236 () String <text:s text:c="4"/>"K") <text:s text:c="2"/>(define-fun sym4904 () String <text:s text:c="4"/>"k") <text:s text:c="2"/>(define-fun sym5744 () String <text:s text:c="4"/>"K") <text:s text:c="2"/>(define-fun sym205 () String <text:s text:c="4"/>"Y") <text:s text:c="2"/>(define-fun sym6582 () String <text:s text:c="4"/>"K") <text:s text:c="2"/>(define-fun sym5531 () String <text:s text:c="4"/>"K") <text:s text:c="2"/>(define-fun sym7830 () String <text:s text:c="4"/>"K") <text:s text:c="2"/>(define-fun sym3187 () String <text:s text:c="4"/>"R") <text:s text:c="2"/>(define-fun sym6802 () String <text:s text:c="4"/>"h") <text:s text:c="2"/>(define-fun sym2727 () String <text:s text:c="4"/>"K") <text:s text:c="2"/>(define-fun sym1659 () String <text:s text:c="4"/>"k") <text:s text:c="2"/>(define-fun sym4465 () String <text:s text:c="4"/>"R") <text:s text:c="2"/>(define-fun sym3611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A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5.smt2</text:p>
          </table:table-cell>
          <table:table-cell table:style-name="ce21" office:value-type="float" office:value="1200.067" calcext:value-type="float">
            <text:p>1200.067</text:p>
          </table:table-cell>
          <table:table-cell table:style-name="ce23" office:value-type="float" office:value="1.636" calcext:value-type="float">
            <text:p>1.636</text:p>
          </table:table-cell>
          <table:table-cell table:style-name="ce23" office:value-type="float" office:value="3.072" calcext:value-type="float">
            <text:p>3.072</text:p>
          </table:table-cell>
          <table:table-cell table:style-name="ce23" office:value-type="float" office:value="3.534" calcext:value-type="float">
            <text:p>3.534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1233 () String <text:s text:c="4"/>"k") <text:s text:c="2"/>(define-fun sym2335 () String <text:s text:c="4"/>"R") <text:s text:c="2"/>(define-fun sym4869 () String <text:s text:c="4"/>"R") <text:s text:c="2"/>(define-fun sym2757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k") <text:s text:c="2"/>(define-fun sym4492 () String <text:s text:c="4"/>"R") <text:s text:c="2"/>(define-fun sym1446 () String <text:s text:c="4"/>"K") <text:s text:c="2"/>(define-fun sym161 () String <text:s text:c="4"/>"s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A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6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83" calcext:value-type="float">
            <text:p>1.383</text:p>
          </table:table-cell>
          <table:table-cell table:style-name="ce23" office:value-type="float" office:value="2.685" calcext:value-type="float">
            <text:p>2.685</text:p>
          </table:table-cell>
          <table:table-cell table:style-name="ce23" office:value-type="float" office:value="1.1" calcext:value-type="float">
            <text:p>1.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669 () String <text:s text:c="4"/>"G") <text:s text:c="2"/>(define-fun sym2096 () String <text:s text:c="4"/>"g") <text:s text:c="2"/>(define-fun sym205 () String <text:s text:c="4"/>"y") <text:s text:c="2"/>(define-fun sym1028 () String <text:s text:c="4"/>"G") <text:s text:c="2"/>(define-fun sym189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S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A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7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342" calcext:value-type="float">
            <text:p>1.342</text:p>
          </table:table-cell>
          <table:table-cell table:style-name="ce23" office:value-type="float" office:value="2.735" calcext:value-type="float">
            <text:p>2.735</text:p>
          </table:table-cell>
          <table:table-cell table:style-name="ce23" office:value-type="float" office:value="1.321" calcext:value-type="float">
            <text:p>1.32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2751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46 () String <text:s text:c="4"/>"K") <text:s text:c="2"/>(define-fun sym161 () String <text:s text:c="4"/>"r") <text:s text:c="2"/>(define-fun sym2095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A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8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1.226" calcext:value-type="float">
            <text:p>1.226</text:p>
          </table:table-cell>
          <table:table-cell table:style-name="ce23" office:value-type="float" office:value="2.503" calcext:value-type="float">
            <text:p>2.503</text:p>
          </table:table-cell>
          <table:table-cell table:style-name="ce23" office:value-type="float" office:value="0.412" calcext:value-type="float">
            <text:p>0.412</text:p>
          </table:table-cell>
          <table:table-cell/>
          <table:table-cell office:value-type="string" calcext:value-type="string">
            <text:p>{ <text:s text:c="2"/>"SAT" : true, <text:s text:c="2"/>"inputs" : [ { <text:s text:c="4"/>"ID" : 161, <text:s text:c="4"/>"SPFsym" : "", <text:s text:c="4"/>"input" : "A" <text:s text:c="2"/>}, { <text:s text:c="4"/>"ID" : 1233, <text:s text:c="4"/>"SPFsym" : "", <text:s text:c="4"/>"input" : "K" <text:s text:c="2"/>}, { <text:s text:c="4"/>"ID" : 547, <text:s text:c="4"/>"SPFsym" : "", <text:s text:c="4"/>"input" : "K" <text:s text:c="2"/>}, { <text:s text:c="4"/>"ID" : 2291, <text:s text:c="4"/>"SPFsym" : "", <text:s text:c="4"/>"input" : "H" <text:s text:c="2"/>}, { <text:s text:c="4"/>"ID" : 1446, <text:s text:c="4"/>"SPFsym" : "", <text:s text:c="4"/>"input" : "K" <text:s text:c="2"/>}, { <text:s text:c="4"/>"ID" : 807, <text:s text:c="4"/>"SPFsym" : "", <text:s text:c="4"/>"input" : "K" <text:s text:c="2"/>}, { <text:s text:c="4"/>"ID" : 1865, <text:s text:c="4"/>"SPFsym" : "", <text:s text:c="4"/>"input" : "K" <text:s text:c="2"/>}, { <text:s text:c="365"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48 () String <text:s text:c="4"/>"L") <text:s text:c="2"/>(define-fun sym161 () String <text:s text:c="4"/>"d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4 () String "l") <text:s text:c="2"/>(define-fun L3 () String "y") <text:s text:c="2"/>(define-fun sym161 () String "A") <text:s text:c="2"/>(define-fun sym748 () String "L") <text:s text:c="2"/>(define-fun sym547 () String "L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09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38" calcext:value-type="float">
            <text:p>1.38</text:p>
          </table:table-cell>
          <table:table-cell table:style-name="ce23" office:value-type="float" office:value="3.149" calcext:value-type="float">
            <text:p>3.149</text:p>
          </table:table-cell>
          <table:table-cell table:style-name="ce23" office:value-type="float" office:value="4.695" calcext:value-type="float">
            <text:p>4.69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4005 () String <text:s text:c="4"/>"G") <text:s text:c="2"/>(define-fun sym812 () String <text:s text:c="4"/>"g") <text:s text:c="2"/>(define-fun sym547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A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0.smt2</text:p>
          </table:table-cell>
          <table:table-cell table:style-name="ce21" office:value-type="float" office:value="1200.044" calcext:value-type="float">
            <text:p>1200.044</text:p>
          </table:table-cell>
          <table:table-cell table:style-name="ce23" office:value-type="float" office:value="0.996" calcext:value-type="float">
            <text:p>0.996</text:p>
          </table:table-cell>
          <table:table-cell table:style-name="ce23" office:value-type="float" office:value="2.491" calcext:value-type="float">
            <text:p>2.491</text:p>
          </table:table-cell>
          <table:table-cell table:style-name="ce23" office:value-type="float" office:value="0.488" calcext:value-type="float">
            <text:p>0.48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5 () String <text:s text:c="4"/>"Y") <text:s text:c="2"/>(define-fun sym743 () String <text:s text:c="4"/>"r") <text:s text:c="2"/>(define-fun sym547 () String <text:s text:c="4"/>"R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r") <text:s text:c="2"/>(define-fun L3 () String "r") <text:s text:c="2"/>(define-fun sym161 () String "A") <text:s text:c="2"/>(define-fun sym547 () String "R") <text:s text:c="2"/>(define-fun sym205 () String "Y") <text:s text:c="2"/>(define-fun sym743 () String "R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1.smt2</text:p>
          </table:table-cell>
          <table:table-cell table:style-name="ce21" office:value-type="float" office:value="1200.077" calcext:value-type="float">
            <text:p>1200.077</text:p>
          </table:table-cell>
          <table:table-cell table:style-name="ce23" office:value-type="float" office:value="1.041" calcext:value-type="float">
            <text:p>1.041</text:p>
          </table:table-cell>
          <table:table-cell table:style-name="ce23" office:value-type="float" office:value="2.417" calcext:value-type="float">
            <text:p>2.417</text:p>
          </table:table-cell>
          <table:table-cell table:style-name="ce23" office:value-type="float" office:value="0.697" calcext:value-type="float">
            <text:p>0.69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53 () String <text:s text:c="4"/>"H") <text:s text:c="2"/>(define-fun sym161 () String <text:s text:c="4"/>"r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y") <text:s text:c="2"/>(define-fun L3 () String "h") <text:s text:c="2"/>(define-fun sym161 () String "A") <text:s text:c="2"/>(define-fun sym547 () String "H") <text:s text:c="2"/>(define-fun sym205 () String "Y") <text:s text:c="2"/>(define-fun sym753 () String "H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2.smt2</text:p>
          </table:table-cell>
          <table:table-cell table:style-name="ce21" office:value-type="float" office:value="1200.114" calcext:value-type="float">
            <text:p>1200.114</text:p>
          </table:table-cell>
          <table:table-cell table:style-name="ce23" office:value-type="float" office:value="0.936" calcext:value-type="float">
            <text:p>0.936</text:p>
          </table:table-cell>
          <table:table-cell table:style-name="ce23" office:value-type="float" office:value="2.504" calcext:value-type="float">
            <text:p>2.504</text:p>
          </table:table-cell>
          <table:table-cell table:style-name="ce23" office:value-type="float" office:value="0.896" calcext:value-type="float">
            <text:p>0.896</text:p>
          </table:table-cell>
          <table:table-cell/>
          <table:table-cell office:value-type="string" calcext:value-type="string">
            <text:p>{ <text:s text:c="2"/>"SAT" : true, <text:s text:c="2"/>"inputs" : [ { <text:s text:c="4"/>"ID" : 161, <text:s text:c="4"/>"SPFsym" : "", <text:s text:c="4"/>"input" : "A" <text:s text:c="2"/>}, { <text:s text:c="4"/>"ID" : 547, <text:s text:c="4"/>"SPFsym" : "", <text:s text:c="4"/>"input" : "G" <text:s text:c="2"/>}, { <text:s text:c="4"/>"ID" : 1028, <text:s text:c="4"/>"SPFsym" : "", <text:s text:c="4"/>"input" : "G" <text:s text:c="2"/>}, { <text:s text:c="4"/>"ID" : 1669, <text:s text:c="4"/>"SPFsym" : "", <text:s text:c="4"/>"input" : "G" <text:s text:c="2"/>}, { <text:s text:c="4"/>"ID" : 2726, <text:s text:c="4"/>"SPFsym" : "", <text:s text:c="4"/>"input" : "H" <text:s text:c="2"/>}, { <text:s text:c="4"/>"ID" : 812, <text:s text:c="4"/>"SPFsym" : "", <text:s text:c="4"/>"input" : "G" <text:s text:c="2"/>}, { <text:s text:c="4"/>"ID" : 205, <text:s text:c="4"/>"SPFsym" : "", <text:s text:c="4"/>"input" : "Y" <text:s text:c="2"/>}, { <text:s text:c="4"/>"ID" : 1453, <text:s text:c="4"/>"SPFsym" : "", <text:s text:c="4"/>"input" : "G" <text:s text:c="2"/>}, { <text:s text:c="4"/>"ID" : 2318, <text:s text:c="4"/>"SPFsym" : "", <text:s text:c="4"/>"input" : "G" <text:s text:c="2"/>}, { <text:s text:c="4"/>"ID" : 1237, <text:s text:c="4"/>"SPFsym" : "", <text:s text:c="4"/>"input" : "G" <text:s text:c="2"/>}, { <text:s text:c="4"/>"ID" : 2102, <text:s text:c="4"/>"SPFsym" : "", <text:s text:c="4"/>"input" : "G" <text:s text:c="2"/>}, { <text:s text:c="4"/>"ID" : 2520, <text:s text:c="4"/>"SPFsym" : "", <text:s text:c="4"/>"input" : "G" <text:s text:c="2"/>}, { <text:s text:c="4"/>"ID" : 1886, <text:s text:c="4"/>"SPFsym" : "", <text:s text:c="4"/>"input" : "L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 () String <text:s text:c="4"/>"k") <text:s text:c="2"/>(define-fun sym205 () String <text:s text:c="4"/>"D") <text:s text:c="2"/>(define-fun sym328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61 () String <text:s text:c="4"/>"A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a") <text:s text:c="2"/>(define-fun sym161 () String "A") <text:s text:c="2"/>(define-fun sym328 () String "Y") <text:s text:c="2"/>(define-fun sym205 () String "A") <text:s text:c="2"/>(define-fun sym300 () String "A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3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0.965" calcext:value-type="float">
            <text:p>0.965</text:p>
          </table:table-cell>
          <table:table-cell table:style-name="ce23" office:value-type="float" office:value="2.342" calcext:value-type="float">
            <text:p>2.342</text:p>
          </table:table-cell>
          <table:table-cell table:style-name="ce23" office:value-type="float" office:value="0.322" calcext:value-type="float">
            <text:p>0.32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sym161 () String "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4.smt2</text:p>
          </table:table-cell>
          <table:table-cell table:style-name="ce21" office:value-type="float" office:value="1200.066" calcext:value-type="float">
            <text:p>1200.066</text:p>
          </table:table-cell>
          <table:table-cell table:style-name="ce23" office:value-type="float" office:value="0.984" calcext:value-type="float">
            <text:p>0.984</text:p>
          </table:table-cell>
          <table:table-cell table:style-name="ce23" office:value-type="float" office:value="2.74" calcext:value-type="float">
            <text:p>2.74</text:p>
          </table:table-cell>
          <table:table-cell table:style-name="ce23" office:value-type="float" office:value="0.427" calcext:value-type="float">
            <text:p>0.42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5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a") <text:s text:c="2"/>(define-fun L3 () String "y") <text:s text:c="2"/>(define-fun sym161 () String "") <text:s text:c="2"/>(define-fun sym209 () String "Y") <text:s text:c="2"/>(define-fun sym551 () String "A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5.smt2</text:p>
          </table:table-cell>
          <table:table-cell table:style-name="ce21" office:value-type="float" office:value="1200.061" calcext:value-type="float">
            <text:p>1200.061</text:p>
          </table:table-cell>
          <table:table-cell table:style-name="ce23" office:value-type="float" office:value="1.495" calcext:value-type="float">
            <text:p>1.495</text:p>
          </table:table-cell>
          <table:table-cell table:style-name="ce23" office:value-type="float" office:value="3.766" calcext:value-type="float">
            <text:p>3.766</text:p>
          </table:table-cell>
          <table:table-cell table:style-name="ce23" office:value-type="float" office:value="10.505" calcext:value-type="float">
            <text:p>10.505</text:p>
          </table:table-cell>
          <table:table-cell/>
          <table:table-cell office:value-type="string" calcext:value-type="string">
            <text:p>{ <text:s text:c="2"/>"SAT" : true, <text:s text:c="2"/>"inputs" : [ { <text:s text:c="4"/>"ID" : 7809, <text:s text:c="4"/>"SPFsym" : "", <text:s text:c="4"/>"input" : "K" <text:s text:c="2"/>}, { <text:s text:c="4"/>"ID" : 2116, <text:s text:c="4"/>"SPFsym" : "", <text:s text:c="4"/>"input" : "G" <text:s text:c="2"/>}, { <text:s text:c="4"/>"ID" : 1032, <text:s text:c="4"/>"SPFsym" : "", <text:s text:c="4"/>"input" : "G" <text:s text:c="2"/>}, { <text:s text:c="4"/>"ID" : 4872, <text:s text:c="4"/>"SPFsym" : "", <text:s text:c="4"/>"input" : "G" <text:s text:c="2"/>}, { <text:s text:c="4"/>"ID" : 1673, <text:s text:c="4"/>"SPFsym" : "", <text:s text:c="4"/>"input" : "G" <text:s text:c="2"/>}, { <text:s text:c="4"/>"ID" : 5513, <text:s text:c="4"/>"SPFsym" : "", <text:s text:c="4"/>"input" : "K" <text:s text:c="2"/>}, { <text:s text:c="4"/>"ID" : 6985, <text:s text:c="4"/>"SPFsym" : "", <text:s text:c="4"/>"input" : "H" <text:s text:c="2"/>}, { <text:s text:c="4"/>"ID" : 4235, <text:s text:c="4"/>"SPFsym" : "", <text:s text:c="4"/>"input" : "G" <text:s text:c="2"/>}, { <text:s text:c="4"/>"ID" : 209, <text:s text:c="4"/>"SPFsym" : "", <text:s text:c="4"/>"input" : "Y" <text:s text:c="2"/>}, { <text:s text:c="4"/>"ID" : 3601, <text:s text:c="4"/>"SPFsym" : "", <text:s text:c="4"/>"input" : "L" <text:s text:c="2"/>}, { <text:s text:c="4"/>"ID" : 7889, <text:s text:c="4"/>"SPFsym" : "", <text:s text:c="4"/>"input" : "A" <text:s text:c="2"/>}, { <text:s text:c="4"/>"ID" : 5074, <text:s text:c="4"/>"SPFsym" : "", <text:s text:c="4"/>"input" : "G" <text:s text:c="2"/>}, { <text:s text:c="4"/>"ID" : 7188, <text:s text:c="4"/>"SPFsym" : "", <text:s text:c="4"/>"input" : "K" <text:s text:c="2"/>}, { <text:s text:c="4"/>"ID" : 2967, <text:s text:c="4"/>"SPFsym" : "", <text:s text:c="4"/>"input" : "G" <text:s text:c="2"/>}, { <text:s text:c="4"/>"ID" : 4441, <text:s text:c="4"/>"SPFsym" : "", <text:s text:c="4"/>"input" : "H" <text:s text:c="2"/>}, { <text:s text:c="4"/>"ID" : 2332, <text:s text:c="4"/>"SPFsym" : "", <text:s text:c="4"/>"input" : "H" <text:s text:c="2"/>}, { <text:s text:c="4"/>"ID" : 5727, <text:s text:c="4"/>"SPFsym" : "", <text:s text:c="4"/>"input" : "K" <text:s text:c="2"/>}, { <text:s text:c="4"/>"ID" : 1248, <text:s text:c="4"/>"SPFsym" : "", <text:s text:c="4"/>"input" : "G" <text:s text:c="2"/>}, { <text:s text:c="4"/>"ID" : 161, <text:s text:c="4"/>"SPFsym" : "", <text:s text:c="4"/>"input" : "" <text:s text:c="2"/>}, { <text:s text:c="4"/>"ID" : 7395, <text:s text:c="4"/>"SPFsym" : "", <text:s text:c="4"/>"input" : "K" <text:s text:c="2"/>}, { <text:s text:c="4"/>"ID" : 3813, <text:s text:c="4"/>"SPFsym" : "", <text:s text:c="4"/>"input" : "G" <text:s text:c="2"/>}, { <text:s text:c="4"/>"ID" : 551, <text:s text:c="4"/>"SPFsym" : "", <text:s text:c="4"/>"input" : "G" <text:s text:c="2"/>}, { <text:s text:c="4"/>"ID" : 5291, <text:s text:c="4"/>"SPFsym" : "", <text:s text:c="4"/>"input" : "P" <text:s text:c="2"/>}, { <text:s text:c="4"/>"ID" : 1900, <text:s text:c="4"/>"SPFsym" : "", <text:s text:c="4"/>"input" : "L" <text:s text:c="2"/>}, { <text:s text:c="4"/>"ID" : 5934, <text:s text:c="4"/>"SPFsym" : "", <text:s text:c="4"/>"input" : "K" <text:s text:c="2"/>}, { <text:s text:c="4"/>"ID" : 3183, <text:s text:c="4"/>"SPFsym" : "", <text:s text:c="4"/>"input" : "G" <text:s text:c="2"/>}, { <text:s text:c="4"/>"ID" : 6127, <text:s text:c="4"/>"SPFsym" : "", <text:s text:c="4"/>"input" : "K" <text:s text:c="2"/>}, { <text:s text:c="4"/>"ID" : 6575, <text:s text:c="4"/>"SPFsym" : "", <text:s text:c="4"/>"input" : "R" <text:s text:c="2"/>}, { <text:s text:c="4"/>"ID" : 816, <text:s text:c="4"/>"SPFsym" : "", <text:s text:c="4"/>"input" : "G" <text:s text:c="2"/>}, { <text:s text:c="4"/>"ID" : 4656, <text:s text:c="4"/>"SPFsym" : "", <text:s text:c="4"/>"input" : "G" <text:s text:c="2"/>}, { <text:s text:c="4"/>"ID" : 1457, <text:s text:c="4"/>"SPFsym" : "", <text:s text:c="4"/>"input" : "G" <text:s text:c="2"/>}, { <text:s text:c="4"/>"ID" : 7602, <text:s text:c="4"/>"SPFsym" : "", <text:s text:c="4"/>"input" : "K" <text:s text:c="2"/>}, { <text:s text:c="4"/>"ID" : 2549, <text:s text:c="4"/>"SPFsym" : "", <text:s text:c="4"/>"input" : "G" <text:s text:c="2"/>}, { <text:s text:c="4"/>"ID" : 3385, <text:s text:c="4"/>"SPFsym" : "", <text:s text:c="4"/>"input" : "G" <text:s text:c="2"/>}, { <text:s text:c="4"/>"ID" : 6778, <text:s text:c="4"/>"SPFsym" : "", <text:s text:c="4"/>"input" : "K" <text:s text:c="2"/>}, { <text:s text:c="4"/>"ID" : 4029, <text:s text:c="4"/>"SPFsym" : "", <text:s text:c="4"/>"input" : "G" <text:s text:c="2"/>}, { <text:s text:c="4"/>"ID" : 6334, <text:s text:c="4"/>"SPFsym" : "", <text:s text:c="4"/>"input" : "K" <text:s text:c="2"/>}, { <text:s text:c="4"/>"ID" : 2751, <text:s text:c="4"/>"SPFsym" : "", <text:s text:c="4"/>"input" : "G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813 () String <text:s text:c="4"/>"g") <text:s text:c="2"/>(define-fun sym2116 () String <text:s text:c="4"/>"g") <text:s text:c="2"/>(define-fun sym7889 () String <text:s text:c="4"/>"K") <text:s text:c="2"/>(define-fun sym2549 () String <text:s text:c="4"/>"g") <text:s text:c="2"/>(define-fun sym3385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6 () String <text:s text:c="4"/>"g") <text:s text:c="2"/>(define-fun sym7188 () String <text:s text:c="4"/>"K") <text:s text:c="2"/>(define-fun sym4441 () String <text:s text:c="4"/>"h") <text:s text:c="2"/>(define-fun sym1673 () String <text:s text:c="4"/>"g") <text:s text:c="2"/>(define-fun sym5291 () String <text:s text:c="4"/>"P") <text:s text:c="2"/>(define-fun sym4656 () String <text:s text:c="4"/>"g") <text:s text:c="2"/>(define-fun sym6575 () String <text:s text:c="4"/>"R") <text:s text:c="2"/>(define-fun sym5727 () String <text:s text:c="4"/>"K") <text:s text:c="2"/>(define-fun sym5934 () String <text:s text:c="4"/>"k") <text:s text:c="2"/>(define-fun sym1032 () String <text:s text:c="4"/>"g") <text:s text:c="2"/>(define-fun sym5074 () String <text:s text:c="4"/>"G") <text:s text:c="2"/>(define-fun sym5513 () String <text:s text:c="4"/>"K") <text:s text:c="2"/>(define-fun sym2751 () String <text:s text:c="4"/>"G") <text:s text:c="2"/>(define-fun sym1457 () String <text:s text:c="4"/>"G") <text:s text:c="2"/>(define-fun sym6334 () String <text:s text:c="4"/>"K") <text:s text:c="2"/>(define-fun sym3601 () String <text:s text:c="4"/>"L") <text:s text:c="2"/>(define-fun sym7395 () String <text:s text:c="4"/>"k") <text:s text:c="2"/>(define-fun sym6778 () String <text:s text:c="4"/>"k") <text:s text:c="2"/>(define-fun sym551 () String <text:s text:c="4"/>"G") <text:s text:c="2"/>(define-fun sym4872 () String <text:s text:c="4"/>"G") <text:s text:c="2"/>(define-fun sym4235 () String <text:s text:c="4"/>"G") <text:s text:c="2"/>(define-fun sym209 () String <text:s text:c="4"/>"Y") <text:s text:c="2"/>(define-fun sym3183 () String <text:s text:c="4"/>"G") <text:s text:c="2"/>(define-fun sym4029 () String <text:s text:c="4"/>"g") <text:s text:c="2"/>(define-fun sym2967 () String <text:s text:c="4"/>"g") <text:s text:c="2"/>(define-fun sym1248 () String <text:s text:c="4"/>"g") <text:s text:c="2"/>(define-fun sym1900 () String <text:s text:c="4"/>"L") <text:s text:c="2"/>(define-fun sym6985 () String <text:s text:c="4"/>"h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a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A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6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172" calcext:value-type="float">
            <text:p>1.172</text:p>
          </table:table-cell>
          <table:table-cell table:style-name="ce23" office:value-type="float" office:value="2.916" calcext:value-type="float">
            <text:p>2.916</text:p>
          </table:table-cell>
          <table:table-cell table:style-name="ce23" office:value-type="float" office:value="2.899" calcext:value-type="float">
            <text:p>2.899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x") <text:s text:c="2"/>(define-fun sym1264 () String <text:s text:c="4"/>"H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817 () String <text:s text:c="4"/>"K") <text:s text:c="2"/>(define-fun sym3217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a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A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7.smt2</text:p>
          </table:table-cell>
          <table:table-cell table:style-name="ce21" office:value-type="float" office:value="1200.043" calcext:value-type="float">
            <text:p>1200.043</text:p>
          </table:table-cell>
          <table:table-cell table:style-name="ce23" office:value-type="float" office:value="1.242" calcext:value-type="float">
            <text:p>1.242</text:p>
          </table:table-cell>
          <table:table-cell table:style-name="ce23" office:value-type="float" office:value="2.939" calcext:value-type="float">
            <text:p>2.939</text:p>
          </table:table-cell>
          <table:table-cell table:style-name="ce23" office:value-type="float" office:value="2.471" calcext:value-type="float">
            <text:p>2.47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6 () String <text:s text:c="4"/>"g") <text:s text:c="2"/>(define-fun sym2365 () String <text:s text:c="4"/>"g") <text:s text:c="2"/>(define-fun sym2811 () String <text:s text:c="4"/>"k") <text:s text:c="2"/>(define-fun sym1946 () String <text:s text:c="4"/>"P") <text:s text:c="2"/>(define-fun sym3228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p") <text:s text:c="2"/>(define-fun sym3327 () String <text:s text:c="4"/>"N") <text:s text:c="2"/>(define-fun sym2170 () String <text:s text:c="4"/>"k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a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A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8.smt2</text:p>
          </table:table-cell>
          <table:table-cell table:style-name="ce21" office:value-type="float" office:value="1200.05" calcext:value-type="float">
            <text:p>1200.05</text:p>
          </table:table-cell>
          <table:table-cell table:style-name="ce23" office:value-type="float" office:value="1.58" calcext:value-type="float">
            <text:p>1.58</text:p>
          </table:table-cell>
          <table:table-cell table:style-name="ce23" office:value-type="float" office:value="3.11" calcext:value-type="float">
            <text:p>3.11</text:p>
          </table:table-cell>
          <table:table-cell table:style-name="ce23" office:value-type="float" office:value="3.933" calcext:value-type="float">
            <text:p>3.933</text:p>
          </table:table-cell>
          <table:table-cell/>
          <table:table-cell office:value-type="string" calcext:value-type="string">
            <text:p>{ <text:s text:c="2"/>"SAT" : true, <text:s text:c="2"/>"inputs" : [ { <text:s text:c="4"/>"ID" : 2336, <text:s text:c="4"/>"SPFsym" : "", <text:s text:c="4"/>"input" : "P" <text:s text:c="2"/>}, { <text:s text:c="4"/>"ID" : 161, <text:s text:c="4"/>"SPFsym" : "", <text:s text:c="4"/>"input" : "" <text:s text:c="2"/>}, { <text:s text:c="4"/>"ID" : 3396, <text:s text:c="4"/>"SPFsym" : "", <text:s text:c="4"/>"input" : "P" <text:s text:c="2"/>}, { <text:s text:c="4"/>"ID" : 1254, <text:s text:c="4"/>"SPFsym" : "", <text:s text:c="4"/>"input" : "H" <text:s text:c="2"/>}, { <text:s text:c="4"/>"ID" : 551, <text:s text:c="4"/>"SPFsym" : "", <text:s text:c="4"/>"input" : "P" <text:s text:c="2"/>}, { <text:s text:c="4"/>"ID" : 2120, <text:s text:c="4"/>"SPFsym" : "", <text:s text:c="4"/>"input" : "H" <text:s text:c="2"/>}, { <text:s text:c="4"/>"ID" : 2760, <text:s text:c="4"/>"SPFsym" : "", <text:s text:c="4"/>"input" : "P" <text:s text:c="2"/>}, { <text:s text:c="4"/>"ID" : 1036, <text:s text:c="4"/>"SPFsym" : "", <text:s text:c="4"/>"input" : "P" <text:s text:c="2"/>}, { <text:s text:c="4"/>"ID" : 1902, <text:s text:c="4"/>"SPFsym" : "", <text:s text:c="4"/>"input" : "P" <text:s text:c="2"/>}, { <text:s text:c="4"/>"ID" : 3184, <text:s text:c="4"/>"SPFsym" : "", <text:s text:c="4"/>"input" : "P" <text:s text:c="2"/>}, { <text:s text:c="4"/>"ID" : 209, <text:s text:c="4"/>"SPFsym" : "", <text:s text:c="4"/>"input" : "Y" <text:s text:c="2"/>}, { <text:s text:c="4"/>"ID" : 817, <text:s text:c="4"/>"SPFsym" : "", <text:s text:c="4"/>"input" : "H" <text:s text:c="2"/>}, { <text:s text:c="4"/>"ID" : 2548, <text:s text:c="4"/>"SPFsym" : "", <text:s text:c="4"/>"input" : "P" <text:s text:c="2"/>}, { <text:s text:c="4"/>"ID" : 1687, <text:s text:c="4"/>"SPFsym" : "", <text:s text:c="4"/>"input" : "H" <text:s text:c="2"/>}, { <text:s text:c="4"/>"ID" : 2972, <text:s text:c="4"/>"SPFsym" : "", <text:s text:c="4"/>"input" : "P" <text:s text:c="2"/>}, { <text:s text:c="4"/>"ID" : 1469, <text:s text:c="4"/>"SPFsym" : "", <text:s text:c="4"/>"input" : "P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50 () String <text:s text:c="4"/>"p") <text:s text:c="2"/>(define-fun sym1476 () String <text:s text:c="4"/>"K") <text:s text:c="2"/>(define-fun sym4447 () String <text:s text:c="4"/>"P") <text:s text:c="2"/>(define-fun sym2335 () String <text:s text:c="4"/>"h") <text:s text:c="2"/>(define-fun sym4866 () String <text:s text:c="4"/>"p") <text:s text:c="2"/>(define-fun sym4965 () String <text:s text:c="4"/>"F") <text:s text:c="2"/>(define-fun sym813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904 () String <text:s text:c="4"/>"P") <text:s text:c="2"/>(define-fun sym2768 () String <text:s text:c="4"/>"K") <text:s text:c="2"/>(define-fun sym4028 () String <text:s text:c="4"/>"p") <text:s text:c="2"/>(define-fun sym4240 () String <text:s text:c="4"/>"K") <text:s text:c="2"/>(define-fun sym3197 () String <text:s text:c="4"/>"p") <text:s text:c="2"/>(define-fun sym1035 () String <text:s text:c="4"/>"h") <text:s text:c="2"/>(define-fun sym1258 () String <text:s text:c="4"/>"P") <text:s text:c="2"/>(define-fun sym161 () String <text:s text:c="4"/>"m") <text:s text:c="2"/>(define-fun sym3402 () String <text:s text:c="4"/>"K") <text:s text:c="2"/>(define-fun sym2981 () String <text:s text:c="4"/>"H") <text:s text:c="2"/>(define-fun sym1689 () String <text:s text:c="4"/>"h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h") <text:s text:c="2"/>(define-fun L50 () String "p") <text:s text:c="2"/>(define-fun L1 () String "a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A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A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19.smt2</text:p>
          </table:table-cell>
          <table:table-cell table:style-name="ce21" office:value-type="float" office:value="1200.086" calcext:value-type="float">
            <text:p>1200.086</text:p>
          </table:table-cell>
          <table:table-cell table:style-name="ce23" office:value-type="float" office:value="1.214" calcext:value-type="float">
            <text:p>1.214</text:p>
          </table:table-cell>
          <table:table-cell table:style-name="ce23" office:value-type="float" office:value="2.995" calcext:value-type="float">
            <text:p>2.995</text:p>
          </table:table-cell>
          <table:table-cell table:style-name="ce23" office:value-type="float" office:value="2.823" calcext:value-type="float">
            <text:p>2.82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9 () String <text:s text:c="4"/>"P") <text:s text:c="2"/>(define-fun sym340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119 () String <text:s text:c="4"/>"K") <text:s text:c="2"/>(define-fun sym1470 () String <text:s text:c="4"/>"P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l") <text:s text:c="2"/>(define-fun sym1257 () String <text:s text:c="4"/>"K") <text:s text:c="2"/>(define-fun sym3187 () String <text:s text:c="4"/>"P") <text:s text:c="2"/>(define-fun sym817 () String <text:s text:c="4"/>"k") <text:s text:c="2"/>(define-fun sym1688 () String <text:s text:c="4"/>"K") <text:s text:c="2"/>(define-fun sym2756 () String <text:s text:c="4"/>"P") <text:s text:c="2"/>(define-fun sym1901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a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A") <text:s text:c="2"/>(define-fun sym3618 () String "P") <text:s text:c="2"/>(define-fun sym1901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0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534" calcext:value-type="float">
            <text:p>1.534</text:p>
          </table:table-cell>
          <table:table-cell table:style-name="ce23" office:value-type="float" office:value="3.025" calcext:value-type="float">
            <text:p>3.025</text:p>
          </table:table-cell>
          <table:table-cell table:style-name="ce23" office:value-type="float" office:value="4.471" calcext:value-type="float">
            <text:p>4.47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4352 () String <text:s text:c="4"/>"J") <text:s text:c="2"/>(define-fun sym3202 () String <text:s text:c="4"/>"P") <text:s text:c="2"/>(define-fun sym2128 () String <text:s text:c="4"/>"g") <text:s text:c="2"/>(define-fun sym2337 () String <text:s text:c="4"/>"h") <text:s text:c="2"/>(define-fun sym1479 () String <text:s text:c="4"/>"G") <text:s text:c="2"/>(define-fun sym2770 () String <text:s text:c="4"/>"g") <text:s text:c="2"/>(define-fun sym161 () String <text:s text:c="4"/>"J") <text:s text:c="2"/>(define-fun sym2552 () String <text:s text:c="4"/>"P") <text:s text:c="2"/>(define-fun sym3836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a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A") <text:s text:c="2"/>(define-fun sym1261 () String "P") <text:s text:c="2"/>(define-fun sym4253 () String "P") <text:s text:c="2"/>(define-fun sym1040 () String "H") <text:s text:c="2"/>(define-fun sym4352 () String "A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1.smt2</text:p>
          </table:table-cell>
          <table:table-cell table:style-name="ce21" office:value-type="float" office:value="1200.058" calcext:value-type="float">
            <text:p>1200.058</text:p>
          </table:table-cell>
          <table:table-cell table:style-name="ce23" office:value-type="float" office:value="1.169" calcext:value-type="float">
            <text:p>1.169</text:p>
          </table:table-cell>
          <table:table-cell table:style-name="ce23" office:value-type="float" office:value="2.801" calcext:value-type="float">
            <text:p>2.801</text:p>
          </table:table-cell>
          <table:table-cell table:style-name="ce23" office:value-type="float" office:value="2.147" calcext:value-type="float">
            <text:p>2.147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90 () String <text:s text:c="4"/>"G") <text:s text:c="2"/>(define-fun sym1038 () String <text:s text:c="4"/>"P") <text:s text:c="2"/>(define-fun sym551 () String <text:s text:c="4"/>"p") <text:s text:c="2"/>(define-fun sym2117 () String <text:s text:c="4"/>"G") <text:s text:c="2"/>(define-fun sym1899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51 () String <text:s text:c="4"/>"G") <text:s text:c="2"/>(define-fun sym800 () String <text:s text:c="4"/>"G") <text:s text:c="2"/>(define-fun sym2648 () String <text:s text:c="4"/>"m") <text:s text:c="2"/>(define-fun sym1256 () String <text:s text:c="4"/>"G") <text:s text:c="2"/>(define-fun sym2333 () String <text:s text:c="4"/>"P") <text:s text:c="2"/>(define-fun sym1472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a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A") <text:s text:c="2"/>(define-fun sym1899 () String "P") <text:s text:c="2"/>(define-fun sym209 () String "Y") <text:s text:c="2"/>(define-fun sym800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2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9" calcext:value-type="float">
            <text:p>1.39</text:p>
          </table:table-cell>
          <table:table-cell table:style-name="ce23" office:value-type="float" office:value="3.043" calcext:value-type="float">
            <text:p>3.043</text:p>
          </table:table-cell>
          <table:table-cell table:style-name="ce23" office:value-type="float" office:value="3.868" calcext:value-type="float">
            <text:p>3.86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336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36 () String <text:s text:c="4"/>"p") <text:s text:c="2"/>(define-fun sym551 () String <text:s text:c="4"/>"P") <text:s text:c="2"/>(define-fun sym3396 () String <text:s text:c="4"/>"P") <text:s text:c="2"/>(define-fun sym209 () String <text:s text:c="4"/>"Y") <text:s text:c="2"/>(define-fun sym1469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U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a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A") <text:s text:c="2"/>(define-fun sym3608 () String "P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3.smt2</text:p>
          </table:table-cell>
          <table:table-cell table:style-name="ce21" office:value-type="float" office:value="1200.044" calcext:value-type="float">
            <text:p>1200.044</text:p>
          </table:table-cell>
          <table:table-cell table:style-name="ce23" office:value-type="float" office:value="1.217" calcext:value-type="float">
            <text:p>1.217</text:p>
          </table:table-cell>
          <table:table-cell table:style-name="ce23" office:value-type="float" office:value="2.86" calcext:value-type="float">
            <text:p>2.86</text:p>
          </table:table-cell>
          <table:table-cell table:style-name="ce23" office:value-type="float" office:value="2.373" calcext:value-type="float">
            <text:p>2.373</text:p>
          </table:table-cell>
          <table:table-cell/>
          <table:table-cell office:value-type="string" calcext:value-type="string">
            <text:p>{ <text:s text:c="2"/>"SAT" : true, <text:s text:c="2"/>"inputs" : [ { <text:s text:c="4"/>"ID" : 161, <text:s text:c="4"/>"SPFsym" : "", <text:s text:c="4"/>"input" : "" <text:s text:c="2"/>}, { <text:s text:c="4"/>"ID" : 209, <text:s text:c="4"/>"SPFsym" : "", <text:s text:c="4"/>"input" : "Y" <text:s text:c="2"/>}, { <text:s text:c="4"/>"ID" : 1252, <text:s text:c="4"/>"SPFsym" : "", <text:s text:c="4"/>"input" : "G" <text:s text:c="2"/>}, { <text:s text:c="4"/>"ID" : 1461, <text:s text:c="4"/>"SPFsym" : "", <text:s text:c="4"/>"input" : "G" <text:s text:c="2"/>}, { <text:s text:c="4"/>"ID" : 551, <text:s text:c="4"/>"SPFsym" : "", <text:s text:c="4"/>"input" : "K" <text:s text:c="2"/>}, { <text:s text:c="4"/>"ID" : 811, <text:s text:c="4"/>"SPFsym" : "", <text:s text:c="4"/>"input" : "G" <text:s text:c="2"/>}, { <text:s text:c="4"/>"ID" : 1036, <text:s text:c="4"/>"SPFsym" : "", <text:s text:c="4"/>"input" : "G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561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253 () String <text:s text:c="4"/>"P") <text:s text:c="2"/>(define-fun sym2125 () String <text:s text:c="4"/>"P") <text:s text:c="2"/>(define-fun sym2660 () String <text:s text:c="4"/>"F") <text:s text:c="2"/>(define-fun sym2343 () String <text:s text:c="4"/>"p") <text:s text:c="2"/>(define-fun sym1907 () String <text:s text:c="4"/>"p") <text:s text:c="2"/>(define-fun sym551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p") <text:s text:c="2"/>(define-fun L0 () String "a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A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4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407" calcext:value-type="float">
            <text:p>1.407</text:p>
          </table:table-cell>
          <table:table-cell table:style-name="ce23" office:value-type="float" office:value="3.538" calcext:value-type="float">
            <text:p>3.538</text:p>
          </table:table-cell>
          <table:table-cell table:style-name="ce23" office:value-type="float" office:value="10.422" calcext:value-type="float">
            <text:p>10.422</text:p>
          </table:table-cell>
          <table:table-cell/>
          <table:table-cell office:value-type="string" calcext:value-type="string">
            <text:p>{ <text:s text:c="2"/>"SAT" : true, <text:s text:c="2"/>"inputs" : [ { <text:s text:c="4"/>"ID" : 4226, <text:s text:c="4"/>"SPFsym" : "", <text:s text:c="4"/>"input" : "H" <text:s text:c="2"/>}, { <text:s text:c="4"/>"ID" : 6530, <text:s text:c="4"/>"SPFsym" : "", <text:s text:c="4"/>"input" : "K" <text:s text:c="2"/>}, { <text:s text:c="4"/>"ID" : 2756, <text:s text:c="4"/>"SPFsym" : "", <text:s text:c="4"/>"input" : "G" <text:s text:c="2"/>}, { <text:s text:c="4"/>"ID" : 5700, <text:s text:c="4"/>"SPFsym" : "", <text:s text:c="4"/>"input" : "H" <text:s text:c="2"/>}, { <text:s text:c="4"/>"ID" : 1036, <text:s text:c="4"/>"SPFsym" : "", <text:s text:c="4"/>"input" : "G" <text:s text:c="2"/>}, { <text:s text:c="4"/>"ID" : 3596, <text:s text:c="4"/>"SPFsym" : "", <text:s text:c="4"/>"input" : "G" <text:s text:c="2"/>}, { <text:s text:c="4"/>"ID" : 1677, <text:s text:c="4"/>"SPFsym" : "", <text:s text:c="4"/>"input" : "G" <text:s text:c="2"/>}, { <text:s text:c="4"/>"ID" : 209, <text:s text:c="4"/>"SPFsym" : "", <text:s text:c="4"/>"input" : "Y" <text:s text:c="2"/>}, { <text:s text:c="4"/>"ID" : 6737, <text:s text:c="4"/>"SPFsym" : "", <text:s text:c="4"/>"input" : "K" <text:s text:c="2"/>}, { <text:s text:c="4"/>"ID" : 2962, <text:s text:c="4"/>"SPFsym" : "", <text:s text:c="4"/>"input" : "G" <text:s text:c="2"/>}, { <text:s text:c="4"/>"ID" : 5075, <text:s text:c="4"/>"SPFsym" : "", <text:s text:c="4"/>"input" : "G" <text:s text:c="2"/>}, { <text:s text:c="4"/>"ID" : 5909, <text:s text:c="4"/>"SPFsym" : "", <text:s text:c="4"/>"input" : "K" <text:s text:c="2"/>}, { <text:s text:c="4"/>"ID" : 3798, <text:s text:c="4"/>"SPFsym" : "", <text:s text:c="4"/>"input" : "G" <text:s text:c="2"/>}, { <text:s text:c="4"/>"ID" : 4441, <text:s text:c="4"/>"SPFsym" : "", <text:s text:c="4"/>"input" : "G" <text:s text:c="2"/>}, { <text:s text:c="4"/>"ID" : 2331, <text:s text:c="4"/>"SPFsym" : "", <text:s text:c="4"/>"input" : "K" <text:s text:c="2"/>}, { <text:s text:c="4"/>"ID" : 3164, <text:s text:c="4"/>"SPFsym" : "", <text:s text:c="4"/>"input" : "G" <text:s text:c="2"/>}, { <text:s text:c="4"/>"ID" : 6944, <text:s text:c="4"/>"SPFsym" : "", <text:s text:c="4"/>"input" : "K" <text:s text:c="2"/>}, { <text:s text:c="4"/>"ID" : 161, <text:s text:c="4"/>"SPFsym" : "", <text:s text:c="4"/>"input" : "" <text:s text:c="2"/>}, { <text:s text:c="4"/>"ID" : 1252, <text:s text:c="4"/>"SPFsym" : "", <text:s text:c="4"/>"input" : "G" <text:s text:c="2"/>}, { <text:s text:c="4"/>"ID" : 6116, <text:s text:c="4"/>"SPFsym" : "", <text:s text:c="4"/>"input" : "K" <text:s text:c="2"/>}, { <text:s text:c="4"/>"ID" : 1893, <text:s text:c="4"/>"SPFsym" : "", <text:s text:c="4"/>"input" : "G" <text:s text:c="2"/>}, { <text:s text:c="4"/>"ID" : 551, <text:s text:c="4"/>"SPFsym" : "", <text:s text:c="4"/>"input" : "K" <text:s text:c="2"/>}, { <text:s text:c="4"/>"ID" : 811, <text:s text:c="4"/>"SPFsym" : "", <text:s text:c="4"/>"input" : "G" <text:s text:c="2"/>}, { <text:s text:c="4"/>"ID" : 5291, <text:s text:c="4"/>"SPFsym" : "", <text:s text:c="4"/>"input" : "G" <text:s text:c="2"/>}, { <text:s text:c="4"/>"ID" : 4014, <text:s text:c="4"/>"SPFsym" : "", <text:s text:c="4"/>"input" : "L" <text:s text:c="2"/>}, { <text:s text:c="4"/>"ID" : 2544, <text:s text:c="4"/>"SPFsym" : "", <text:s text:c="4"/>"input" : "L" <text:s text:c="2"/>}, { <text:s text:c="4"/>"ID" : 7024, <text:s text:c="4"/>"SPFsym" : "", <text:s text:c="4"/>"input" : "A" <text:s text:c="2"/>}, { <text:s text:c="4"/>"ID" : 4657, <text:s text:c="4"/>"SPFsym" : "", <text:s text:c="4"/>"input" : "G" <text:s text:c="2"/>}, { <text:s text:c="4"/>"ID" : 6323, <text:s text:c="4"/>"SPFsym" : "", <text:s text:c="4"/>"input" : "K" <text:s text:c="2"/>}, { <text:s text:c="4"/>"ID" : 3380, <text:s text:c="4"/>"SPFsym" : "", <text:s text:c="4"/>"input" : "G" <text:s text:c="2"/>}, { <text:s text:c="4"/>"ID" : 1461, <text:s text:c="4"/>"SPFsym" : "", <text:s text:c="4"/>"input" : "G" <text:s text:c="2"/>}, { <text:s text:c="4"/>"ID" : 5493, <text:s text:c="4"/>"SPFsym" : "", <text:s text:c="4"/>"input" : "G" <text:s text:c="2"/>}, { <text:s text:c="4"/>"ID" : 4859, <text:s text:c="4"/>"SPFsym" : "", <text:s text:c="4"/>"input" : "G" <text:s text:c="2"/>}, { <text:s text:c="4"/>"ID" : 2110, <text:s text:c="4"/>"SPFsym" : "", <text:s text:c="4"/>"input" : "H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110 () String <text:s text:c="4"/>"H") <text:s text:c="2"/>(define-fun sym4014 () String <text:s text:c="4"/>"L") <text:s text:c="2"/>(define-fun sym5909 () String <text:s text:c="4"/>"K") <text:s text:c="2"/>(define-fun sym103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798 () String <text:s text:c="4"/>"G") <text:s text:c="2"/>(define-fun sym3164 () String <text:s text:c="4"/>"G") <text:s text:c="2"/>(define-fun sym4441 () String <text:s text:c="4"/>"G") <text:s text:c="2"/>(define-fun sym529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1893 () String <text:s text:c="4"/>"G") <text:s text:c="2"/>(define-fun sym3380 () String <text:s text:c="4"/>"G") <text:s text:c="2"/>(define-fun sym7024 () String <text:s text:c="4"/>"X") <text:s text:c="2"/>(define-fun sym5075 () String <text:s text:c="4"/>"G") <text:s text:c="2"/>(define-fun sym6323 () String <text:s text:c="4"/>"K") <text:s text:c="2"/>(define-fun sym1677 () String <text:s text:c="4"/>"G") <text:s text:c="2"/>(define-fun sym551 () String <text:s text:c="4"/>"k") <text:s text:c="2"/>(define-fun sym6530 () String <text:s text:c="4"/>"K") <text:s text:c="2"/>(define-fun sym2331 () String <text:s text:c="4"/>"K") <text:s text:c="2"/>(define-fun sym2962 () String <text:s text:c="4"/>"G") <text:s text:c="2"/>(define-fun sym4859 () String <text:s text:c="4"/>"G") <text:s text:c="2"/>(define-fun sym209 () String <text:s text:c="4"/>"y") <text:s text:c="2"/>(define-fun sym1252 () String <text:s text:c="4"/>"G") <text:s text:c="2"/>(define-fun sym1461 () String <text:s text:c="4"/>"G") <text:s text:c="2"/>(define-fun sym6737 () String <text:s text:c="4"/>"K") <text:s text:c="2"/>(define-fun sym2756 () String <text:s text:c="4"/>"G") <text:s text:c="2"/>(define-fun sym5493 () String <text:s text:c="4"/>"G") <text:s text:c="2"/>(define-fun sym4226 () String <text:s text:c="4"/>"h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a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A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5.smt2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3" office:value-type="float" office:value="1.39" calcext:value-type="float">
            <text:p>1.39</text:p>
          </table:table-cell>
          <table:table-cell table:style-name="ce23" office:value-type="float" office:value="3.19" calcext:value-type="float">
            <text:p>3.19</text:p>
          </table:table-cell>
          <table:table-cell table:style-name="ce23" office:value-type="float" office:value="6.663" calcext:value-type="float">
            <text:p>6.663</text:p>
          </table:table-cell>
          <table:table-cell/>
          <table:table-cell office:value-type="string" calcext:value-type="string">
            <text:p>{ <text:s text:c="2"/>"SAT" : true, <text:s text:c="2"/>"inputs" : [ { <text:s text:c="4"/>"ID" : 161, <text:s text:c="4"/>"SPFsym" : "", <text:s text:c="4"/>"input" : "" <text:s text:c="2"/>}, { <text:s text:c="4"/>"ID" : 209, <text:s text:c="4"/>"SPFsym" : "", <text:s text:c="4"/>"input" : "Y" <text:s text:c="2"/>} ] } <text:s text:c="3"/>"ID" : 551, <text:s text:c="4"/>"SPFsym" : "", <text:s text:c="4"/>"input" : "G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79 () String <text:s text:c="4"/>"H") <text:s text:c="2"/>(define-fun sym3583 () String <text:s text:c="4"/>"G") <text:s text:c="2"/>(define-fun sym4000 () String <text:s text:c="4"/>"L") <text:s text:c="2"/>(define-fun sym3793 () String <text:s text:c="4"/>"g") <text:s text:c="2"/>(define-fun sym2751 () String <text:s text:c="4"/>"G") <text:s text:c="2"/>(define-fun sym4206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1257 () String <text:s text:c="4"/>"k") <text:s text:c="2"/>(define-fun sym209 () String <text:s text:c="4"/>"Y") <text:s text:c="2"/>(define-fun sym2953 () String <text:s text:c="4"/>"h") <text:s text:c="2"/>(define-fun sym2538 () String <text:s text:c="4"/>"K") <text:s text:c="2"/>(define-fun sym2323 () String <text:s text:c="4"/>"h") <text:s text:c="2"/>(define-fun sym3169 () String <text:s text:c="4"/>"K") <text:s text:c="2"/>(define-fun sym1894 () String <text:s text:c="4"/>"K") <text:s text:c="2"/>(define-fun sym2107 () String <text:s text:c="4"/>"G") <text:s text:c="2"/>(define-fun sym811 () String <text:s text:c="4"/>"g") <text:s text:c="2"/>(define-fun sym4413 () String <text:s text:c="4"/>"G") <text:s text:c="2"/>(define-fun sym4717 () String <text:s text:c="4"/>"D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h") <text:s text:c="2"/>(define-fun L71 () String "a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A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6.smt2</text:p>
          </table:table-cell>
          <table:table-cell table:style-name="ce21" office:value-type="float" office:value="1200.046" calcext:value-type="float">
            <text:p>1200.046</text:p>
          </table:table-cell>
          <table:table-cell table:style-name="ce23" office:value-type="float" office:value="1.071" calcext:value-type="float">
            <text:p>1.071</text:p>
          </table:table-cell>
          <table:table-cell table:style-name="ce23" office:value-type="float" office:value="2.841" calcext:value-type="float">
            <text:p>2.841</text:p>
          </table:table-cell>
          <table:table-cell table:style-name="ce23" office:value-type="float" office:value="1.226" calcext:value-type="float">
            <text:p>1.226</text:p>
          </table:table-cell>
          <table:table-cell/>
          <table:table-cell office:value-type="string" calcext:value-type="string">
            <text:p>{ <text:s text:c="2"/>"SAT" : true, <text:s text:c="2"/>"inputs" : [ { <text:s text:c="4"/>"ID" : 161, <text:s text:c="4"/>"SPFsym" : "", <text:s text:c="4"/>"input" : "" <text:s text:c="2"/>}, { <text:s text:c="4"/>"ID" : 209, <text:s text:c="4"/>"SPFsym" : "", <text:s text:c="4"/>"input" : "Y" <text:s text:c="2"/>} ] } <text:s text:c="4"/>"ID" : 3169, <text:s text:c="4"/>"SPFsym" : "", <text:s text:c="4"/>"input" : "K" <text:s text:c="2"/>}, { <text:s text:c="4"/>"ID" : 1894, <text:s text:c="4"/>"SPFsym" : "", <text:s text:c="4"/>"input" : "K" <text:s text:c="2"/>}, { <text:s text:c="4"/>"ID" : 551, <text:s text:c="4"/>"SPFsym" : "", <text:s text:c="4"/>"input" : "K" <text:s text:c="2"/>}, { <text:s text:c="4"/>"ID" : 1257, <text:s text:c="4"/>"SPFsym" : "", <text:s text:c="4"/>"input" : "K" <text:s text:c="2"/>}, { <text:s text:c="4"/>"ID" : 2953, <text:s text:c="4"/>"SPFsym" : "", <text:s text:c="4"/>"input" : "H" <text:s text:c="2"/>}, { <text:s text:c="4"/>"ID" : 2538, <text:s text:c="4"/>"SPFsym" : "", <text:s text:c="4"/>"input" : "K" <text:s text:c="2"/>}, { <text:s text:c="4"/>"ID" : 811, <text:s text:c="4"/>"SPFsym" : "", <text:s text:c="4"/>"input" : "G" <text:s text:c="2"/>}, { <text:s text:c="4"/>"ID" : 1036, <text:s text:c="4"/>"SPFsym" : "", <text:s text:c="4"/>"input" : "H" <text:s text:c="2"/>}, { <text:s text:c="4"/>"ID" : 1679, <text:s text:c="4"/>"SPFsym" : "", <text:s text:c="4"/>"input" : "H" <text:s text:c="2"/>}, { <text:s text:c="4"/>"ID" : 3376, <text:s text:c="4"/>"SPFsym" : "", <text:s text:c="4"/>"input" : "K" <text:s text:c="2"/>}, { <text:s text:c="4"/>"ID" : 209, <text:s text:c="4"/>"SPFsym" : "", <text:s text:c="4"/>"input" : "Y" <text:s text:c="2"/>}, { <text:s text:c="4"/>"ID" : 3793, <text:s text:c="4"/>"SPFsym" : "", <text:s text:c="4"/>"input" : "G" <text:s text:c="2"/>}, { <text:s text:c="4"/>"ID" : 2323, <text:s text:c="4"/>"SPFsym" : "", <text:s text:c="4"/>"input" : "H" <text:s text:c="2"/>}, { <text:s text:c="4"/>"ID" : 2107, <text:s text:c="4"/>"SPFsym" : "", <text:s text:c="4"/>"input" : "G" <text:s text:c="2"/>}, { <text:s text:c="4"/>"ID" : 1470, <text:s text:c="4"/>"SPFsym" : "", <text:s text:c="4"/>"input" : "G" <text:s text:c="2"/>}, { <text:s text:c="4"/>"ID" : 2751, <text:s text:c="4"/>"SPFsym" : "", <text:s text:c="4"/>"input" : "G" <text:s text:c="2"/>}, { <text:s text:c="4"/>"ID" : 3583, <text:s text:c="4"/>"SPFsym" : "", <text:s text:c="4"/>"input" : "G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U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a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A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7.smt2</text:p>
          </table:table-cell>
          <table:table-cell table:style-name="ce21" office:value-type="float" office:value="1200.064" calcext:value-type="float">
            <text:p>1200.064</text:p>
          </table:table-cell>
          <table:table-cell table:style-name="ce23" office:value-type="float" office:value="1.306" calcext:value-type="float">
            <text:p>1.306</text:p>
          </table:table-cell>
          <table:table-cell table:style-name="ce23" office:value-type="float" office:value="3.187" calcext:value-type="float">
            <text:p>3.187</text:p>
          </table:table-cell>
          <table:table-cell table:style-name="ce23" office:value-type="float" office:value="4.456" calcext:value-type="float">
            <text:p>4.456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162 () String <text:s text:c="4"/>"K") <text:s text:c="2"/>(define-fun sym1683 () String <text:s text:c="4"/>"H") <text:s text:c="2"/>(define-fun sym2532 () String <text:s text:c="4"/>"H") <text:s text:c="2"/>(define-fun sym421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K") <text:s text:c="2"/>(define-fun sym4420 () String <text:s text:c="4"/>"K") <text:s text:c="2"/>(define-fun sym1036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3576 () String <text:s text:c="4"/>"K") <text:s text:c="2"/>(define-fun sym4020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4738 () String <text:s text:c="4"/>"P") <text:s text:c="2"/>(define-fun sym189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a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A") <text:s text:c="2"/>(define-fun sym2748 () String "K") <text:s text:c="2"/>(define-fun sym2319 () String "K") <text:s text:c="2"/>(define-fun sym3817 () String "R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8.smt2</text:p>
          </table:table-cell>
          <table:table-cell table:style-name="ce21" office:value-type="float" office:value="1200.063" calcext:value-type="float">
            <text:p>1200.063</text:p>
          </table:table-cell>
          <table:table-cell table:style-name="ce23" office:value-type="float" office:value="1.192" calcext:value-type="float">
            <text:p>1.192</text:p>
          </table:table-cell>
          <table:table-cell table:style-name="ce23" office:value-type="float" office:value="2.797" calcext:value-type="float">
            <text:p>2.797</text:p>
          </table:table-cell>
          <table:table-cell table:style-name="ce23" office:value-type="float" office:value="1.945" calcext:value-type="float">
            <text:p>1.945</text:p>
          </table:table-cell>
          <table:table-cell/>
          <table:table-cell office:value-type="string" calcext:value-type="string">
            <text:p>{ <text:s text:c="2"/>"SAT" : true, <text:s text:c="2"/>"inputs" : [ { <text:s text:c="4"/>"ID" : 161, <text:s text:c="4"/>"SPFsym" : "", <text:s text:c="4"/>"input" : "" <text:s text:c="2"/>}, { <text:s text:c="4"/>"ID" : 1894, <text:s text:c="4"/>"SPFsym" : "", <text:s text:c="4"/>"input" : "G" <text:s text:c="2"/>}, { <text:s text:c="4"/>"ID" : 551, <text:s text:c="4"/>"SPFsym" : "", <text:s text:c="4"/>"input" : "G" <text:s text:c="2"/>}, { <text:s text:c="4"/>"ID" : 2535, <text:s text:c="4"/>"SPFsym" : "", <text:s text:c="4"/>"input" : "G" <text:s text:c="2"/>}, { <text:s text:c="4"/>"ID" : 1032, <text:s text:c="4"/>"SPFsym" : "", <text:s text:c="4"/>"input" : "G" <text:s text:c="2"/>}, { <text:s text:c="4"/>"ID" : 1673, <text:s text:c="4"/>"SPFsym" : "", <text:s text:c="4"/>"input" : "H" <text:s text:c="2"/>}, { <text:s text:c="4"/>"ID" : 2953, <text:s text:c="4"/>"SPFsym" : "", <text:s text:c="4"/>"input" : "G" <text:s text:c="2"/>}, { <text:s text:c="4"/>"ID" : 2319, <text:s text:c="4"/>"SPFsym" : "", <text:s text:c="4"/>"input" : "G" <text:s text:c="2"/>}, { <text:s text:c="4"/>"ID" : 816, <text:s text:c="4"/>"SPFsym" : "", <text:s text:c="4"/>"input" : "G" <text:s text:c="2"/>}, { <text:s text:c="4"/>"ID" : 209, <text:s text:c="4"/>"SPFsym" : "", <text:s text:c="4"/>"input" : "Y" <text:s text:c="2"/>}, { <text:s text:c="4"/>"ID" : 1457, <text:s text:c="4"/>"SPFsym" : "", <text:s text:c="4"/>"input" : "G" <text:s text:c="2"/>}, { <text:s text:c="183"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63 () String <text:s text:c="4"/>"k") <text:s text:c="2"/>(define-fun sym1869 () String <text:s text:c="4"/>"k") <text:s text:c="2"/>(define-fun sym1450 () String <text:s text:c="4"/>"K") <text:s text:c="2"/>(define-fun sym229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24 () String <text:s text:c="4"/>"k") <text:s text:c="2"/>(define-fun sym2619 () String <text:s text:c="4"/>"X") <text:s text:c="2"/>(define-fun sym1237 () String <text:s text:c="4"/>"K") <text:s text:c="2"/>(define-fun sym2082 () String <text:s text:c="4"/>"k") <text:s text:c="2"/>(define-fun sym2508 () String <text:s text:c="4"/>"k") <text:s text:c="2"/>(define-fun sym811 () String <text:s text:c="4"/>"k") <text:s text:c="2"/>(define-fun sym551 () String <text:s text:c="4"/>"k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a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A") <text:s text:c="2"/>(define-fun sym2508 () String "K") <text:s text:c="2"/>(define-fun sym209 () String "Y") <text:s text:c="2"/>(define-fun sym811 () String "K") <text:s text:c="2"/>(define-fun sym2082 () String "K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29.smt2</text:p>
          </table:table-cell>
          <table:table-cell table:style-name="ce21" office:value-type="float" office:value="1200.057" calcext:value-type="float">
            <text:p>1200.057</text:p>
          </table:table-cell>
          <table:table-cell table:style-name="ce23" office:value-type="float" office:value="1.465" calcext:value-type="float">
            <text:p>1.465</text:p>
          </table:table-cell>
          <table:table-cell table:style-name="ce23" office:value-type="float" office:value="3.098" calcext:value-type="float">
            <text:p>3.098</text:p>
          </table:table-cell>
          <table:table-cell table:style-name="ce23" office:value-type="float" office:value="5.002" calcext:value-type="float">
            <text:p>5.002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4015 () String <text:s text:c="4"/>"G") <text:s text:c="2"/>(define-fun sym2535 () String <text:s text:c="4"/>"G") <text:s text:c="2"/>(define-fun sym816 () String <text:s text:c="4"/>"G") <text:s text:c="2"/>(define-fun sym551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4231 () String <text:s text:c="4"/>"G") <text:s text:c="2"/>(define-fun sym209 () String <text:s text:c="4"/>"Y") <text:s text:c="2"/>(define-fun sym4328 () String <text:s text:c="4"/>"a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1032 () String <text:s text:c="4"/>"g") <text:s text:c="2"/>(define-fun sym3587 () String <text:s text:c="4"/>"L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a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A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beasties30.smt2</text:p>
          </table:table-cell>
          <table:table-cell table:style-name="ce21" office:value-type="float" office:value="1200.062" calcext:value-type="float">
            <text:p>1200.062</text:p>
          </table:table-cell>
          <table:table-cell table:style-name="ce23" office:value-type="float" office:value="1.264" calcext:value-type="float">
            <text:p>1.264</text:p>
          </table:table-cell>
          <table:table-cell table:style-name="ce23" office:value-type="float" office:value="2.998" calcext:value-type="float">
            <text:p>2.998</text:p>
          </table:table-cell>
          <table:table-cell table:style-name="ce23" office:value-type="float" office:value="3.697" calcext:value-type="float">
            <text:p>3.697</text:p>
          </table:table-cell>
          <table:table-cell/>
          <table:table-cell office:value-type="string" calcext:value-type="string">
            <text:p><text:s text:c="1392"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35 () String <text:s text:c="4"/>"g") <text:s text:c="2"/>(define-fun sym2312 () String <text:s text:c="4"/>"G") <text:s text:c="2"/>(define-fun sym799 () String <text:s text:c="4"/>"g") <text:s text:c="2"/>(define-fun sym2744 () String <text:s text:c="4"/>"G") <text:s text:c="2"/>(define-fun sym2110 () String <text:s text:c="4"/>"g") <text:s text:c="2"/>(define-fun sym2946 () String <text:s text:c="4"/>"g") <text:s text:c="2"/>(define-fun sym2528 () String <text:s text:c="4"/>"G") <text:s text:c="2"/>(define-fun sym1667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E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a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A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4.smt2</text:p>
          </table:table-cell>
          <table:table-cell table:style-name="ce21" office:value-type="float" office:value="1200.046" calcext:value-type="float">
            <text:p>1200.046</text:p>
          </table:table-cell>
          <table:table-cell table:style-name="ce23" office:value-type="float" office:value="1.378" calcext:value-type="float">
            <text:p>1.378</text:p>
          </table:table-cell>
          <table:table-cell table:style-name="ce23" office:value-type="float" office:value="2.556" calcext:value-type="float">
            <text:p>2.556</text:p>
          </table:table-cell>
          <table:table-cell table:style-name="ce23" office:value-type="float" office:value="1200.112" calcext:value-type="float">
            <text:p>1200.11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7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337" calcext:value-type="float">
            <text:p>1.337</text:p>
          </table:table-cell>
          <table:table-cell table:style-name="ce23" office:value-type="float" office:value="2.599" calcext:value-type="float">
            <text:p>2.599</text:p>
          </table:table-cell>
          <table:table-cell table:style-name="ce23" office:value-type="float" office:value="1200.074" calcext:value-type="float">
            <text:p>1200.074</text:p>
          </table:table-cell>
          <table:table-cell/>
          <table:table-cell office:value-type="string" calcext:value-type="string">
            <text:p>{ <text:s text:c="2"/>"SAT" : true, <text:s text:c="2"/>"inputs" : [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09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317" calcext:value-type="float">
            <text:p>1.317</text:p>
          </table:table-cell>
          <table:table-cell table:style-name="ce23" office:value-type="float" office:value="2.5" calcext:value-type="float">
            <text:p>2.5</text:p>
          </table:table-cell>
          <table:table-cell table:style-name="ce23" office:value-type="float" office:value="1200.118" calcext:value-type="float">
            <text:p>1200.11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4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0.937" calcext:value-type="float">
            <text:p>0.937</text:p>
          </table:table-cell>
          <table:table-cell table:style-name="ce23" office:value-type="float" office:value="2.307" calcext:value-type="float">
            <text:p>2.307</text:p>
          </table:table-cell>
          <table:table-cell table:style-name="ce23" office:value-type="float" office:value="200.431" calcext:value-type="float">
            <text:p>200.431</text:p>
          </table:table-cell>
          <table:table-cell/>
          <table:table-cell office:value-type="string" calcext:value-type="string">
            <text:p>{ <text:s text:c="2"/>"SAT" : true, <text:s text:c="2"/>"inputs" : [ { <text:s text:c="4"/>"ID" : 705, <text:s text:c="4"/>"SPFsym" : "", <text:s text:c="4"/>"input" : "" <text:s text:c="2"/>}, { <text:s text:c="4"/>"ID" : 195, <text:s text:c="4"/>"SPFsym" : "", <text:s text:c="4"/>"input" : "" <text:s text:c="2"/>}, { <text:s text:c="4"/>"ID" : 389, <text:s text:c="4"/>"SPFsym" : "", <text:s text:c="4"/>"input" : "" <text:s text:c="2"/>}, { <text:s text:c="4"/>"ID" : 581, <text:s text:c="4"/>"SPFsym" : "", <text:s text:c="4"/>"input" : "" <text:s text:c="2"/>}, { <text:s text:c="4"/>"ID" : 455, <text:s text:c="4"/>"SPFsym" : "", <text:s text:c="4"/>"input" : "" <text:s text:c="2"/>}, { <text:s text:c="4"/>"ID" : 328, <text:s text:c="4"/>"SPFsym" : "", <text:s text:c="4"/>"input" : "" <text:s text:c="2"/>}, { <text:s text:c="4"/>"ID" : 651, <text:s text:c="4"/>"SPFsym" : "", <text:s text:c="4"/>"input" : "" <text:s text:c="2"/>}, { <text:s text:c="4"/>"ID" : 715, <text:s text:c="4"/>"SPFsym" : "", <text:s text:c="4"/>"input" : "" <text:s text:c="2"/>}, { <text:s text:c="4"/>"ID" : 205, <text:s text:c="4"/>"SPFsym" : "", <text:s text:c="4"/>"input" : "" <text:s text:c="2"/>}, { <text:s text:c="4"/>"ID" : 399, <text:s text:c="4"/>"SPFsym" : "", <text:s text:c="4"/>"input" : "" <text:s text:c="2"/>}, { <text:s text:c="4"/>"ID" : 465, <text:s text:c="4"/>"SPFsym" : "", <text:s text:c="4"/>"input" : "" <text:s text:c="2"/>}, { <text:s text:c="4"/>"ID" : 20, <text:s text:c="4"/>"SPFsym" : "", <text:s text:c="4"/>"input" : "" <text:s text:c="2"/>}, { <text:s text:c="4"/>"ID" : 661, <text:s text:c="4"/>"SPFsym" : "", <text:s text:c="4"/>"input" : "" <text:s text:c="2"/>}, { <text:s text:c="4"/>"ID" : 725, <text:s text:c="4"/>"SPFsym" : "", <text:s text:c="4"/>"input" : "" <text:s text:c="2"/>}, { <text:s text:c="4"/>"ID" : 150, <text:s text:c="4"/>"SPFsym" : "", <text:s text:c="4"/>"input" : "" <text:s text:c="2"/>}, { <text:s text:c="4"/>"ID" : 215, <text:s text:c="4"/>"SPFsym" : "", <text:s text:c="4"/>"input" : "" <text:s text:c="2"/>}, { <text:s text:c="4"/>"ID" : 279, <text:s text:c="4"/>"SPFsym" : "", <text:s text:c="4"/>"input" : "" <text:s text:c="2"/>}, { <text:s text:c="4"/>"ID" : 409, <text:s text:c="4"/>"SPFsym" : "", <text:s text:c="4"/>"input" : "" <text:s text:c="2"/>}, { <text:s text:c="4"/>"ID" : 475, <text:s text:c="4"/>"SPFsym" : "", <text:s text:c="4"/>"input" : "" <text:s text:c="2"/>}, { <text:s text:c="4"/>"ID" : 605, <text:s text:c="4"/>"SPFsym" : "", <text:s text:c="4"/>"input" : "" <text:s text:c="2"/>}, { <text:s text:c="4"/>"ID" : 671, <text:s text:c="4"/>"SPFsym" : "", <text:s text:c="4"/>"input" : "" <text:s text:c="2"/>}, { <text:s text:c="4"/>"ID" : 289, <text:s text:c="4"/>"SPFsym" : "", <text:s text:c="4"/>"input" : "" <text:s text:c="2"/>}, { <text:s text:c="4"/>"ID" : 353, <text:s text:c="4"/>"SPFsym" : "", <text:s text:c="4"/>"input" : "" <text:s text:c="2"/>}, { <text:s text:c="4"/>"ID" : 419, <text:s text:c="4"/>"SPFsym" : "", <text:s text:c="4"/>"input" : "" <text:s text:c="2"/>}, { <text:s text:c="4"/>"ID" : 547, <text:s text:c="4"/>"SPFsym" : "", <text:s text:c="4"/>"input" : "" <text:s text:c="2"/>}, { <text:s text:c="4"/>"ID" : 615, <text:s text:c="4"/>"SPFsym" : "", <text:s text:c="4"/>"input" : "" <text:s text:c="2"/>}, { <text:s text:c="4"/>"ID" : 681, <text:s text:c="4"/>"SPFsym" : "", <text:s text:c="4"/>"input" : "" <text:s text:c="2"/>}, { <text:s text:c="4"/>"ID" : 363, <text:s text:c="4"/>"SPFsym" : "", <text:s text:c="4"/>"input" : "" <text:s text:c="2"/>}, { <text:s text:c="4"/>"ID" : 175, <text:s text:c="4"/>"SPFsym" : "", <text:s text:c="4"/>"input" : "" <text:s text:c="2"/>}, { <text:s text:c="4"/>"ID" : 625, <text:s text:c="4"/>"SPFsym" : "", <text:s text:c="4"/>"input" : "" <text:s text:c="2"/>}, { <text:s text:c="4"/>"ID" : 499, <text:s text:c="4"/>"SPFsym" : "", <text:s text:c="4"/>"input" : "" <text:s text:c="2"/>}, { <text:s text:c="4"/>"ID" : 185, <text:s text:c="4"/>"SPFsym" : "", <text:s text:c="4"/>"input" : "" <text:s text:c="2"/>}, { <text:s text:c="4"/>"ID" : 571, <text:s text:c="4"/>"SPFsym" : "", <text:s text:c="4"/>"input" : "" <text:s text:c="2"/>}, { <text:s text:c="4"/>"ID" : 445, <text:s text:c="4"/>"SPFsym" : "", <text:s text:c="4"/>"input" : "" <text:s text:c="2"/>}, { <text:s text:c="4"/>"ID" : 509, <text:s text:c="4"/>"SPFsym" : "", <text:s text:c="4"/>"input" : "" <text:s text:c="2"/>}, { <text:s text:c="4"/>"ID" : 254, <text:s text:c="4"/>"SPFsym" : "", <text:s text:c="4"/>"input" : "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3 () String <text:s text:c="4"/>"daTAbASe") <text:s text:c="2"/>(define-fun sym150 () String <text:s text:c="4"/>"V") <text:s text:c="2"/>(define-fun sym135 () String <text:s text:c="4"/>"NaMe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5 () String <text:s text:c="4"/>"") <text:s text:c="2"/>(define-fun sym195 () String <text:s text:c="4"/>"eA") <text:s text:c="2"/>(define-fun sym160 () String <text:s text:c="4"/>"DeSCrIPTIon") <text:s text:c="2"/>(define-fun sym185 () String <text:s text:c="4"/>"X") <text:s text:c="2"/>(define-fun sym20 () String <text:s text:c="4"/>"htM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5.smt2</text:p>
          </table:table-cell>
          <table:table-cell table:style-name="ce21" office:value-type="float" office:value="1200.1" calcext:value-type="float">
            <text:p>1200.1</text:p>
          </table:table-cell>
          <table:table-cell table:style-name="ce23" office:value-type="float" office:value="1.457" calcext:value-type="float">
            <text:p>1.457</text:p>
          </table:table-cell>
          <table:table-cell table:style-name="ce23" office:value-type="float" office:value="2.547" calcext:value-type="float">
            <text:p>2.547</text:p>
          </table:table-cell>
          <table:table-cell table:style-name="ce23" office:value-type="float" office:value="1200.105" calcext:value-type="float">
            <text:p>1200.10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6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578" calcext:value-type="float">
            <text:p>1.578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098" calcext:value-type="float">
            <text:p>1200.09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8.smt2</text:p>
          </table:table-cell>
          <table:table-cell table:style-name="ce21" office:value-type="float" office:value="1200.089" calcext:value-type="float">
            <text:p>1200.089</text:p>
          </table:table-cell>
          <table:table-cell table:style-name="ce23" office:value-type="float" office:value="1.607" calcext:value-type="float">
            <text:p>1.607</text:p>
          </table:table-cell>
          <table:table-cell table:style-name="ce23" office:value-type="float" office:value="2.59" calcext:value-type="float">
            <text:p>2.59</text:p>
          </table:table-cell>
          <table:table-cell table:style-name="ce23" office:value-type="float" office:value="1200.074" calcext:value-type="float">
            <text:p>1200.07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19.smt2</text:p>
          </table:table-cell>
          <table:table-cell table:style-name="ce21" office:value-type="float" office:value="1200.099" calcext:value-type="float">
            <text:p>1200.099</text:p>
          </table:table-cell>
          <table:table-cell table:style-name="ce23" office:value-type="float" office:value="1.554" calcext:value-type="float">
            <text:p>1.554</text:p>
          </table:table-cell>
          <table:table-cell table:style-name="ce23" office:value-type="float" office:value="2.61" calcext:value-type="float">
            <text:p>2.61</text:p>
          </table:table-cell>
          <table:table-cell table:style-name="ce23" office:value-type="float" office:value="1200.084" calcext:value-type="float">
            <text:p>1200.08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0.smt2</text:p>
          </table:table-cell>
          <table:table-cell table:style-name="ce21" office:value-type="float" office:value="1200.048" calcext:value-type="float">
            <text:p>1200.048</text:p>
          </table:table-cell>
          <table:table-cell table:style-name="ce23" office:value-type="float" office:value="1.527" calcext:value-type="float">
            <text:p>1.527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082" calcext:value-type="float">
            <text:p>1200.08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1.smt2</text:p>
          </table:table-cell>
          <table:table-cell table:style-name="ce21" office:value-type="float" office:value="1200.141" calcext:value-type="float">
            <text:p>1200.141</text:p>
          </table:table-cell>
          <table:table-cell table:style-name="ce23" office:value-type="float" office:value="1.423" calcext:value-type="float">
            <text:p>1.423</text:p>
          </table:table-cell>
          <table:table-cell table:style-name="ce23" office:value-type="float" office:value="2.56" calcext:value-type="float">
            <text:p>2.56</text:p>
          </table:table-cell>
          <table:table-cell table:style-name="ce23" office:value-type="float" office:value="1200.092" calcext:value-type="float">
            <text:p>1200.09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2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998" calcext:value-type="float">
            <text:p>0.998</text:p>
          </table:table-cell>
          <table:table-cell table:style-name="ce23" office:value-type="float" office:value="2.324" calcext:value-type="float">
            <text:p>2.324</text:p>
          </table:table-cell>
          <table:table-cell table:style-name="ce23" office:value-type="float" office:value="1200.063" calcext:value-type="float">
            <text:p>1200.06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3.smt2</text:p>
          </table:table-cell>
          <table:table-cell table:style-name="ce21" office:value-type="float" office:value="1200.053" calcext:value-type="float">
            <text:p>1200.053</text:p>
          </table:table-cell>
          <table:table-cell table:style-name="ce23" office:value-type="float" office:value="1.271" calcext:value-type="float">
            <text:p>1.271</text:p>
          </table:table-cell>
          <table:table-cell table:style-name="ce23" office:value-type="float" office:value="2.509" calcext:value-type="float">
            <text:p>2.509</text:p>
          </table:table-cell>
          <table:table-cell table:style-name="ce23" office:value-type="float" office:value="1200.102" calcext:value-type="float">
            <text:p>1200.102</text:p>
          </table:table-cell>
          <table:table-cell/>
          <table:table-cell office:value-type="string" calcext:value-type="string">
            <text:p>{ <text:s text:c="2"/>"SAT" : true, <text:s text:c="2"/>"inputs" : [ { <text:s text:c="4"/>"ID" : 384, <text:s text:c="4"/>"SPFsym" : "", <text:s text:c="4"/>"input" : "" <text:s text:c="2"/>}, { <text:s text:c="4"/>"ID" : 576, <text:s text:c="4"/>"SPFsym" : "", <text:s text:c="4"/>"input" : "" <text:s text:c="2"/>}, { <text:s text:c="4"/>"ID" : 450, <text:s text:c="4"/>"SPFsym" : "", <text:s text:c="4"/>"input" : "" <text:s text:c="2"/>}, { <text:s text:c="4"/>"ID" : 642, <text:s text:c="4"/>"SPFsym" : "", <text:s text:c="4"/>"input" : "" <text:s text:c="2"/>}, { <text:s text:c="4"/>"ID" : 195, <text:s text:c="4"/>"SPFsym" : "", <text:s text:c="4"/>"input" : "" <text:s text:c="2"/>}, { <text:s text:c="4"/>"ID" : 518, <text:s text:c="4"/>"SPFsym" : "", <text:s text:c="4"/>"input" : "" <text:s text:c="2"/>}, { <text:s text:c="4"/>"ID" : 394, <text:s text:c="4"/>"SPFsym" : "", <text:s text:c="4"/>"input" : "" <text:s text:c="2"/>}, { <text:s text:c="4"/>"ID" : 586, <text:s text:c="4"/>"SPFsym" : "", <text:s text:c="4"/>"input" : "" <text:s text:c="2"/>}, { <text:s text:c="4"/>"ID" : 460, <text:s text:c="4"/>"SPFsym" : "", <text:s text:c="4"/>"input" : "" <text:s text:c="2"/>}, { <text:s text:c="4"/>"ID" : 652, <text:s text:c="4"/>"SPFsym" : "", <text:s text:c="4"/>"input" : "" <text:s text:c="2"/>}, { <text:s text:c="4"/>"ID" : 205, <text:s text:c="4"/>"SPFsym" : "", <text:s text:c="4"/>"input" : "" <text:s text:c="2"/>}, { <text:s text:c="4"/>"ID" : 338, <text:s text:c="4"/>"SPFsym" : "", <text:s text:c="4"/>"input" : "" <text:s text:c="2"/>}, { <text:s text:c="4"/>"ID" : 404, <text:s text:c="4"/>"SPFsym" : "", <text:s text:c="4"/>"input" : "" <text:s text:c="2"/>}, { <text:s text:c="4"/>"ID" : 596, <text:s text:c="4"/>"SPFsym" : "", <text:s text:c="4"/>"input" : "" <text:s text:c="2"/>}, { <text:s text:c="4"/>"ID" : 150, <text:s text:c="4"/>"SPFsym" : "", <text:s text:c="4"/>"input" : "" <text:s text:c="2"/>}, { <text:s text:c="4"/>"ID" : 215, <text:s text:c="4"/>"SPFsym" : "", <text:s text:c="4"/>"input" : "" <text:s text:c="2"/>}, { <text:s text:c="4"/>"ID" : 279, <text:s text:c="4"/>"SPFsym" : "", <text:s text:c="4"/>"input" : "" <text:s text:c="2"/>}, { <text:s text:c="4"/>"ID" : 348, <text:s text:c="4"/>"SPFsym" : "", <text:s text:c="4"/>"input" : "" <text:s text:c="2"/>}, { <text:s text:c="4"/>"ID" : 542, <text:s text:c="4"/>"SPFsym" : "", <text:s text:c="4"/>"input" : "" <text:s text:c="2"/>}, { <text:s text:c="4"/>"ID" : 289, <text:s text:c="4"/>"SPFsym" : "", <text:s text:c="4"/>"input" : "" <text:s text:c="2"/>}, { <text:s text:c="4"/>"ID" : 484, <text:s text:c="4"/>"SPFsym" : "", <text:s text:c="4"/>"input" : "" <text:s text:c="2"/>}, { <text:s text:c="4"/>"ID" : 676, <text:s text:c="4"/>"SPFsym" : "", <text:s text:c="4"/>"input" : "" <text:s text:c="2"/>}, { <text:s text:c="4"/>"ID" : 552, <text:s text:c="4"/>"SPFsym" : "", <text:s text:c="4"/>"input" : "" <text:s text:c="2"/>}, { <text:s text:c="4"/>"ID" : 430, <text:s text:c="4"/>"SPFsym" : "", <text:s text:c="4"/>"input" : "" <text:s text:c="2"/>}, { <text:s text:c="4"/>"ID" : 494, <text:s text:c="4"/>"SPFsym" : "", <text:s text:c="4"/>"input" : "" <text:s text:c="2"/>}, { <text:s text:c="4"/>"ID" : 622, <text:s text:c="4"/>"SPFsym" : "", <text:s text:c="4"/>"input" : "" <text:s text:c="2"/>}, { <text:s text:c="4"/>"ID" : 686, <text:s text:c="4"/>"SPFsym" : "", <text:s text:c="4"/>"input" : "" <text:s text:c="2"/>}, { <text:s text:c="4"/>"ID" : 175, <text:s text:c="4"/>"SPFsym" : "", <text:s text:c="4"/>"input" : "" <text:s text:c="2"/>}, { <text:s text:c="4"/>"ID" : 374, <text:s text:c="4"/>"SPFsym" : "", <text:s text:c="4"/>"input" : "" <text:s text:c="2"/>}, { <text:s text:c="4"/>"ID" : 440, <text:s text:c="4"/>"SPFsym" : "", <text:s text:c="4"/>"input" : "" <text:s text:c="2"/>}, { <text:s text:c="4"/>"ID" : 632, <text:s text:c="4"/>"SPFsym" : "", <text:s text:c="4"/>"input" : "" <text:s text:c="2"/>}, { <text:s text:c="4"/>"ID" : 696, <text:s text:c="4"/>"SPFsym" : "", <text:s text:c="4"/>"input" : "" <text:s text:c="2"/>}, { <text:s text:c="4"/>"ID" : 185, <text:s text:c="4"/>"SPFsym" : "", <text:s text:c="4"/>"input" : "" <text:s text:c="2"/>}, { <text:s text:c="4"/>"ID" : 313, <text:s text:c="4"/>"SPFsym" : "", <text:s text:c="4"/>"input" : "" <text:s text:c="2"/>}, { <text:s text:c="4"/>"ID" : 254, <text:s text:c="4"/>"SPFsym" : "", <text:s text:c="4"/>"input" : "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4.smt2</text:p>
          </table:table-cell>
          <table:table-cell table:style-name="ce21" office:value-type="float" office:value="1200.073" calcext:value-type="float">
            <text:p>1200.073</text:p>
          </table:table-cell>
          <table:table-cell table:style-name="ce23" office:value-type="float" office:value="1.384" calcext:value-type="float">
            <text:p>1.384</text:p>
          </table:table-cell>
          <table:table-cell table:style-name="ce23" office:value-type="float" office:value="2.511" calcext:value-type="float">
            <text:p>2.511</text:p>
          </table:table-cell>
          <table:table-cell table:style-name="ce23" office:value-type="float" office:value="1200.128" calcext:value-type="float">
            <text:p>1200.12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5.smt2</text:p>
          </table:table-cell>
          <table:table-cell table:style-name="ce21" office:value-type="float" office:value="1200.073" calcext:value-type="float">
            <text:p>1200.073</text:p>
          </table:table-cell>
          <table:table-cell table:style-name="ce23" office:value-type="float" office:value="1.51" calcext:value-type="float">
            <text:p>1.51</text:p>
          </table:table-cell>
          <table:table-cell table:style-name="ce23" office:value-type="float" office:value="2.506" calcext:value-type="float">
            <text:p>2.506</text:p>
          </table:table-cell>
          <table:table-cell table:style-name="ce23" office:value-type="float" office:value="1200.092" calcext:value-type="float">
            <text:p>1200.092</text:p>
          </table:table-cell>
          <table:table-cell/>
          <table:table-cell office:value-type="string" calcext:value-type="string">
            <text:p><text:s text:c="1451"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6.smt2</text:p>
          </table:table-cell>
          <table:table-cell table:style-name="ce21" office:value-type="float" office:value="1200.099" calcext:value-type="float">
            <text:p>1200.099</text:p>
          </table:table-cell>
          <table:table-cell table:style-name="ce23" office:value-type="float" office:value="2.129" calcext:value-type="float">
            <text:p>2.129</text:p>
          </table:table-cell>
          <table:table-cell table:style-name="ce23" office:value-type="float" office:value="2.537" calcext:value-type="float">
            <text:p>2.537</text:p>
          </table:table-cell>
          <table:table-cell table:style-name="ce23" office:value-type="float" office:value="1200.098" calcext:value-type="float">
            <text:p>1200.09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7.smt2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3" office:value-type="float" office:value="1.739" calcext:value-type="float">
            <text:p>1.739</text:p>
          </table:table-cell>
          <table:table-cell table:style-name="ce23" office:value-type="float" office:value="2.601" calcext:value-type="float">
            <text:p>2.601</text:p>
          </table:table-cell>
          <table:table-cell table:style-name="ce23" office:value-type="float" office:value="1200.12" calcext:value-type="float">
            <text:p>1200.1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8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2.019" calcext:value-type="float">
            <text:p>2.019</text:p>
          </table:table-cell>
          <table:table-cell table:style-name="ce23" office:value-type="float" office:value="2.558" calcext:value-type="float">
            <text:p>2.558</text:p>
          </table:table-cell>
          <table:table-cell table:style-name="ce23" office:value-type="float" office:value="1200.108" calcext:value-type="float">
            <text:p>1200.10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29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2.014" calcext:value-type="float">
            <text:p>2.014</text:p>
          </table:table-cell>
          <table:table-cell table:style-name="ce23" office:value-type="float" office:value="2.652" calcext:value-type="float">
            <text:p>2.652</text:p>
          </table:table-cell>
          <table:table-cell table:style-name="ce23" office:value-type="float" office:value="1200.108" calcext:value-type="float">
            <text:p>1200.10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0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1.938" calcext:value-type="float">
            <text:p>1.938</text:p>
          </table:table-cell>
          <table:table-cell table:style-name="ce23" office:value-type="float" office:value="2.544" calcext:value-type="float">
            <text:p>2.544</text:p>
          </table:table-cell>
          <table:table-cell table:style-name="ce23" office:value-type="float" office:value="1200.064" calcext:value-type="float">
            <text:p>1200.064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1.smt2</text:p>
          </table:table-cell>
          <table:table-cell table:style-name="ce21" office:value-type="float" office:value="1200.05" calcext:value-type="float">
            <text:p>1200.05</text:p>
          </table:table-cell>
          <table:table-cell table:style-name="ce23" office:value-type="float" office:value="1.722" calcext:value-type="float">
            <text:p>1.722</text:p>
          </table:table-cell>
          <table:table-cell table:style-name="ce23" office:value-type="float" office:value="2.557" calcext:value-type="float">
            <text:p>2.557</text:p>
          </table:table-cell>
          <table:table-cell table:style-name="ce23" office:value-type="float" office:value="1200.103" calcext:value-type="float">
            <text:p>1200.10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2.smt2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3" office:value-type="float" office:value="1.418" calcext:value-type="float">
            <text:p>1.418</text:p>
          </table:table-cell>
          <table:table-cell table:style-name="ce23" office:value-type="float" office:value="2.522" calcext:value-type="float">
            <text:p>2.522</text:p>
          </table:table-cell>
          <table:table-cell table:style-name="ce23" office:value-type="float" office:value="1200.105" calcext:value-type="float">
            <text:p>1200.105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3.smt2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3" office:value-type="float" office:value="1.409" calcext:value-type="float">
            <text:p>1.409</text:p>
          </table:table-cell>
          <table:table-cell table:style-name="ce23" office:value-type="float" office:value="2.565" calcext:value-type="float">
            <text:p>2.565</text:p>
          </table:table-cell>
          <table:table-cell table:style-name="ce23" office:value-type="float" office:value="1200.108" calcext:value-type="float">
            <text:p>1200.108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jxml2sql34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37" calcext:value-type="float">
            <text:p>1.37</text:p>
          </table:table-cell>
          <table:table-cell table:style-name="ce23" office:value-type="float" office:value="2.544" calcext:value-type="float">
            <text:p>2.544</text:p>
          </table:table-cell>
          <table:table-cell table:style-name="ce23" office:value-type="float" office:value="1200.106" calcext:value-type="float">
            <text:p>1200.106</text:p>
          </table:table-cell>
          <table:table-cell/>
          <table:table-cell office:value-type="string" calcext:value-type="string">
            <text:p>{ <text:s text:c="2"/>"SAT" : true, <text:s text:c="2"/>"inputs" : [ { <text:s text:c="4"/>"ID" : 737, <text:s text:c="4"/>"SPFsym" : "", <text:s text:c="4"/>"input" : "" <text:s text:c="2"/>}, { <text:s text:c="4"/>"ID" : 242, <text:s text:c="4"/>"SPFsym" : "", <text:s text:c="4"/>"input" : "" <text:s text:c="2"/>}, { <text:s text:c="4"/>"ID" : 395, <text:s text:c="4"/>"SPFsym" : "", <text:s text:c="4"/>"input" : "" <text:s text:c="2"/>}, { <text:s text:c="4"/>"ID" : 509, <text:s text:c="4"/>"SPFsym" : "", <text:s text:c="4"/>"input" : "" <text:s text:c="2"/>}, { <text:s text:c="4"/>"ID" : 623, <text:s text:c="4"/>"SPFsym" : "", <text:s text:c="4"/>"input" : "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1.smt2</text:p>
          </table:table-cell>
          <table:table-cell table:style-name="ce21" office:value-type="float" office:value="1200.077" calcext:value-type="float">
            <text:p>1200.077</text:p>
          </table:table-cell>
          <table:table-cell table:style-name="ce23" office:value-type="float" office:value="1.315" calcext:value-type="float">
            <text:p>1.315</text:p>
          </table:table-cell>
          <table:table-cell table:style-name="ce23" office:value-type="float" office:value="2.829" calcext:value-type="float">
            <text:p>2.829</text:p>
          </table:table-cell>
          <table:table-cell table:style-name="ce23" office:value-type="float" office:value="626.844" calcext:value-type="float">
            <text:p>626.844</text:p>
          </table:table-cell>
          <table:table-cell/>
          <table:table-cell office:value-type="string" calcext:value-type="string">
            <text:p>{ <text:s text:c="2"/>"SAT" : true, <text:s text:c="2"/>"inputs" : [ { <text:s text:c="4"/>"ID" : 2368, <text:s text:c="4"/>"SPFsym" : "", <text:s text:c="4"/>"input" : "" <text:s text:c="2"/>}, { <text:s text:c="4"/>"ID" : 737, <text:s text:c="4"/>"SPFsym" : "", <text:s text:c="4"/>"input" : "" <text:s text:c="2"/>}, { <text:s text:c="4"/>"ID" : 1570, <text:s text:c="4"/>"SPFsym" : "", <text:s text:c="4"/>"input" : "" <text:s text:c="2"/>}, { <text:s text:c="4"/>"ID" : 2596, <text:s text:c="4"/>"SPFsym" : "", <text:s text:c="4"/>"input" : "" <text:s text:c="2"/>}, { <text:s text:c="4"/>"ID" : 965, <text:s text:c="4"/>"SPFsym" : "", <text:s text:c="4"/>"input" : "" <text:s text:c="2"/>}, { <text:s text:c="4"/>"ID" : 1798, <text:s text:c="4"/>"SPFsym" : "", <text:s text:c="4"/>"input" : "" <text:s text:c="2"/>}, { <text:s text:c="4"/>"ID" : 1193, <text:s text:c="4"/>"SPFsym" : "", <text:s text:c="4"/>"input" : "" <text:s text:c="2"/>}, { <text:s text:c="4"/>"ID" : 2026, <text:s text:c="4"/>"SPFsym" : "", <text:s text:c="4"/>"input" : "" <text:s text:c="2"/>}, { <text:s text:c="4"/>"ID" : 395, <text:s text:c="4"/>"SPFsym" : "", <text:s text:c="4"/>"input" : "" <text:s text:c="2"/>}, { <text:s text:c="4"/>"ID" : 2254, <text:s text:c="4"/>"SPFsym" : "", <text:s text:c="4"/>"input" : "" <text:s text:c="2"/>}, { <text:s text:c="4"/>"ID" : 623, <text:s text:c="4"/>"SPFsym" : "", <text:s text:c="4"/>"input" : "" <text:s text:c="2"/>}, { <text:s text:c="4"/>"ID" : 242, <text:s text:c="4"/>"SPFsym" : "", <text:s text:c="4"/>"input" : "" <text:s text:c="2"/>}, { <text:s text:c="4"/>"ID" : 2482, <text:s text:c="4"/>"SPFsym" : "", <text:s text:c="4"/>"input" : "" <text:s text:c="2"/>}, { <text:s text:c="4"/>"ID" : 851, <text:s text:c="4"/>"SPFsym" : "", <text:s text:c="4"/>"input" : "" <text:s text:c="2"/>}, { <text:s text:c="4"/>"ID" : 1684, <text:s text:c="4"/>"SPFsym" : "", <text:s text:c="4"/>"input" : "" <text:s text:c="2"/>}, { <text:s text:c="4"/>"ID" : 1079, <text:s text:c="4"/>"SPFsym" : "", <text:s text:c="4"/>"input" : "" <text:s text:c="2"/>}, { <text:s text:c="4"/>"ID" : 1912, <text:s text:c="4"/>"SPFsym" : "", <text:s text:c="4"/>"input" : "" <text:s text:c="2"/>}, { <text:s text:c="4"/>"ID" : 1433, <text:s text:c="4"/>"SPFsym" : "", <text:s text:c="4"/>"input" : "Y" <text:s text:c="2"/>}, { <text:s text:c="4"/>"ID" : 2714, <text:s text:c="4"/>"SPFsym" : "", <text:s text:c="4"/>"input" : "N" <text:s text:c="2"/>}, { <text:s text:c="4"/>"ID" : 1307, <text:s text:c="4"/>"SPFsym" : "", <text:s text:c="4"/>"input" : "" <text:s text:c="2"/>}, { <text:s text:c="4"/>"ID" : 2140, <text:s text:c="4"/>"SPFsym" : "", <text:s text:c="4"/>"input" : "" <text:s text:c="2"/>}, { <text:s text:c="4"/>"ID" : 509, <text:s text:c="4"/>"SPFsym" : "", <text:s text:c="4"/>"input" : "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96 () String <text:s text:c="4"/>"") <text:s text:c="2"/>(define-fun sym242 () String <text:s text:c="4"/>"w") <text:s text:c="2"/>(define-fun sym1457 () String <text:s text:c="4"/>"high SChoOL") <text:s text:c="2"/>(define-fun sym2026 () String <text:s text:c="4"/>"") <text:s text:c="2"/>(define-fun sym1079 () String <text:s text:c="4"/>"W") <text:s text:c="2"/>(define-fun Alphabet () RegLan <text:s text:c="4"/>(let ((a!1 (re.union (re.union (re.union (str.to_re " ") (str.to_re "0")) <text:s text:c="31"/>(str.to_re "2")) <text:s text:c="21"/>(str.to_re "3")))) (let ((a!2 (re.union (re.union (re.union a!1 (str.to_re "4")) (str.to_re "5")) <text:s text:c="21"/>(str.to_re "6")))) (let ((a!3 (re.union (re.union (re.union a!2 (str.to_re "7")) (str.to_re "8")) <text:s text:c="21"/>(str.to_re "A")))) (let ((a!4 (re.union (re.union (re.union a!3 (str.to_re "B")) (str.to_re "C")) <text:s text:c="21"/>(str.to_re "D")))) (let ((a!5 (re.union (re.union (re.union a!4 (str.to_re "E")) (str.to_re "F")) <text:s text:c="21"/>(str.to_re "G")))) (let ((a!6 (re.union (re.union (re.union a!5 (str.to_re "H")) (str.to_re "I")) <text:s text:c="21"/>(str.to_re "J")))) (let ((a!7 (re.union (re.union (re.union a!6 (str.to_re "K")) (str.to_re "L")) <text:s text:c="21"/>(str.to_re "M")))) (let ((a!8 (re.union (re.union (re.union a!7 (str.to_re "N")) (str.to_re "O")) <text:s text:c="21"/>(str.to_re "P")))) (let ((a!9 (re.union (re.union (re.union a!8 (str.to_re "Q")) (str.to_re "R")) <text:s text:c="21"/>(str.to_re "S")))) (let ((a!10 (re.union (re.union (re.union a!9 (str.to_re "T")) (str.to_re "U")) <text:s text:c="22"/>(str.to_re "V")))) (let ((a!11 (re.union (re.union (re.union a!10 (str.to_re "W")) (str.to_re "X")) <text:s text:c="22"/>(str.to_re "Y")))) (let ((a!12 (re.union (re.union (re.union a!11 (str.to_re "Z")) (str.to_re "a")) <text:s text:c="22"/>(str.to_re "b")))) (let ((a!13 (re.union (re.union (re.union a!12 (str.to_re "c")) (str.to_re "d")) <text:s text:c="22"/>(str.to_re "e")))) (let ((a!14 (re.union (re.union (re.union a!13 (str.to_re "f")) (str.to_re "g")) <text:s text:c="22"/>(str.to_re "h")))) (let ((a!15 (re.union (re.union (re.union a!14 (str.to_re "i")) (str.to_re "j")) <text:s text:c="22"/>(str.to_re "k")))) (let ((a!16 (re.union (re.union (re.union a!15 (str.to_re "l")) (str.to_re "m")) <text:s text:c="22"/>(str.to_re "n")))) (let ((a!17 (re.union (re.union (re.union a!16 (str.to_re "o")) (str.to_re "p")) <text:s text:c="22"/>(str.to_re "q")))) (let ((a!18 (re.union (re.union (re.union a!17 (str.to_re "r")) (str.to_re "s")) <text:s text:c="22"/>(str.to_re "t")))) (let ((a!19 (re.union (re.union (re.union a!18 (str.to_re "u")) (str.to_re "v")) <text:s text:c="22"/>(str.to_re "w")))) (let ((a!20 (re.union (re.union (re.union a!19 (str.to_re "x")) (str.to_re "y")) <text:s text:c="22"/>(str.to_re "z")))) <text:s text:c="2"/>(re.* a!20)))))))))))))))))))))) <text:s text:c="2"/>(define-fun sym1307 () String <text:s text:c="4"/>"Z") <text:s text:c="2"/>(define-fun sym1433 () String <text:s text:c="4"/>"Y") <text:s text:c="2"/>(define-fun sym1684 () String <text:s text:c="4"/>"A") <text:s text:c="2"/>(define-fun sym965 () String <text:s text:c="4"/>"8") <text:s text:c="2"/>(define-fun sym509 () String <text:s text:c="4"/>"b") <text:s text:c="2"/>(define-fun sym122 () String <text:s text:c="4"/>"ElEmEntaRy") <text:s text:c="2"/>(define-fun sym1570 () String <text:s text:c="4"/>"") <text:s text:c="2"/>(define-fun sym2482 () String <text:s text:c="4"/>"M") <text:s text:c="2"/>(define-fun sym1798 () String <text:s text:c="4"/>"z") <text:s text:c="2"/>(define-fun sym2140 () String <text:s text:c="4"/>"2") <text:s text:c="2"/>(define-fun sym623 () String <text:s text:c="4"/>"O") <text:s text:c="2"/>(define-fun sym2254 () String <text:s text:c="4"/>"J") <text:s text:c="2"/>(define-fun sym737 () String <text:s text:c="4"/>"") <text:s text:c="2"/>(define-fun sym1912 () String <text:s text:c="4"/>"A") <text:s text:c="2"/>(define-fun sym851 () String <text:s text:c="4"/>"x") <text:s text:c="2"/>(define-fun sym2368 () String <text:s text:c="4"/>"3") <text:s text:c="2"/>(define-fun sym1193 () String <text:s text:c="4"/>"F") <text:s text:c="2"/>(define-fun sym2714 () String <text:s text:c="4"/>"N") <text:s text:c="2"/>(define-fun sym395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2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0.973" calcext:value-type="float">
            <text:p>0.973</text:p>
          </table:table-cell>
          <table:table-cell table:style-name="ce23" office:value-type="float" office:value="2.426" calcext:value-type="float">
            <text:p>2.426</text:p>
          </table:table-cell>
          <table:table-cell table:style-name="ce23" office:value-type="float" office:value="798.208" calcext:value-type="float">
            <text:p>798.208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523 () String <text:s text:c="4"/>"") <text:s text:c="2"/>(define-fun sym637 () String <text:s text:c="4"/>"4u") <text:s text:c="2"/>(define-fun Alphabet () RegLan <text:s text:c="4"/>(let ((a!1 (re.union (re.union (re.union (str.to_re " ") (str.to_re "/")) <text:s text:c="31"/>(str.to_re "2")) <text:s text:c="21"/>(str.to_re "3")))) (let ((a!2 (re.union (re.union (re.union a!1 (str.to_re "4")) (str.to_re "A")) <text:s text:c="21"/>(str.to_re "B")))) (let ((a!3 (re.union (re.union (re.union a!2 (str.to_re "C")) (str.to_re "D")) <text:s text:c="21"/>(str.to_re "E")))) (let ((a!4 (re.union (re.union (re.union a!3 (str.to_re "F")) (str.to_re "G")) <text:s text:c="21"/>(str.to_re "H")))) (let ((a!5 (re.union (re.union (re.union a!4 (str.to_re "I")) (str.to_re "J")) <text:s text:c="21"/>(str.to_re "K")))) (let ((a!6 (re.union (re.union (re.union a!5 (str.to_re "L")) (str.to_re "M")) <text:s text:c="21"/>(str.to_re "N")))) (let ((a!7 (re.union (re.union (re.union a!6 (str.to_re "O")) (str.to_re "P")) <text:s text:c="21"/>(str.to_re "Q")))) (let ((a!8 (re.union (re.union (re.union a!7 (str.to_re "R")) (str.to_re "S")) <text:s text:c="21"/>(str.to_re "T")))) (let ((a!9 (re.union (re.union (re.union a!8 (str.to_re "U")) (str.to_re "V")) <text:s text:c="21"/>(str.to_re "W")))) (let ((a!10 (re.union (re.union (re.union a!9 (str.to_re "X")) (str.to_re "Y")) <text:s text:c="22"/>(str.to_re "Z")))) (let ((a!11 (re.union (re.union (re.union a!10 (str.to_re "a")) (str.to_re "b")) <text:s text:c="22"/>(str.to_re "c")))) (let ((a!12 (re.union (re.union (re.union a!11 (str.to_re "d")) (str.to_re "e")) <text:s text:c="22"/>(str.to_re "f")))) (let ((a!13 (re.union (re.union (re.union a!12 (str.to_re "g")) (str.to_re "h")) <text:s text:c="22"/>(str.to_re "i")))) (let ((a!14 (re.union (re.union (re.union a!13 (str.to_re "j")) (str.to_re "k")) <text:s text:c="22"/>(str.to_re "l")))) (let ((a!15 (re.union (re.union (re.union a!14 (str.to_re "m")) (str.to_re "n")) <text:s text:c="22"/>(str.to_re "o")))) (let ((a!16 (re.union (re.union (re.union a!15 (str.to_re "p")) (str.to_re "q")) <text:s text:c="22"/>(str.to_re "r")))) (let ((a!17 (re.union (re.union (re.union a!16 (str.to_re "s")) (str.to_re "t")) <text:s text:c="22"/>(str.to_re "u")))) (let ((a!18 (re.union (re.union (re.union a!17 (str.to_re "v")) (str.to_re "w")) <text:s text:c="22"/>(str.to_re "x")))) <text:s text:c="2"/>(re.* (re.union (re.union a!18 (str.to_re "y")) (str.to_re "z")))))))))))))))))))))) <text:s text:c="2"/>(define-fun sym374 () String <text:s text:c="4"/>"pYD") <text:s text:c="2"/>(define-fun sym283 () String <text:s text:c="4"/>"High scHoOl") <text:s text:c="2"/>(define-fun sym252 () String <text:s text:c="4"/>"/resTar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3.smt2</text:p>
          </table:table-cell>
          <table:table-cell table:style-name="ce21" office:value-type="float" office:value="1200.06" calcext:value-type="float">
            <text:p>1200.06</text:p>
          </table:table-cell>
          <table:table-cell table:style-name="ce23" office:value-type="float" office:value="0.866" calcext:value-type="float">
            <text:p>0.866</text:p>
          </table:table-cell>
          <table:table-cell table:style-name="ce23" office:value-type="float" office:value="2.242" calcext:value-type="float">
            <text:p>2.242</text:p>
          </table:table-cell>
          <table:table-cell table:style-name="ce23" office:value-type="float" office:value="22.305" calcext:value-type="float">
            <text:p>22.305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252 () String <text:s text:c="4"/>"/Quit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4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899" calcext:value-type="float">
            <text:p>0.899</text:p>
          </table:table-cell>
          <table:table-cell table:style-name="ce23" office:value-type="float" office:value="2.343" calcext:value-type="float">
            <text:p>2.343</text:p>
          </table:table-cell>
          <table:table-cell table:style-name="ce23" office:value-type="float" office:value="101.193" calcext:value-type="float">
            <text:p>101.19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2 () String <text:s text:c="4"/>"hh") <text:s text:c="2"/>(define-fun sym122 () String <text:s text:c="4"/>"High scHoOl") <text:s text:c="2"/>(define-fun sym252 () String <text:s text:c="4"/>"/ClEAR") <text:s text:c="2"/>(define-fun Alphabet () RegLan <text:s text:c="4"/>(let ((a!1 (re.union (re.union (re.union (str.to_re " ") (str.to_re "/")) <text:s text:c="31"/>(str.to_re "1")) <text:s text:c="21"/>(str.to_re "8")))) (let ((a!2 (re.union (re.union (re.union a!1 (str.to_re "A")) (str.to_re "B")) <text:s text:c="21"/>(str.to_re "C")))) (let ((a!3 (re.union (re.union (re.union a!2 (str.to_re "D")) (str.to_re "E")) <text:s text:c="21"/>(str.to_re "F")))) (let ((a!4 (re.union (re.union (re.union a!3 (str.to_re "G")) (str.to_re "H")) <text:s text:c="21"/>(str.to_re "I")))) (let ((a!5 (re.union (re.union (re.union a!4 (str.to_re "J")) (str.to_re "K")) <text:s text:c="21"/>(str.to_re "L")))) (let ((a!6 (re.union (re.union (re.union a!5 (str.to_re "M")) (str.to_re "N")) <text:s text:c="21"/>(str.to_re "O")))) (let ((a!7 (re.union (re.union (re.union a!6 (str.to_re "P")) (str.to_re "Q")) <text:s text:c="21"/>(str.to_re "R")))) (let ((a!8 (re.union (re.union (re.union a!7 (str.to_re "S")) (str.to_re "T")) <text:s text:c="21"/>(str.to_re "U")))) (let ((a!9 (re.union (re.union (re.union a!8 (str.to_re "V")) (str.to_re "W")) <text:s text:c="21"/>(str.to_re "X")))) (let ((a!10 (re.union (re.union (re.union a!9 (str.to_re "Y")) (str.to_re "Z")) <text:s text:c="22"/>(str.to_re "a")))) (let ((a!11 (re.union (re.union (re.union a!10 (str.to_re "b")) (str.to_re "c")) <text:s text:c="22"/>(str.to_re "d")))) (let ((a!12 (re.union (re.union (re.union a!11 (str.to_re "e")) (str.to_re "f")) <text:s text:c="22"/>(str.to_re "g")))) (let ((a!13 (re.union (re.union (re.union a!12 (str.to_re "h")) (str.to_re "i")) <text:s text:c="22"/>(str.to_re "j")))) (let ((a!14 (re.union (re.union (re.union a!13 (str.to_re "k")) (str.to_re "l")) <text:s text:c="22"/>(str.to_re "m")))) (let ((a!15 (re.union (re.union (re.union a!14 (str.to_re "n")) (str.to_re "o")) <text:s text:c="22"/>(str.to_re "p")))) (let ((a!16 (re.union (re.union (re.union a!15 (str.to_re "q")) (str.to_re "r")) <text:s text:c="22"/>(str.to_re "s")))) (let ((a!17 (re.union (re.union (re.union a!16 (str.to_re "t")) (str.to_re "u")) <text:s text:c="22"/>(str.to_re "v")))) (let ((a!18 (re.union (re.union (re.union a!17 (str.to_re "w")) (str.to_re "x")) <text:s text:c="22"/>(str.to_re "y")))) <text:s text:c="2"/>(re.* (re.union a!18 (str.to_re "z")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09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0.885" calcext:value-type="float">
            <text:p>0.885</text:p>
          </table:table-cell>
          <table:table-cell table:style-name="ce23" office:value-type="float" office:value="2.271" calcext:value-type="float">
            <text:p>2.271</text:p>
          </table:table-cell>
          <table:table-cell table:style-name="ce23" office:value-type="float" office:value="27.579" calcext:value-type="float">
            <text:p>27.579</text:p>
          </table:table-cell>
          <table:table-cell/>
          <table:table-cell office:value-type="string" calcext:value-type="string">
            <text:p>{ <text:s text:c="2"/>"SAT" : true, <text:s text:c="2"/>"inputs" : [ { <text:s text:c="4"/>"ID" : 2368, <text:s text:c="4"/>"SPFsym" : "", <text:s text:c="4"/>"input" : "" <text:s text:c="2"/>}, { <text:s text:c="4"/>"ID" : 737, <text:s text:c="4"/>"SPFsym" : "", <text:s text:c="4"/>"input" : "" <text:s text:c="2"/>}, { <text:s text:c="4"/>"ID" : 1570, <text:s text:c="4"/>"SPFsym" : "", <text:s text:c="4"/>"input" : "" <text:s text:c="2"/>}, { <text:s text:c="4"/>"ID" : 2596, <text:s text:c="4"/>"SPFsym" : "", <text:s text:c="4"/>"input" : "" <text:s text:c="2"/>}, { <text:s text:c="4"/>"ID" : 965, <text:s text:c="4"/>"SPFsym" : "", <text:s text:c="4"/>"input" : "" <text:s text:c="2"/>}, { <text:s text:c="4"/>"ID" : 1798, <text:s text:c="4"/>"SPFsym" : "", <text:s text:c="4"/>"input" : "" <text:s text:c="2"/>}, { <text:s text:c="4"/>"ID" : 1193, <text:s text:c="4"/>"SPFsym" : "", <text:s text:c="4"/>"input" : "" <text:s text:c="2"/>}, { <text:s text:c="4"/>"ID" : 2026, <text:s text:c="4"/>"SPFsym" : "", <text:s text:c="4"/>"input" : "" <text:s text:c="2"/>}, { <text:s text:c="4"/>"ID" : 395, <text:s text:c="4"/>"SPFsym" : "", <text:s text:c="4"/>"input" : "" <text:s text:c="2"/>}, { <text:s text:c="4"/>"ID" : 2254, <text:s text:c="4"/>"SPFsym" : "", <text:s text:c="4"/>"input" : "" <text:s text:c="2"/>}, { <text:s text:c="4"/>"ID" : 623, <text:s text:c="4"/>"SPFsym" : "", <text:s text:c="4"/>"input" : "" <text:s text:c="2"/>}, { <text:s text:c="4"/>"ID" : 242, <text:s text:c="4"/>"SPFsym" : "", <text:s text:c="4"/>"input" : "" <text:s text:c="2"/>}, { <text:s text:c="4"/>"ID" : 2482, <text:s text:c="4"/>"SPFsym" : "", <text:s text:c="4"/>"input" : "" <text:s text:c="2"/>}, { <text:s text:c="4"/>"ID" : 851, <text:s text:c="4"/>"SPFsym" : "", <text:s text:c="4"/>"input" : "" <text:s text:c="2"/>}, { <text:s text:c="4"/>"ID" : 1684, <text:s text:c="4"/>"SPFsym" : "", <text:s text:c="4"/>"input" : "" <text:s text:c="2"/>}, { <text:s text:c="4"/>"ID" : 1079, <text:s text:c="4"/>"SPFsym" : "", <text:s text:c="4"/>"input" : "" <text:s text:c="2"/>}, { <text:s text:c="4"/>"ID" : 1912, <text:s text:c="4"/>"SPFsym" : "", <text:s text:c="4"/>"input" : "" <text:s text:c="2"/>}, { <text:s text:c="4"/>"ID" : 1433, <text:s text:c="4"/>"SPFsym" : "", <text:s text:c="4"/>"input" : "Y" <text:s text:c="2"/>}, { <text:s text:c="4"/>"ID" : 2714, <text:s text:c="4"/>"SPFsym" : "", <text:s text:c="4"/>"input" : "N" <text:s text:c="2"/>}, { <text:s text:c="4"/>"ID" : 1307, <text:s text:c="4"/>"SPFsym" : "", <text:s text:c="4"/>"input" : "" <text:s text:c="2"/>}, { <text:s text:c="4"/>"ID" : 2140, <text:s text:c="4"/>"SPFsym" : "", <text:s text:c="4"/>"input" : "" <text:s text:c="2"/>}, { <text:s text:c="4"/>"ID" : 509, <text:s text:c="4"/>"SPFsym" : "", <text:s text:c="4"/>"input" : "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247 () String <text:s text:c="4"/>"/HELp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0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0.906" calcext:value-type="float">
            <text:p>0.906</text:p>
          </table:table-cell>
          <table:table-cell table:style-name="ce23" office:value-type="float" office:value="2.313" calcext:value-type="float">
            <text:p>2.313</text:p>
          </table:table-cell>
          <table:table-cell table:style-name="ce23" office:value-type="float" office:value="486.057" calcext:value-type="float">
            <text:p>486.057</text:p>
          </table:table-cell>
          <table:table-cell/>
          <table:table-cell office:value-type="string" calcext:value-type="string">
            <text:p>{ <text:s text:c="2"/>"SAT" : true, <text:s text:c="2"/>"inputs" : [ { <text:s text:c="4"/>"ID" : 339, <text:s text:c="4"/>"SPFsym" : "", <text:s text:c="4"/>"input" : "" <text:s text:c="2"/>}, { <text:s text:c="4"/>"ID" : 247, <text:s text:c="4"/>"SPFsym" : "", <text:s text:c="4"/>"input" : "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339 () String <text:s text:c="4"/>"") <text:s text:c="2"/>(define-fun sym247 () String <text:s text:c="4"/>"WZYh") <text:s text:c="2"/>(define-fun Alphabet () RegLan <text:s text:c="4"/>(let ((a!1 (re.union (re.union (re.union (str.to_re " ") (str.to_re "A")) <text:s text:c="31"/>(str.to_re "B")) <text:s text:c="21"/>(str.to_re "C")))) (let ((a!2 (re.union (re.union (re.union a!1 (str.to_re "D")) (str.to_re "E")) <text:s text:c="21"/>(str.to_re "F")))) (let ((a!3 (re.union (re.union (re.union a!2 (str.to_re "G")) (str.to_re "H")) <text:s text:c="21"/>(str.to_re "I")))) (let ((a!4 (re.union (re.union (re.union a!3 (str.to_re "J")) (str.to_re "K")) <text:s text:c="21"/>(str.to_re "L")))) (let ((a!5 (re.union (re.union (re.union a!4 (str.to_re "M")) (str.to_re "N")) <text:s text:c="21"/>(str.to_re "O")))) (let ((a!6 (re.union (re.union (re.union a!5 (str.to_re "P")) (str.to_re "Q")) <text:s text:c="21"/>(str.to_re "R")))) (let ((a!7 (re.union (re.union (re.union a!6 (str.to_re "S")) (str.to_re "T")) <text:s text:c="21"/>(str.to_re "U")))) (let ((a!8 (re.union (re.union (re.union a!7 (str.to_re "V")) (str.to_re "W")) <text:s text:c="21"/>(str.to_re "X")))) (let ((a!9 (re.union (re.union (re.union a!8 (str.to_re "Y")) (str.to_re "Z")) <text:s text:c="21"/>(str.to_re "a")))) (let ((a!10 (re.union (re.union (re.union a!9 (str.to_re "b")) (str.to_re "c")) <text:s text:c="22"/>(str.to_re "d")))) (let ((a!11 (re.union (re.union (re.union a!10 (str.to_re "e")) (str.to_re "f")) <text:s text:c="22"/>(str.to_re "g")))) (let ((a!12 (re.union (re.union (re.union a!11 (str.to_re "h")) (str.to_re "i")) <text:s text:c="22"/>(str.to_re "j")))) (let ((a!13 (re.union (re.union (re.union a!12 (str.to_re "k")) (str.to_re "l")) <text:s text:c="22"/>(str.to_re "m")))) (let ((a!14 (re.union (re.union (re.union a!13 (str.to_re "n")) (str.to_re "o")) <text:s text:c="22"/>(str.to_re "p")))) (let ((a!15 (re.union (re.union (re.union a!14 (str.to_re "q")) (str.to_re "r")) <text:s text:c="22"/>(str.to_re "s")))) (let ((a!16 (re.union (re.union (re.union a!15 (str.to_re "t")) (str.to_re "u")) <text:s text:c="22"/>(str.to_re "v")))) (let ((a!17 (re.union (re.union (re.union a!16 (str.to_re "w")) (str.to_re "x")) <text:s text:c="22"/>(str.to_re "y")))) <text:s text:c="2"/>(re.* (re.union a!17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2.smt2</text:p>
          </table:table-cell>
          <table:table-cell table:style-name="ce21" office:value-type="float" office:value="1200.102" calcext:value-type="float">
            <text:p>1200.102</text:p>
          </table:table-cell>
          <table:table-cell table:style-name="ce23" office:value-type="float" office:value="1.114" calcext:value-type="float">
            <text:p>1.114</text:p>
          </table:table-cell>
          <table:table-cell table:style-name="ce23" office:value-type="float" office:value="2.571" calcext:value-type="float">
            <text:p>2.571</text:p>
          </table:table-cell>
          <table:table-cell table:style-name="ce23" office:value-type="float" office:value="1200.088" calcext:value-type="float">
            <text:p>1200.088</text:p>
          </table:table-cell>
          <table:table-cell/>
          <table:table-cell office:value-type="string" calcext:value-type="string">
            <text:p>{ <text:s text:c="2"/>"SAT" : true, <text:s text:c="2"/>"inputs" : [ { <text:s text:c="4"/>"ID" : 737, <text:s text:c="4"/>"SPFsym" : "", <text:s text:c="4"/>"input" : "" <text:s text:c="2"/>}, { <text:s text:c="4"/>"ID" : 242, <text:s text:c="4"/>"SPFsym" : "", <text:s text:c="4"/>"input" : "" <text:s text:c="2"/>}, { <text:s text:c="4"/>"ID" : 851, <text:s text:c="4"/>"SPFsym" : "", <text:s text:c="4"/>"input" : "" <text:s text:c="2"/>}, { <text:s text:c="4"/>"ID" : 965, <text:s text:c="4"/>"SPFsym" : "", <text:s text:c="4"/>"input" : "" <text:s text:c="2"/>}, { <text:s text:c="4"/>"ID" : 1079, <text:s text:c="4"/>"SPFsym" : "", <text:s text:c="4"/>"input" : "" <text:s text:c="2"/>}, { <text:s text:c="4"/>"ID" : 1193, <text:s text:c="4"/>"SPFsym" : "", <text:s text:c="4"/>"input" : "" <text:s text:c="2"/>}, { <text:s text:c="4"/>"ID" : 1433, <text:s text:c="4"/>"SPFsym" : "", <text:s text:c="4"/>"input" : "N" <text:s text:c="2"/>}, { <text:s text:c="4"/>"ID" : 395, <text:s text:c="4"/>"SPFsym" : "", <text:s text:c="4"/>"input" : "" <text:s text:c="2"/>}, { <text:s text:c="4"/>"ID" : 1307, <text:s text:c="4"/>"SPFsym" : "", <text:s text:c="4"/>"input" : "" <text:s text:c="2"/>}, { <text:s text:c="4"/>"ID" : 509, <text:s text:c="4"/>"SPFsym" : "", <text:s text:c="4"/>"input" : "" <text:s text:c="2"/>}, { <text:s text:c="4"/>"ID" : 623, <text:s text:c="4"/>"SPFsym" : "", <text:s text:c="4"/>"input" : "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3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129" calcext:value-type="float">
            <text:p>1.129</text:p>
          </table:table-cell>
          <table:table-cell table:style-name="ce23" office:value-type="float" office:value="2.563" calcext:value-type="float">
            <text:p>2.563</text:p>
          </table:table-cell>
          <table:table-cell table:style-name="ce23" office:value-type="float" office:value="837.463" calcext:value-type="float">
            <text:p>837.46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l") <text:s text:c="2"/>(define-fun sym242 () String <text:s text:c="4"/>"Hk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6")) (str.to_re "9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737 () String <text:s text:c="4"/>"l") <text:s text:c="2"/>(define-fun sym851 () String <text:s text:c="4"/>"B6") <text:s text:c="2"/>(define-fun sym965 () String <text:s text:c="4"/>"/qUiT") <text:s text:c="2"/>(define-fun sym623 () String <text:s text:c="4"/>"h/") <text:s text:c="2"/>(define-fun sym122 () String <text:s text:c="4"/>"ELEMENtArY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4.smt2</text:p>
          </table:table-cell>
          <table:table-cell table:style-name="ce21" office:value-type="float" office:value="1200.103" calcext:value-type="float">
            <text:p>1200.103</text:p>
          </table:table-cell>
          <table:table-cell table:style-name="ce23" office:value-type="float" office:value="1.141" calcext:value-type="float">
            <text:p>1.141</text:p>
          </table:table-cell>
          <table:table-cell table:style-name="ce23" office:value-type="float" office:value="2.552" calcext:value-type="float">
            <text:p>2.552</text:p>
          </table:table-cell>
          <table:table-cell table:style-name="ce23" office:value-type="float" office:value="100.31" calcext:value-type="float">
            <text:p>100.31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93 () String <text:s text:c="4"/>"O") <text:s text:c="2"/>(define-fun sym1079 () String <text:s text:c="4"/>"p") <text:s text:c="2"/>(define-fun sym242 () String <text:s text:c="4"/>"") <text:s text:c="2"/>(define-fun sym395 () String <text:s text:c="4"/>"0") <text:s text:c="2"/>(define-fun Alphabet () RegLan <text:s text:c="4"/>(let ((a!1 (re.union (re.union (re.union (str.to_re "0") (str.to_re "1")) <text:s text:c="31"/>(str.to_re "3")) <text:s text:c="21"/>(str.to_re "4")))) (let ((a!2 (re.union (re.union (re.union a!1 (str.to_re "5")) (str.to_re "6")) <text:s text:c="21"/>(str.to_re "7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737 () String <text:s text:c="4"/>"") <text:s text:c="2"/>(define-fun sym1307 () String <text:s text:c="4"/>"") <text:s text:c="2"/>(define-fun sym851 () String <text:s text:c="4"/>"Z") <text:s text:c="2"/>(define-fun sym1433 () String <text:s text:c="4"/>"n") <text:s text:c="2"/>(define-fun sym965 () String <text:s text:c="4"/>"J") <text:s text:c="2"/>(define-fun sym623 () String <text:s text:c="4"/>"7") <text:s text:c="2"/>(define-fun sym122 () String <text:s text:c="4"/>"elEMENTARy") <text:s text:c="2"/>(define-fun sym509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5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083" calcext:value-type="float">
            <text:p>1.083</text:p>
          </table:table-cell>
          <table:table-cell table:style-name="ce23" office:value-type="float" office:value="2.514" calcext:value-type="float">
            <text:p>2.514</text:p>
          </table:table-cell>
          <table:table-cell table:style-name="ce23" office:value-type="float" office:value="979.624" calcext:value-type="float">
            <text:p>979.624</text:p>
          </table:table-cell>
          <table:table-cell/>
          <table:table-cell office:value-type="string" calcext:value-type="string">
            <text:p>{ <text:s text:c="2"/>"SAT" : true, <text:s text:c="2"/>"inputs" : [ { <text:s text:c="4"/>"ID" : 400, <text:s text:c="4"/>"SPFsym" : "", <text:s text:c="4"/>"input" : "" <text:s text:c="2"/>}, { <text:s text:c="4"/>"ID" : 514, <text:s text:c="4"/>"SPFsym" : "", <text:s text:c="4"/>"input" : "" <text:s text:c="2"/>}, { <text:s text:c="4"/>"ID" : 247, <text:s text:c="4"/>"SPFsym" : "", <text:s text:c="4"/>"input" : "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42 () String <text:s text:c="4"/>"8KA/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7")) (str.to_re "8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8") <text:s text:c="2"/>(define-fun sym851 () String <text:s text:c="4"/>"Cd") <text:s text:c="2"/>(define-fun sym737 () String <text:s text:c="4"/>"") <text:s text:c="2"/>(define-fun sym623 () String <text:s text:c="4"/>"CNO") <text:s text:c="2"/>(define-fun sym122 () String <text:s text:c="4"/>"elEmENTArY") <text:s text:c="2"/>(define-fun sym965 () String <text:s text:c="4"/>"/quI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6.smt2</text:p>
          </table:table-cell>
          <table:table-cell table:style-name="ce21" office:value-type="float" office:value="1200.08" calcext:value-type="float">
            <text:p>1200.08</text:p>
          </table:table-cell>
          <table:table-cell table:style-name="ce23" office:value-type="float" office:value="1.251" calcext:value-type="float">
            <text:p>1.251</text:p>
          </table:table-cell>
          <table:table-cell table:style-name="ce23" office:value-type="float" office:value="2.588" calcext:value-type="float">
            <text:p>2.588</text:p>
          </table:table-cell>
          <table:table-cell table:style-name="ce23" office:value-type="float" office:value="1200.092" calcext:value-type="float">
            <text:p>1200.092</text:p>
          </table:table-cell>
          <table:table-cell/>
          <table:table-cell office:value-type="string" calcext:value-type="string">
            <text:p>{ <text:s text:c="2"/>"SAT" : true, <text:s text:c="2"/>"inputs" : [ { <text:s text:c="4"/>"ID" : 400, <text:s text:c="4"/>"SPFsym" : "", <text:s text:c="4"/>"input" : "" <text:s text:c="2"/>}, { <text:s text:c="4"/>"ID" : 1312, <text:s text:c="4"/>"SPFsym" : "", <text:s text:c="4"/>"input" : "" <text:s text:c="2"/>}, { <text:s text:c="4"/>"ID" : 514, <text:s text:c="4"/>"SPFsym" : "", <text:s text:c="4"/>"input" : "" <text:s text:c="2"/>}, { <text:s text:c="4"/>"ID" : 628, <text:s text:c="4"/>"SPFsym" : "", <text:s text:c="4"/>"input" : "" <text:s text:c="2"/>}, { <text:s text:c="4"/>"ID" : 742, <text:s text:c="4"/>"SPFsym" : "", <text:s text:c="4"/>"input" : "" <text:s text:c="2"/>}, { <text:s text:c="4"/>"ID" : 247, <text:s text:c="4"/>"SPFsym" : "", <text:s text:c="4"/>"input" : "" <text:s text:c="2"/>}, { <text:s text:c="4"/>"ID" : 856, <text:s text:c="4"/>"SPFsym" : "", <text:s text:c="4"/>"input" : "" <text:s text:c="2"/>}, { <text:s text:c="4"/>"ID" : 970, <text:s text:c="4"/>"SPFsym" : "", <text:s text:c="4"/>"input" : "" <text:s text:c="2"/>}, { <text:s text:c="4"/>"ID" : 1084, <text:s text:c="4"/>"SPFsym" : "", <text:s text:c="4"/>"input" : "" <text:s text:c="2"/>}, { <text:s text:c="4"/>"ID" : 1198, <text:s text:c="4"/>"SPFsym" : "", <text:s text:c="4"/>"input" : "" <text:s text:c="2"/>}, { <text:s text:c="4"/>"ID" : 1438, <text:s text:c="4"/>"SPFsym" : "", <text:s text:c="4"/>"input" : "N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7.smt2</text:p>
          </table:table-cell>
          <table:table-cell table:style-name="ce21" office:value-type="float" office:value="1200.06" calcext:value-type="float">
            <text:p>1200.06</text:p>
          </table:table-cell>
          <table:table-cell table:style-name="ce23" office:value-type="float" office:value="1.029" calcext:value-type="float">
            <text:p>1.029</text:p>
          </table:table-cell>
          <table:table-cell table:style-name="ce23" office:value-type="float" office:value="2.491" calcext:value-type="float">
            <text:p>2.491</text:p>
          </table:table-cell>
          <table:table-cell table:style-name="ce23" office:value-type="float" office:value="268.13" calcext:value-type="float">
            <text:p>268.13</text:p>
          </table:table-cell>
          <table:table-cell table:number-columns-repeated="2"/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37 () String <text:s text:c="4"/>"") <text:s text:c="2"/>(define-fun sym242 () String <text:s text:c="4"/>"D/l") <text:s text:c="2"/>(define-fun sym395 () String <text:s text:c="4"/>"CON") <text:s text:c="2"/>(define-fun Alphabet () RegLan <text:s text:c="4"/>(let ((a!1 (re.union (re.union (re.union (str.to_re "/") (str.to_re "3")) <text:s text:c="31"/>(str.to_re "4")) <text:s text:c="21"/>(str.to_re "5")))) (let ((a!2 (re.union (re.union (re.union a!1 (str.to_re "6")) (str.to_re "7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xu") <text:s text:c="2"/>(define-fun sym122 () String <text:s text:c="4"/>"elemenTaRy") <text:s text:c="2"/>(define-fun sym851 () String <text:s text:c="4"/>"/quIt") <text:s text:c="2"/>(define-fun sym623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19.smt2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3" office:value-type="float" office:value="1.104" calcext:value-type="float">
            <text:p>1.104</text:p>
          </table:table-cell>
          <table:table-cell table:style-name="ce23" office:value-type="float" office:value="2.571" calcext:value-type="float">
            <text:p>2.571</text:p>
          </table:table-cell>
          <table:table-cell table:style-name="ce23" office:value-type="float" office:value="1200.082" calcext:value-type="float">
            <text:p>1200.082</text:p>
          </table:table-cell>
          <table:table-cell/>
          <table:table-cell office:value-type="string" calcext:value-type="string">
            <text:p>{ <text:s text:c="2"/>"SAT" : true, <text:s text:c="2"/>"inputs" : [ { <text:s text:c="4"/>"ID" : 400, <text:s text:c="4"/>"SPFsym" : "", <text:s text:c="4"/>"input" : "" <text:s text:c="2"/>}, { <text:s text:c="4"/>"ID" : 1312, <text:s text:c="4"/>"SPFsym" : "", <text:s text:c="4"/>"input" : "" <text:s text:c="2"/>}, { <text:s text:c="4"/>"ID" : 514, <text:s text:c="4"/>"SPFsym" : "", <text:s text:c="4"/>"input" : "" <text:s text:c="2"/>}, { <text:s text:c="4"/>"ID" : 628, <text:s text:c="4"/>"SPFsym" : "", <text:s text:c="4"/>"input" : "" <text:s text:c="2"/>}, { <text:s text:c="4"/>"ID" : 742, <text:s text:c="4"/>"SPFsym" : "", <text:s text:c="4"/>"input" : "" <text:s text:c="2"/>}, { <text:s text:c="4"/>"ID" : 247, <text:s text:c="4"/>"SPFsym" : "", <text:s text:c="4"/>"input" : "" <text:s text:c="2"/>}, { <text:s text:c="4"/>"ID" : 856, <text:s text:c="4"/>"SPFsym" : "", <text:s text:c="4"/>"input" : "" <text:s text:c="2"/>}, { <text:s text:c="4"/>"ID" : 970, <text:s text:c="4"/>"SPFsym" : "", <text:s text:c="4"/>"input" : "" <text:s text:c="2"/>}, { <text:s text:c="4"/>"ID" : 1084, <text:s text:c="4"/>"SPFsym" : "", <text:s text:c="4"/>"input" : "" <text:s text:c="2"/>}, { <text:s text:c="4"/>"ID" : 1198, <text:s text:c="4"/>"SPFsym" : "", <text:s text:c="4"/>"input" : "" <text:s text:c="2"/>}, { <text:s text:c="4"/>"ID" : 1438, <text:s text:c="4"/>"SPFsym" : "", <text:s text:c="4"/>"input" : "N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0.smt2</text:p>
          </table:table-cell>
          <table:table-cell table:style-name="ce21" office:value-type="float" office:value="1200.08" calcext:value-type="float">
            <text:p>1200.08</text:p>
          </table:table-cell>
          <table:table-cell table:style-name="ce23" office:value-type="float" office:value="1.152" calcext:value-type="float">
            <text:p>1.152</text:p>
          </table:table-cell>
          <table:table-cell table:style-name="ce23" office:value-type="float" office:value="2.698" calcext:value-type="float">
            <text:p>2.698</text:p>
          </table:table-cell>
          <table:table-cell table:style-name="ce23" office:value-type="float" office:value="1200.07" calcext:value-type="float">
            <text:p>1200.07</text:p>
          </table:table-cell>
          <table:table-cell/>
          <table:table-cell office:value-type="string" calcext:value-type="string">
            <text:p>{ <text:s text:c="2"/>"SAT" : true, <text:s text:c="2"/>"inputs" : [ { <text:s text:c="4"/>"ID" : 400, <text:s text:c="4"/>"SPFsym" : "", <text:s text:c="4"/>"input" : "" <text:s text:c="2"/>}, { <text:s text:c="4"/>"ID" : 514, <text:s text:c="4"/>"SPFsym" : "", <text:s text:c="4"/>"input" : "" <text:s text:c="2"/>}, { <text:s text:c="4"/>"ID" : 628, <text:s text:c="4"/>"SPFsym" : "", <text:s text:c="4"/>"input" : "" <text:s text:c="2"/>}, { <text:s text:c="4"/>"ID" : 742, <text:s text:c="4"/>"SPFsym" : "", <text:s text:c="4"/>"input" : "" <text:s text:c="2"/>}, { <text:s text:c="4"/>"ID" : 247, <text:s text:c="4"/>"SPFsym" : "", <text:s text:c="4"/>"input" : "" <text:s text:c="2"/>}, { <text:s text:c="4"/>"ID" : 856, <text:s text:c="4"/>"SPFsym" : "", <text:s text:c="4"/>"input" : "" <text:s text:c="2"/>}, { <text:s text:c="4"/>"ID" : 970, <text:s text:c="4"/>"SPFsym" : "", <text:s text:c="4"/>"input" : "" <text:s text:c="2"/>}, { <text:s text:c="4"/>"ID" : 1084, <text:s text:c="4"/>"SPFsym" : "", <text:s text:c="4"/>"input" : "" <text:s text:c="2"/>}, { <text:s text:c="4"/>"ID" : 1198, <text:s text:c="4"/>"SPFsym" : "", <text:s text:c="4"/>"input" : "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1.smt2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3" office:value-type="float" office:value="1.147" calcext:value-type="float">
            <text:p>1.147</text:p>
          </table:table-cell>
          <table:table-cell table:style-name="ce23" office:value-type="float" office:value="2.547" calcext:value-type="float">
            <text:p>2.547</text:p>
          </table:table-cell>
          <table:table-cell table:style-name="ce23" office:value-type="float" office:value="1200.063" calcext:value-type="float">
            <text:p>1200.063</text:p>
          </table:table-cell>
          <table:table-cell/>
          <table:table-cell office:value-type="string" calcext:value-type="string">
            <text:p>{ <text:s text:c="2"/>"SAT" : true, <text:s text:c="2"/>"inputs" : [ { <text:s text:c="4"/>"ID" : 400, <text:s text:c="4"/>"SPFsym" : "", <text:s text:c="4"/>"input" : "" <text:s text:c="2"/>}, { <text:s text:c="4"/>"ID" : 1312, <text:s text:c="4"/>"SPFsym" : "", <text:s text:c="4"/>"input" : "" <text:s text:c="2"/>}, { <text:s text:c="4"/>"ID" : 514, <text:s text:c="4"/>"SPFsym" : "", <text:s text:c="4"/>"input" : "" <text:s text:c="2"/>}, { <text:s text:c="4"/>"ID" : 628, <text:s text:c="4"/>"SPFsym" : "", <text:s text:c="4"/>"input" : "" <text:s text:c="2"/>}, { <text:s text:c="4"/>"ID" : 742, <text:s text:c="4"/>"SPFsym" : "", <text:s text:c="4"/>"input" : "" <text:s text:c="2"/>}, { <text:s text:c="4"/>"ID" : 247, <text:s text:c="4"/>"SPFsym" : "", <text:s text:c="4"/>"input" : "" <text:s text:c="2"/>}, { <text:s text:c="4"/>"ID" : 856, <text:s text:c="4"/>"SPFsym" : "", <text:s text:c="4"/>"input" : "" <text:s text:c="2"/>}, { <text:s text:c="4"/>"ID" : 970, <text:s text:c="4"/>"SPFsym" : "", <text:s text:c="4"/>"input" : "" <text:s text:c="2"/>}, { <text:s text:c="4"/>"ID" : 1084, <text:s text:c="4"/>"SPFsym" : "", <text:s text:c="4"/>"input" : "" <text:s text:c="2"/>}, { <text:s text:c="4"/>"ID" : 1198, <text:s text:c="4"/>"SPFsym" : "", <text:s text:c="4"/>"input" : "" <text:s text:c="2"/>}, { <text:s text:c="4"/>"ID" : 1438, <text:s text:c="4"/>"SPFsym" : "", <text:s text:c="4"/>"input" : "N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2.smt2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3" office:value-type="float" office:value="1.035" calcext:value-type="float">
            <text:p>1.035</text:p>
          </table:table-cell>
          <table:table-cell table:style-name="ce23" office:value-type="float" office:value="2.495" calcext:value-type="float">
            <text:p>2.495</text:p>
          </table:table-cell>
          <table:table-cell table:style-name="ce23" office:value-type="float" office:value="1200.093" calcext:value-type="float">
            <text:p>1200.093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3.smt2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3" office:value-type="float" office:value="1.17" calcext:value-type="float">
            <text:p>1.17</text:p>
          </table:table-cell>
          <table:table-cell table:style-name="ce23" office:value-type="float" office:value="2.59" calcext:value-type="float">
            <text:p>2.59</text:p>
          </table:table-cell>
          <table:table-cell table:style-name="ce23" office:value-type="float" office:value="1200.102" calcext:value-type="float">
            <text:p>1200.10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4.smt2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3" office:value-type="float" office:value="1.028" calcext:value-type="float">
            <text:p>1.028</text:p>
          </table:table-cell>
          <table:table-cell table:style-name="ce23" office:value-type="float" office:value="2.538" calcext:value-type="float">
            <text:p>2.538</text:p>
          </table:table-cell>
          <table:table-cell table:style-name="ce23" office:value-type="float" office:value="1200.102" calcext:value-type="float">
            <text:p>1200.102</text:p>
          </table:table-cell>
          <table:table-cell table:number-columns-repeated="2"/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6.smt2</text:p>
          </table:table-cell>
          <table:table-cell table:style-name="ce21" office:value-type="float" office:value="1200.047" calcext:value-type="float">
            <text:p>1200.047</text:p>
          </table:table-cell>
          <table:table-cell table:style-name="ce23" office:value-type="float" office:value="1.112" calcext:value-type="float">
            <text:p>1.112</text:p>
          </table:table-cell>
          <table:table-cell table:style-name="ce23" office:value-type="float" office:value="2.579" calcext:value-type="float">
            <text:p>2.579</text:p>
          </table:table-cell>
          <table:table-cell table:style-name="ce23" office:value-type="float" office:value="1200.095" calcext:value-type="float">
            <text:p>1200.095</text:p>
          </table:table-cell>
          <table:table-cell/>
          <table:table-cell office:value-type="string" calcext:value-type="string">
            <text:p>{ <text:s text:c="2"/>"SAT" : true, <text:s text:c="2"/>"inputs" : [ { <text:s text:c="4"/>"ID" : 405, <text:s text:c="4"/>"SPFsym" : "", <text:s text:c="4"/>"input" : "" <text:s text:c="2"/>}, { <text:s text:c="4"/>"ID" : 519, <text:s text:c="4"/>"SPFsym" : "", <text:s text:c="4"/>"input" : "" <text:s text:c="2"/>}, { <text:s text:c="4"/>"ID" : 633, <text:s text:c="4"/>"SPFsym" : "", <text:s text:c="4"/>"input" : "" <text:s text:c="2"/>}, { <text:s text:c="4"/>"ID" : 747, <text:s text:c="4"/>"SPFsym" : "", <text:s text:c="4"/>"input" : "" <text:s text:c="2"/>}, { <text:s text:c="4"/>"ID" : 252, <text:s text:c="4"/>"SPFsym" : "", <text:s text:c="4"/>"input" : "" <text:s text:c="2"/>}, { <text:s text:c="4"/>"ID" : 861, <text:s text:c="4"/>"SPFsym" : "", <text:s text:c="4"/>"input" : "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7.smt2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3" office:value-type="float" office:value="1.178" calcext:value-type="float">
            <text:p>1.178</text:p>
          </table:table-cell>
          <table:table-cell table:style-name="ce23" office:value-type="float" office:value="2.619" calcext:value-type="float">
            <text:p>2.619</text:p>
          </table:table-cell>
          <table:table-cell table:style-name="ce23" office:value-type="float" office:value="1200.084" calcext:value-type="float">
            <text:p>1200.084</text:p>
          </table:table-cell>
          <table:table-cell/>
          <table:table-cell office:value-type="string" calcext:value-type="string">
            <text:p>{ <text:s text:c="2"/>"SAT" : true, <text:s text:c="2"/>"inputs" : [ { <text:s text:c="4"/>"ID" : 1089, <text:s text:c="4"/>"SPFsym" : "", <text:s text:c="4"/>"input" : "" <text:s text:c="2"/>}, { <text:s text:c="4"/>"ID" : 1203, <text:s text:c="4"/>"SPFsym" : "", <text:s text:c="4"/>"input" : "" <text:s text:c="2"/>}, { <text:s text:c="4"/>"ID" : 1443, <text:s text:c="4"/>"SPFsym" : "", <text:s text:c="4"/>"input" : "N" <text:s text:c="2"/>}, { <text:s text:c="4"/>"ID" : 405, <text:s text:c="4"/>"SPFsym" : "", <text:s text:c="4"/>"input" : "" <text:s text:c="2"/>}, { <text:s text:c="4"/>"ID" : 1317, <text:s text:c="4"/>"SPFsym" : "", <text:s text:c="4"/>"input" : "" <text:s text:c="2"/>}, { <text:s text:c="4"/>"ID" : 519, <text:s text:c="4"/>"SPFsym" : "", <text:s text:c="4"/>"input" : "" <text:s text:c="2"/>}, { <text:s text:c="4"/>"ID" : 633, <text:s text:c="4"/>"SPFsym" : "", <text:s text:c="4"/>"input" : "" <text:s text:c="2"/>}, { <text:s text:c="4"/>"ID" : 747, <text:s text:c="4"/>"SPFsym" : "", <text:s text:c="4"/>"input" : "" <text:s text:c="2"/>}, { <text:s text:c="4"/>"ID" : 252, <text:s text:c="4"/>"SPFsym" : "", <text:s text:c="4"/>"input" : "" <text:s text:c="2"/>}, { <text:s text:c="4"/>"ID" : 861, <text:s text:c="4"/>"SPFsym" : "", <text:s text:c="4"/>"input" : "" <text:s text:c="2"/>}, { <text:s text:c="4"/>"ID" : 975, <text:s text:c="4"/>"SPFsym" : "", <text:s text:c="4"/>"input" : "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8.smt2</text:p>
          </table:table-cell>
          <table:table-cell table:style-name="ce21" office:value-type="float" office:value="1200.049" calcext:value-type="float">
            <text:p>1200.049</text:p>
          </table:table-cell>
          <table:table-cell table:style-name="ce23" office:value-type="float" office:value="1.194" calcext:value-type="float">
            <text:p>1.194</text:p>
          </table:table-cell>
          <table:table-cell table:style-name="ce23" office:value-type="float" office:value="2.624" calcext:value-type="float">
            <text:p>2.624</text:p>
          </table:table-cell>
          <table:table-cell table:style-name="ce23" office:value-type="float" office:value="1200.095" calcext:value-type="float">
            <text:p>1200.095</text:p>
          </table:table-cell>
          <table:table-cell/>
          <table:table-cell office:value-type="string" calcext:value-type="string">
            <text:p>{ <text:s text:c="2"/>"SAT" : true, <text:s text:c="2"/>"inputs" : [ { <text:s text:c="4"/>"ID" : 1089, <text:s text:c="4"/>"SPFsym" : "", <text:s text:c="4"/>"input" : "" <text:s text:c="2"/>}, { <text:s text:c="4"/>"ID" : 1203, <text:s text:c="4"/>"SPFsym" : "", <text:s text:c="4"/>"input" : "" <text:s text:c="2"/>}, { <text:s text:c="4"/>"ID" : 1443, <text:s text:c="4"/>"SPFsym" : "", <text:s text:c="4"/>"input" : "N" <text:s text:c="2"/>}, { <text:s text:c="4"/>"ID" : 405, <text:s text:c="4"/>"SPFsym" : "", <text:s text:c="4"/>"input" : "" <text:s text:c="2"/>}, { <text:s text:c="4"/>"ID" : 1317, <text:s text:c="4"/>"SPFsym" : "", <text:s text:c="4"/>"input" : "" <text:s text:c="2"/>}, { <text:s text:c="4"/>"ID" : 519, <text:s text:c="4"/>"SPFsym" : "", <text:s text:c="4"/>"input" : "" <text:s text:c="2"/>}, { <text:s text:c="4"/>"ID" : 633, <text:s text:c="4"/>"SPFsym" : "", <text:s text:c="4"/>"input" : "" <text:s text:c="2"/>}, { <text:s text:c="4"/>"ID" : 747, <text:s text:c="4"/>"SPFsym" : "", <text:s text:c="4"/>"input" : "" <text:s text:c="2"/>}, { <text:s text:c="4"/>"ID" : 252, <text:s text:c="4"/>"SPFsym" : "", <text:s text:c="4"/>"input" : "" <text:s text:c="2"/>}, { <text:s text:c="4"/>"ID" : 861, <text:s text:c="4"/>"SPFsym" : "", <text:s text:c="4"/>"input" : "" <text:s text:c="2"/>}, { <text:s text:c="4"/>"ID" : 975, <text:s text:c="4"/>"SPFsym" : "", <text:s text:c="4"/>"input" : "" <text:s text:c="2"/>}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29.smt2</text:p>
          </table:table-cell>
          <table:table-cell table:style-name="ce21" office:value-type="float" office:value="1200.103" calcext:value-type="float">
            <text:p>1200.103</text:p>
          </table:table-cell>
          <table:table-cell table:style-name="ce23" office:value-type="float" office:value="1.009" calcext:value-type="float">
            <text:p>1.009</text:p>
          </table:table-cell>
          <table:table-cell table:style-name="ce23" office:value-type="float" office:value="2.494" calcext:value-type="float">
            <text:p>2.494</text:p>
          </table:table-cell>
          <table:table-cell table:style-name="ce23" office:value-type="float" office:value="207.026" calcext:value-type="float">
            <text:p>207.026</text:p>
          </table:table-cell>
          <table:table-cell/>
          <table:table-cell office:value-type="string" calcext:value-type="string">
            <text:p>{ <text:s text:c="2"/>"SAT" : true, <text:s text:c="2"/>"inputs" : [ { <text:s text:c="4"/>"ID" : 405, <text:s text:c="4"/>"SPFsym" : "", <text:s text:c="4"/>"input" : "" <text:s text:c="2"/>}, { <text:s text:c="4"/>"ID" : 519, <text:s text:c="4"/>"SPFsym" : "", <text:s text:c="4"/>"input" : "" <text:s text:c="2"/>}, { <text:s text:c="4"/>"ID" : 633, <text:s text:c="4"/>"SPFsym" : "", <text:s text:c="4"/>"input" : "" <text:s text:c="2"/>}, { <text:s text:c="4"/>"ID" : 747, <text:s text:c="4"/>"SPFsym" : "", <text:s text:c="4"/>"input" : "" <text:s text:c="2"/>}, { <text:s text:c="4"/>"ID" : 252, <text:s text:c="4"/>"SPFsym" : "", <text:s text:c="4"/>"input" : "" <text:s text:c="2"/>} ] }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405 () String <text:s text:c="4"/>"") <text:s text:c="2"/>(define-fun Alphabet () RegLan <text:s text:c="4"/>(let ((a!1 (re.union (re.union (re.union (str.to_re " ") (str.to_re "-")) <text:s text:c="31"/>(str.to_re "/")) <text:s text:c="21"/>(str.to_re "0")))) (let ((a!2 (re.union (re.union (re.union a!1 (str.to_re "1")) (str.to_re "2")) <text:s text:c="21"/>(str.to_re "9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519 () String <text:s text:c="4"/>" ") <text:s text:c="2"/>(define-fun sym747 () String <text:s text:c="4"/>"Pd") <text:s text:c="2"/>(define-fun sym861 () String <text:s text:c="4"/>"/qUIt") <text:s text:c="2"/>(define-fun sym633 () String <text:s text:c="4"/>"") <text:s text:c="2"/>(define-fun sym252 () String <text:s text:c="4"/>"b2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4" office:value-type="string" calcext:value-type="string">
            <text:p><text:s/>mathQuizGame30.smt2</text:p>
          </table:table-cell>
          <table:table-cell table:style-name="ce21" office:value-type="float" office:value="1200.094" calcext:value-type="float">
            <text:p>1200.094</text:p>
          </table:table-cell>
          <table:table-cell table:style-name="ce23" office:value-type="float" office:value="1.099" calcext:value-type="float">
            <text:p>1.099</text:p>
          </table:table-cell>
          <table:table-cell table:style-name="ce23" office:value-type="float" office:value="2.583" calcext:value-type="float">
            <text:p>2.583</text:p>
          </table:table-cell>
          <table:table-cell table:style-name="ce23" office:value-type="float" office:value="1200.077" calcext:value-type="float">
            <text:p>1200.077</text:p>
          </table:table-cell>
          <table:table-cell/>
          <table:table-cell office:value-type="string" calcext:value-type="string">
            <text:p>{ <text:s text:c="2"/>"SAT" : true, <text:s text:c="2"/>"inputs" : [ ] }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office:value-type="string" calcext:value-type="string">
            <text:p><text:s/>mathQuizGame31.smt2</text:p>
          </table:table-cell>
          <table:table-cell table:style-name="ce22" office:value-type="float" office:value="1200.068" calcext:value-type="float">
            <text:p>1200.068</text:p>
          </table:table-cell>
          <table:table-cell table:style-name="ce18" office:value-type="float" office:value="1.036" calcext:value-type="float">
            <text:p>1.036</text:p>
          </table:table-cell>
          <table:table-cell table:style-name="ce18" office:value-type="float" office:value="2.533" calcext:value-type="float">
            <text:p>2.533</text:p>
          </table:table-cell>
          <table:table-cell table:style-name="ce18" office:value-type="float" office:value="728.061" calcext:value-type="float">
            <text:p>728.061</text:p>
          </table:table-cell>
          <table:table-cell/>
          <table:table-cell office:value-type="string" calcext:value-type="string">
            <text:p>{ <text:s text:c="2"/>"SAT" : true, <text:s text:c="2"/>"inputs" : [ { <text:s text:c="4"/>"ID" : 405, <text:s text:c="4"/>"SPFsym" : "", <text:s text:c="4"/>"input" : "" <text:s text:c="2"/>}, { <text:s text:c="4"/>"ID" : 519, <text:s text:c="4"/>"SPFsym" : "", <text:s text:c="4"/>"input" : "" <text:s text:c="2"/>}, { <text:s text:c="4"/>"ID" : 633, <text:s text:c="4"/>"SPFsym" : "", <text:s text:c="4"/>"input" : "" <text:s text:c="2"/>}, { <text:s text:c="4"/>"ID" : 747, <text:s text:c="4"/>"SPFsym" : "", <text:s text:c="4"/>"input" : "" <text:s text:c="2"/>}, { <text:s text:c="4"/>"ID" : 252, <text:s text:c="4"/>"SPFsym" : "", <text:s text:c="4"/>"input" : "" <text:s text:c="2"/>}, { <text:s text:c="4"/>"ID" : 861, <text:s text:c="4"/>"SPFsym" : "", <text:s text:c="4"/>"input" : "" <text:s text:c="2"/>} ] }</text:p>
          </table:table-cell>
          <table:table-cell table:style-name="ce9" office:value-type="string" calcext:value-type="string">
            <text:p>sat </text:p>
          </table:table-cell>
          <table:table-cell table:style-name="ce13" office:value-type="string" calcext:value-type="string">
            <text:p>( <text:s text:c="2"/>(define-fun sym252 () String <text:s text:c="4"/>"e25") <text:s text:c="2"/>(define-fun sym519 () String <text:s text:c="4"/>"") <text:s text:c="2"/>(define-fun Alphabet () RegLan <text:s text:c="4"/>(let ((a!1 (re.union (re.union (re.union (str.to_re " ") (str.to_re "/")) <text:s text:c="31"/>(str.to_re "1")) <text:s text:c="21"/>(str.to_re "2")))) (let ((a!2 (re.union (re.union (re.union a!1 (str.to_re "3")) (str.to_re "4")) <text:s text:c="21"/>(str.to_re "5")))) (let ((a!3 (re.union (re.union (re.union a!2 (str.to_re "6")) (str.to_re "A")) <text:s text:c="21"/>(str.to_re "B")))) (let ((a!4 (re.union (re.union (re.union a!3 (str.to_re "C")) (str.to_re "D")) <text:s text:c="21"/>(str.to_re "E")))) (let ((a!5 (re.union (re.union (re.union a!4 (str.to_re "F")) (str.to_re "G")) <text:s text:c="21"/>(str.to_re "H")))) (let ((a!6 (re.union (re.union (re.union a!5 (str.to_re "I")) (str.to_re "J")) <text:s text:c="21"/>(str.to_re "K")))) (let ((a!7 (re.union (re.union (re.union a!6 (str.to_re "L")) (str.to_re "M")) <text:s text:c="21"/>(str.to_re "N")))) (let ((a!8 (re.union (re.union (re.union a!7 (str.to_re "O")) (str.to_re "P")) <text:s text:c="21"/>(str.to_re "Q")))) (let ((a!9 (re.union (re.union (re.union a!8 (str.to_re "R")) (str.to_re "S")) <text:s text:c="21"/>(str.to_re "T")))) (let ((a!10 (re.union (re.union (re.union a!9 (str.to_re "U")) (str.to_re "V")) <text:s text:c="22"/>(str.to_re "W")))) (let ((a!11 (re.union (re.union (re.union a!10 (str.to_re "X")) (str.to_re "Y")) <text:s text:c="22"/>(str.to_re "Z")))) (let ((a!12 (re.union (re.union (re.union a!11 (str.to_re "a")) (str.to_re "b")) <text:s text:c="22"/>(str.to_re "c")))) (let ((a!13 (re.union (re.union (re.union a!12 (str.to_re "d")) (str.to_re "e")) <text:s text:c="22"/>(str.to_re "f")))) (let ((a!14 (re.union (re.union (re.union a!13 (str.to_re "g")) (str.to_re "h")) <text:s text:c="22"/>(str.to_re "i")))) (let ((a!15 (re.union (re.union (re.union a!14 (str.to_re "j")) (str.to_re "k")) <text:s text:c="22"/>(str.to_re "l")))) (let ((a!16 (re.union (re.union (re.union a!15 (str.to_re "m")) (str.to_re "n")) <text:s text:c="22"/>(str.to_re "o")))) (let ((a!17 (re.union (re.union (re.union a!16 (str.to_re "p")) (str.to_re "q")) <text:s text:c="22"/>(str.to_re "r")))) (let ((a!18 (re.union (re.union (re.union a!17 (str.to_re "s")) (str.to_re "t")) <text:s text:c="22"/>(str.to_re "u")))) (let ((a!19 (re.union (re.union (re.union a!18 (str.to_re "v")) (str.to_re "w")) <text:s text:c="22"/>(str.to_re "x")))) <text:s text:c="2"/>(re.* (re.union (re.union a!19 (str.to_re "y")) (str.to_re "z"))))))))))))))))))))))) <text:s text:c="2"/>(define-fun sym747 () String <text:s text:c="4"/>" <text:s/>") <text:s text:c="2"/>(define-fun sym975 () String <text:s text:c="4"/>"/quit") <text:s text:c="2"/>(define-fun sym122 () String <text:s text:c="4"/>"hiGh SchOol") <text:s text:c="2"/>(define-fun sym861 () String <text:s text:c="4"/>"") <text:s text:c="2"/>(define-fun sym405 () String <text:s text:c="4"/>"") <text:s text:c="2"/>(define-fun sym633 () String <text:s text:c="4"/>"4c 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CPU TIMES</text:p>
          </table:table-cell>
          <table:covered-table-cell table:number-columns-repeated="2" table:style-name="ce3"/>
          <table:covered-table-cell table:number-columns-repeated="7"/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/>
          <table:table-cell table:style-name="ce18" office:value-type="string" calcext:value-type="string" table:number-columns-spanned="2" table:number-rows-spanned="1">
            <text:p>m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stri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3</text:p>
          </table:table-cell>
          <table:covered-table-cell table:style-name="ce24"/>
          <table:table-cell table:style-name="ce18" office:value-type="string" calcext:value-type="string" table:number-columns-spanned="3" table:number-rows-spanned="1">
            <text:p>SUMS</text:p>
          </table:table-cell>
          <table:covered-table-cell table:number-columns-repeated="2" table:style-name="ce18"/>
          <table:table-cell table:number-columns-repeated="2"/>
          <table:table-cell table:style-name="ce1"/>
          <table:table-cell table:number-columns-repeated="1010"/>
        </table:table-row>
        <table:table-row table:style-name="ro3">
          <table:table-cell/>
          <table:table-cell table:style-name="ce18"/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ostrich</text:p>
          </table:table-cell>
          <table:table-cell table:style-name="ce18" office:value-type="string" calcext:value-type="string">
            <text:p>z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1.json</text:p>
          </table:table-cell>
          <table:table-cell office:value-type="float" office:value="2.606" calcext:value-type="float">
            <text:p>2.606</text:p>
          </table:table-cell>
          <table:table-cell office:value-type="float" office:value="0.648" calcext:value-type="float">
            <text:p>0.648</text:p>
          </table:table-cell>
          <table:table-cell office:value-type="float" office:value="9.14" calcext:value-type="float">
            <text:p>9.14</text:p>
          </table:table-cell>
          <table:table-cell office:value-type="float" office:value="1.282" calcext:value-type="float">
            <text:p>1.282</text:p>
          </table:table-cell>
          <table:table-cell office:value-type="float" office:value="2.632" calcext:value-type="float">
            <text:p>2.632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86:.D86])&lt;&gt;0;SUM([.C86:.D86]);&quot;&quot;)" office:value-type="float" office:value="3.254" calcext:value-type="float">
            <text:p>3.254</text:p>
          </table:table-cell>
          <table:table-cell table:style-name="ce27" table:formula="of:=IF(SUM([.E86:.F86])&lt;&gt;0;SUM([.E86:.F86]);&quot;&quot;)" office:value-type="float" office:value="10.422" calcext:value-type="float">
            <text:p>10.422</text:p>
          </table:table-cell>
          <table:table-cell table:style-name="ce27" table:formula="of:=IF(SUM([.G86:.H86])&lt;&gt;0;SUM([.G86:.H86]);&quot;&quot;)" office:value-type="float" office:value="2.838" calcext:value-type="float">
            <text:p>2.83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2.json</text:p>
          </table:table-cell>
          <table:table-cell office:value-type="float" office:value="2.451" calcext:value-type="float">
            <text:p>2.451</text:p>
          </table:table-cell>
          <table:table-cell office:value-type="float" office:value="0.68" calcext:value-type="float">
            <text:p>0.68</text:p>
          </table:table-cell>
          <table:table-cell office:value-type="float" office:value="8.915" calcext:value-type="float">
            <text:p>8.915</text:p>
          </table:table-cell>
          <table:table-cell office:value-type="float" office:value="1.362" calcext:value-type="float">
            <text:p>1.362</text:p>
          </table:table-cell>
          <table:table-cell office:value-type="float" office:value="0.72" calcext:value-type="float">
            <text:p>0.72</text:p>
          </table:table-cell>
          <table:table-cell office:value-type="float" office:value="0.191" calcext:value-type="float">
            <text:p>0.191</text:p>
          </table:table-cell>
          <table:table-cell table:style-name="ce27" table:formula="of:=IF(SUM([.C87:.D87])&lt;&gt;0;SUM([.C87:.D87]);&quot;&quot;)" office:value-type="float" office:value="3.131" calcext:value-type="float">
            <text:p>3.131</text:p>
          </table:table-cell>
          <table:table-cell table:style-name="ce27" table:formula="of:=IF(SUM([.E87:.F87])&lt;&gt;0;SUM([.E87:.F87]);&quot;&quot;)" office:value-type="float" office:value="10.277" calcext:value-type="float">
            <text:p>10.277</text:p>
          </table:table-cell>
          <table:table-cell table:style-name="ce27" table:formula="of:=IF(SUM([.G87:.H87])&lt;&gt;0;SUM([.G87:.H87]);&quot;&quot;)" office:value-type="float" office:value="0.911" calcext:value-type="float">
            <text:p>0.91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3.json</text:p>
          </table:table-cell>
          <table:table-cell office:value-type="float" office:value="3.763" calcext:value-type="float">
            <text:p>3.763</text:p>
          </table:table-cell>
          <table:table-cell office:value-type="float" office:value="0.742" calcext:value-type="float">
            <text:p>0.742</text:p>
          </table:table-cell>
          <table:table-cell office:value-type="float" office:value="12.603" calcext:value-type="float">
            <text:p>12.603</text:p>
          </table:table-cell>
          <table:table-cell office:value-type="float" office:value="1.771" calcext:value-type="float">
            <text:p>1.771</text:p>
          </table:table-cell>
          <table:table-cell office:value-type="float" office:value="4.263" calcext:value-type="float">
            <text:p>4.263</text:p>
          </table:table-cell>
          <table:table-cell office:value-type="float" office:value="0.242" calcext:value-type="float">
            <text:p>0.242</text:p>
          </table:table-cell>
          <table:table-cell table:style-name="ce27" table:formula="of:=IF(SUM([.C88:.D88])&lt;&gt;0;SUM([.C88:.D88]);&quot;&quot;)" office:value-type="float" office:value="4.505" calcext:value-type="float">
            <text:p>4.505</text:p>
          </table:table-cell>
          <table:table-cell table:style-name="ce27" table:formula="of:=IF(SUM([.E88:.F88])&lt;&gt;0;SUM([.E88:.F88]);&quot;&quot;)" office:value-type="float" office:value="14.374" calcext:value-type="float">
            <text:p>14.374</text:p>
          </table:table-cell>
          <table:table-cell table:style-name="ce27" table:formula="of:=IF(SUM([.G88:.H88])&lt;&gt;0;SUM([.G88:.H88]);&quot;&quot;)" office:value-type="float" office:value="4.505" calcext:value-type="float">
            <text:p>4.50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4.json</text:p>
          </table:table-cell>
          <table:table-cell office:value-type="float" office:value="4.205" calcext:value-type="float">
            <text:p>4.205</text:p>
          </table:table-cell>
          <table:table-cell office:value-type="float" office:value="0.785" calcext:value-type="float">
            <text:p>0.785</text:p>
          </table:table-cell>
          <table:table-cell office:value-type="float" office:value="16.672" calcext:value-type="float">
            <text:p>16.672</text:p>
          </table:table-cell>
          <table:table-cell office:value-type="float" office:value="2.112" calcext:value-type="float">
            <text:p>2.112</text:p>
          </table:table-cell>
          <table:table-cell office:value-type="float" office:value="5.686" calcext:value-type="float">
            <text:p>5.68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89:.D89])&lt;&gt;0;SUM([.C89:.D89]);&quot;&quot;)" office:value-type="float" office:value="4.99" calcext:value-type="float">
            <text:p>4.99</text:p>
          </table:table-cell>
          <table:table-cell table:style-name="ce27" table:formula="of:=IF(SUM([.E89:.F89])&lt;&gt;0;SUM([.E89:.F89]);&quot;&quot;)" office:value-type="float" office:value="18.784" calcext:value-type="float">
            <text:p>18.784</text:p>
          </table:table-cell>
          <table:table-cell table:style-name="ce27" table:formula="of:=IF(SUM([.G89:.H89])&lt;&gt;0;SUM([.G89:.H89]);&quot;&quot;)" office:value-type="float" office:value="5.963" calcext:value-type="float">
            <text:p>5.96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5.json</text:p>
          </table:table-cell>
          <table:table-cell office:value-type="float" office:value="3.703" calcext:value-type="float">
            <text:p>3.703</text:p>
          </table:table-cell>
          <table:table-cell office:value-type="float" office:value="0.74" calcext:value-type="float">
            <text:p>0.74</text:p>
          </table:table-cell>
          <table:table-cell office:value-type="float" office:value="11.273" calcext:value-type="float">
            <text:p>11.273</text:p>
          </table:table-cell>
          <table:table-cell office:value-type="float" office:value="1.563" calcext:value-type="float">
            <text:p>1.563</text:p>
          </table:table-cell>
          <table:table-cell office:value-type="float" office:value="3.28" calcext:value-type="float">
            <text:p>3.28</text:p>
          </table:table-cell>
          <table:table-cell office:value-type="float" office:value="0.217" calcext:value-type="float">
            <text:p>0.217</text:p>
          </table:table-cell>
          <table:table-cell table:style-name="ce27" table:formula="of:=IF(SUM([.C90:.D90])&lt;&gt;0;SUM([.C90:.D90]);&quot;&quot;)" office:value-type="float" office:value="4.443" calcext:value-type="float">
            <text:p>4.443</text:p>
          </table:table-cell>
          <table:table-cell table:style-name="ce27" table:formula="of:=IF(SUM([.E90:.F90])&lt;&gt;0;SUM([.E90:.F90]);&quot;&quot;)" office:value-type="float" office:value="12.836" calcext:value-type="float">
            <text:p>12.836</text:p>
          </table:table-cell>
          <table:table-cell table:style-name="ce27" table:formula="of:=IF(SUM([.G90:.H90])&lt;&gt;0;SUM([.G90:.H90]);&quot;&quot;)" office:value-type="float" office:value="3.497" calcext:value-type="float">
            <text:p>3.49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6.json</text:p>
          </table:table-cell>
          <table:table-cell office:value-type="float" office:value="2.176" calcext:value-type="float">
            <text:p>2.176</text:p>
          </table:table-cell>
          <table:table-cell office:value-type="float" office:value="0.574" calcext:value-type="float">
            <text:p>0.574</text:p>
          </table:table-cell>
          <table:table-cell office:value-type="float" office:value="9.057" calcext:value-type="float">
            <text:p>9.057</text:p>
          </table:table-cell>
          <table:table-cell office:value-type="float" office:value="1.344" calcext:value-type="float">
            <text:p>1.344</text:p>
          </table:table-cell>
          <table:table-cell office:value-type="float" office:value="0.88" calcext:value-type="float">
            <text:p>0.88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1:.D91])&lt;&gt;0;SUM([.C91:.D91]);&quot;&quot;)" office:value-type="float" office:value="2.75" calcext:value-type="float">
            <text:p>2.75</text:p>
          </table:table-cell>
          <table:table-cell table:style-name="ce27" table:formula="of:=IF(SUM([.E91:.F91])&lt;&gt;0;SUM([.E91:.F91]);&quot;&quot;)" office:value-type="float" office:value="10.401" calcext:value-type="float">
            <text:p>10.401</text:p>
          </table:table-cell>
          <table:table-cell table:style-name="ce27" table:formula="of:=IF(SUM([.G91:.H91])&lt;&gt;0;SUM([.G91:.H91]);&quot;&quot;)" office:value-type="float" office:value="1.067" calcext:value-type="float">
            <text:p>1.06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7.json</text:p>
          </table:table-cell>
          <table:table-cell office:value-type="float" office:value="2.323" calcext:value-type="float">
            <text:p>2.323</text:p>
          </table:table-cell>
          <table:table-cell office:value-type="float" office:value="0.589" calcext:value-type="float">
            <text:p>0.589</text:p>
          </table:table-cell>
          <table:table-cell office:value-type="float" office:value="9.114" calcext:value-type="float">
            <text:p>9.114</text:p>
          </table:table-cell>
          <table:table-cell office:value-type="float" office:value="1.37" calcext:value-type="float">
            <text:p>1.37</text:p>
          </table:table-cell>
          <table:table-cell office:value-type="float" office:value="1.065" calcext:value-type="float">
            <text:p>1.065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92:.D92])&lt;&gt;0;SUM([.C92:.D92]);&quot;&quot;)" office:value-type="float" office:value="2.912" calcext:value-type="float">
            <text:p>2.912</text:p>
          </table:table-cell>
          <table:table-cell table:style-name="ce27" table:formula="of:=IF(SUM([.E92:.F92])&lt;&gt;0;SUM([.E92:.F92]);&quot;&quot;)" office:value-type="float" office:value="10.484" calcext:value-type="float">
            <text:p>10.484</text:p>
          </table:table-cell>
          <table:table-cell table:style-name="ce27" table:formula="of:=IF(SUM([.G92:.H92])&lt;&gt;0;SUM([.G92:.H92]);&quot;&quot;)" office:value-type="float" office:value="1.293" calcext:value-type="float">
            <text:p>1.29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08.json</text:p>
          </table:table-cell>
          <table:table-cell office:value-type="float" office:value="1.511" calcext:value-type="float">
            <text:p>1.511</text:p>
          </table:table-cell>
          <table:table-cell office:value-type="float" office:value="0.508" calcext:value-type="float">
            <text:p>0.508</text:p>
          </table:table-cell>
          <table:table-cell office:value-type="float" office:value="7.117" calcext:value-type="float">
            <text:p>7.117</text:p>
          </table:table-cell>
          <table:table-cell office:value-type="float" office:value="1.289" calcext:value-type="float">
            <text:p>1.2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9" calcext:value-type="float">
            <text:p>0.189</text:p>
          </table:table-cell>
          <table:table-cell table:style-name="ce27" table:formula="of:=IF(SUM([.C93:.D93])&lt;&gt;0;SUM([.C93:.D93]);&quot;&quot;)" office:value-type="float" office:value="2.019" calcext:value-type="float">
            <text:p>2.019</text:p>
          </table:table-cell>
          <table:table-cell table:style-name="ce27" table:formula="of:=IF(SUM([.E93:.F93])&lt;&gt;0;SUM([.E93:.F93]);&quot;&quot;)" office:value-type="float" office:value="8.406" calcext:value-type="float">
            <text:p>8.406</text:p>
          </table:table-cell>
          <table:table-cell table:style-name="ce27" table:formula="of:=IF(SUM([.G93:.H93])&lt;&gt;0;SUM([.G93:.H93]);&quot;&quot;)" office:value-type="float" office:value="0.39" calcext:value-type="float">
            <text:p>0.39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beasties09.json</text:p>
          </table:table-cell>
          <table:table-cell office:value-type="float" office:value="3.832" calcext:value-type="float">
            <text:p>3.832</text:p>
          </table:table-cell>
          <table:table-cell office:value-type="float" office:value="0.813" calcext:value-type="float">
            <text:p>0.813</text:p>
          </table:table-cell>
          <table:table-cell office:value-type="float" office:value="13.053" calcext:value-type="float">
            <text:p>13.053</text:p>
          </table:table-cell>
          <table:table-cell office:value-type="float" office:value="1.634" calcext:value-type="float">
            <text:p>1.634</text:p>
          </table:table-cell>
          <table:table-cell office:value-type="float" office:value="4.411" calcext:value-type="float">
            <text:p>4.411</text:p>
          </table:table-cell>
          <table:table-cell office:value-type="float" office:value="0.245" calcext:value-type="float">
            <text:p>0.245</text:p>
          </table:table-cell>
          <table:table-cell table:style-name="ce27" table:formula="of:=IF(SUM([.C94:.D94])&lt;&gt;0;SUM([.C94:.D94]);&quot;&quot;)" office:value-type="float" office:value="4.645" calcext:value-type="float">
            <text:p>4.645</text:p>
          </table:table-cell>
          <table:table-cell table:style-name="ce27" table:formula="of:=IF(SUM([.E94:.F94])&lt;&gt;0;SUM([.E94:.F94]);&quot;&quot;)" office:value-type="float" office:value="14.687" calcext:value-type="float">
            <text:p>14.687</text:p>
          </table:table-cell>
          <table:table-cell table:style-name="ce27" table:formula="of:=IF(SUM([.G94:.H94])&lt;&gt;0;SUM([.G94:.H94]);&quot;&quot;)" office:value-type="float" office:value="4.656" calcext:value-type="float">
            <text:p>4.65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0.json</text:p>
          </table:table-cell>
          <table:table-cell office:value-type="float" office:value="1.432" calcext:value-type="float">
            <text:p>1.432</text:p>
          </table:table-cell>
          <table:table-cell office:value-type="float" office:value="0.518" calcext:value-type="float">
            <text:p>0.518</text:p>
          </table:table-cell>
          <table:table-cell office:value-type="float" office:value="6.923" calcext:value-type="float">
            <text:p>6.923</text:p>
          </table:table-cell>
          <table:table-cell office:value-type="float" office:value="1.255" calcext:value-type="float">
            <text:p>1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7" calcext:value-type="float">
            <text:p>0.197</text:p>
          </table:table-cell>
          <table:table-cell table:style-name="ce27" table:formula="of:=IF(SUM([.C95:.D95])&lt;&gt;0;SUM([.C95:.D95]);&quot;&quot;)" office:value-type="float" office:value="1.95" calcext:value-type="float">
            <text:p>1.95</text:p>
          </table:table-cell>
          <table:table-cell table:style-name="ce27" table:formula="of:=IF(SUM([.E95:.F95])&lt;&gt;0;SUM([.E95:.F95]);&quot;&quot;)" office:value-type="float" office:value="8.178" calcext:value-type="float">
            <text:p>8.178</text:p>
          </table:table-cell>
          <table:table-cell table:style-name="ce27" table:formula="of:=IF(SUM([.G95:.H95])&lt;&gt;0;SUM([.G95:.H95]);&quot;&quot;)" office:value-type="float" office:value="0.462" calcext:value-type="float">
            <text:p>0.462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1.json</text:p>
          </table:table-cell>
          <table:table-cell office:value-type="float" office:value="1.5" calcext:value-type="float">
            <text:p>1.5</text:p>
          </table:table-cell>
          <table:table-cell office:value-type="float" office:value="0.479" calcext:value-type="float">
            <text:p>0.479</text:p>
          </table:table-cell>
          <table:table-cell office:value-type="float" office:value="7.041" calcext:value-type="float">
            <text:p>7.041</text:p>
          </table:table-cell>
          <table:table-cell office:value-type="float" office:value="1.09" calcext:value-type="float">
            <text:p>1.09</text:p>
          </table:table-cell>
          <table:table-cell office:value-type="float" office:value="0.478" calcext:value-type="float">
            <text:p>0.478</text:p>
          </table:table-cell>
          <table:table-cell office:value-type="float" office:value="0.183" calcext:value-type="float">
            <text:p>0.183</text:p>
          </table:table-cell>
          <table:table-cell table:style-name="ce27" table:formula="of:=IF(SUM([.C96:.D96])&lt;&gt;0;SUM([.C96:.D96]);&quot;&quot;)" office:value-type="float" office:value="1.979" calcext:value-type="float">
            <text:p>1.979</text:p>
          </table:table-cell>
          <table:table-cell table:style-name="ce27" table:formula="of:=IF(SUM([.E96:.F96])&lt;&gt;0;SUM([.E96:.F96]);&quot;&quot;)" office:value-type="float" office:value="8.131" calcext:value-type="float">
            <text:p>8.131</text:p>
          </table:table-cell>
          <table:table-cell table:style-name="ce27" table:formula="of:=IF(SUM([.G96:.H96])&lt;&gt;0;SUM([.G96:.H96]);&quot;&quot;)" office:value-type="float" office:value="0.661" calcext:value-type="float">
            <text:p>0.661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2.json</text:p>
          </table:table-cell>
          <table:table-cell office:value-type="float" office:value="1.405" calcext:value-type="float">
            <text:p>1.405</text:p>
          </table:table-cell>
          <table:table-cell office:value-type="float" office:value="0.49" calcext:value-type="float">
            <text:p>0.49</text:p>
          </table:table-cell>
          <table:table-cell office:value-type="float" office:value="7.337" calcext:value-type="float">
            <text:p>7.337</text:p>
          </table:table-cell>
          <table:table-cell office:value-type="float" office:value="1.178" calcext:value-type="float">
            <text:p>1.17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97:.D97])&lt;&gt;0;SUM([.C97:.D97]);&quot;&quot;)" office:value-type="float" office:value="1.895" calcext:value-type="float">
            <text:p>1.895</text:p>
          </table:table-cell>
          <table:table-cell table:style-name="ce27" table:formula="of:=IF(SUM([.E97:.F97])&lt;&gt;0;SUM([.E97:.F97]);&quot;&quot;)" office:value-type="float" office:value="8.515" calcext:value-type="float">
            <text:p>8.515</text:p>
          </table:table-cell>
          <table:table-cell table:style-name="ce27" table:formula="of:=IF(SUM([.G97:.H97])&lt;&gt;0;SUM([.G97:.H97]);&quot;&quot;)" office:value-type="float" office:value="0.865" calcext:value-type="float">
            <text:p>0.865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3.json</text:p>
          </table:table-cell>
          <table:table-cell office:value-type="float" office:value="1.202" calcext:value-type="float">
            <text:p>1.202</text:p>
          </table:table-cell>
          <table:table-cell office:value-type="float" office:value="0.474" calcext:value-type="float">
            <text:p>0.474</text:p>
          </table:table-cell>
          <table:table-cell office:value-type="float" office:value="6.708" calcext:value-type="float">
            <text:p>6.708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2" calcext:value-type="float">
            <text:p>0.192</text:p>
          </table:table-cell>
          <table:table-cell table:style-name="ce27" table:formula="of:=IF(SUM([.C98:.D98])&lt;&gt;0;SUM([.C98:.D98]);&quot;&quot;)" office:value-type="float" office:value="1.676" calcext:value-type="float">
            <text:p>1.676</text:p>
          </table:table-cell>
          <table:table-cell table:style-name="ce27" table:formula="of:=IF(SUM([.E98:.F98])&lt;&gt;0;SUM([.E98:.F98]);&quot;&quot;)" office:value-type="float" office:value="7.822" calcext:value-type="float">
            <text:p>7.822</text:p>
          </table:table-cell>
          <table:table-cell table:style-name="ce27" table:formula="of:=IF(SUM([.G98:.H98])&lt;&gt;0;SUM([.G98:.H98]);&quot;&quot;)" office:value-type="float" office:value="0.296" calcext:value-type="float">
            <text:p>0.296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/>
          <table:table-cell table:style-name="ce18" office:value-type="string" calcext:value-type="string">
            <text:p>beasties14.json</text:p>
          </table:table-cell>
          <table:table-cell office:value-type="float" office:value="1.351" calcext:value-type="float">
            <text:p>1.351</text:p>
          </table:table-cell>
          <table:table-cell office:value-type="float" office:value="0.507" calcext:value-type="float">
            <text:p>0.507</text:p>
          </table:table-cell>
          <table:table-cell office:value-type="float" office:value="9.215" calcext:value-type="float">
            <text:p>9.215</text:p>
          </table:table-cell>
          <table:table-cell office:value-type="float" office:value="1.381" calcext:value-type="float">
            <text:p>1.3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9:.D99])&lt;&gt;0;SUM([.C99:.D99]);&quot;&quot;)" office:value-type="float" office:value="1.858" calcext:value-type="float">
            <text:p>1.858</text:p>
          </table:table-cell>
          <table:table-cell table:style-name="ce27" table:formula="of:=IF(SUM([.E99:.F99])&lt;&gt;0;SUM([.E99:.F99]);&quot;&quot;)" office:value-type="float" office:value="10.596" calcext:value-type="float">
            <text:p>10.596</text:p>
          </table:table-cell>
          <table:table-cell table:style-name="ce27" table:formula="of:=IF(SUM([.G99:.H99])&lt;&gt;0;SUM([.G99:.H99]);&quot;&quot;)" office:value-type="float" office:value="0.4" calcext:value-type="float">
            <text:p>0.4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3">
          <table:table-cell/>
          <table:table-cell table:style-name="ce18" office:value-type="string" calcext:value-type="string">
            <text:p>beasties15.json</text:p>
          </table:table-cell>
          <table:table-cell office:value-type="float" office:value="5.144" calcext:value-type="float">
            <text:p>5.144</text:p>
          </table:table-cell>
          <table:table-cell office:value-type="float" office:value="0.874" calcext:value-type="float">
            <text:p>0.874</text:p>
          </table:table-cell>
          <table:table-cell office:value-type="float" office:value="16.361" calcext:value-type="float">
            <text:p>16.361</text:p>
          </table:table-cell>
          <table:table-cell office:value-type="float" office:value="2.135" calcext:value-type="float">
            <text:p>2.135</text:p>
          </table:table-cell>
          <table:table-cell office:value-type="float" office:value="10.15" calcext:value-type="float">
            <text:p>10.15</text:p>
          </table:table-cell>
          <table:table-cell office:value-type="float" office:value="0.295" calcext:value-type="float">
            <text:p>0.295</text:p>
          </table:table-cell>
          <table:table-cell table:style-name="ce27" table:formula="of:=IF(SUM([.C100:.D100])&lt;&gt;0;SUM([.C100:.D100]);&quot;&quot;)" office:value-type="float" office:value="6.018" calcext:value-type="float">
            <text:p>6.018</text:p>
          </table:table-cell>
          <table:table-cell table:style-name="ce27" table:formula="of:=IF(SUM([.E100:.F100])&lt;&gt;0;SUM([.E100:.F100]);&quot;&quot;)" office:value-type="float" office:value="18.496" calcext:value-type="float">
            <text:p>18.496</text:p>
          </table:table-cell>
          <table:table-cell table:style-name="ce27" table:formula="of:=IF(SUM([.G100:.H100])&lt;&gt;0;SUM([.G100:.H100]);&quot;&quot;)" office:value-type="float" office:value="10.445" calcext:value-type="float">
            <text:p>10.44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6.json</text:p>
          </table:table-cell>
          <table:table-cell office:value-type="float" office:value="2.353" calcext:value-type="float">
            <text:p>2.353</text:p>
          </table:table-cell>
          <table:table-cell office:value-type="float" office:value="0.581" calcext:value-type="float">
            <text:p>0.581</text:p>
          </table:table-cell>
          <table:table-cell office:value-type="float" office:value="10.793" calcext:value-type="float">
            <text:p>10.793</text:p>
          </table:table-cell>
          <table:table-cell office:value-type="float" office:value="1.474" calcext:value-type="float">
            <text:p>1.474</text:p>
          </table:table-cell>
          <table:table-cell office:value-type="float" office:value="2.605" calcext:value-type="float">
            <text:p>2.605</text:p>
          </table:table-cell>
          <table:table-cell office:value-type="float" office:value="0.253" calcext:value-type="float">
            <text:p>0.253</text:p>
          </table:table-cell>
          <table:table-cell table:style-name="ce27" table:formula="of:=IF(SUM([.C101:.D101])&lt;&gt;0;SUM([.C101:.D101]);&quot;&quot;)" office:value-type="float" office:value="2.934" calcext:value-type="float">
            <text:p>2.934</text:p>
          </table:table-cell>
          <table:table-cell table:style-name="ce27" table:formula="of:=IF(SUM([.E101:.F101])&lt;&gt;0;SUM([.E101:.F101]);&quot;&quot;)" office:value-type="float" office:value="12.267" calcext:value-type="float">
            <text:p>12.267</text:p>
          </table:table-cell>
          <table:table-cell table:style-name="ce27" table:formula="of:=IF(SUM([.G101:.H101])&lt;&gt;0;SUM([.G101:.H101]);&quot;&quot;)" office:value-type="float" office:value="2.858" calcext:value-type="float">
            <text:p>2.85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7.json</text:p>
          </table:table-cell>
          <table:table-cell office:value-type="float" office:value="2.88" calcext:value-type="float">
            <text:p>2.88</text:p>
          </table:table-cell>
          <table:table-cell office:value-type="float" office:value="0.654" calcext:value-type="float">
            <text:p>0.654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559" calcext:value-type="float">
            <text:p>1.559</text:p>
          </table:table-cell>
          <table:table-cell office:value-type="float" office:value="2.209" calcext:value-type="float">
            <text:p>2.209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2:.D102])&lt;&gt;0;SUM([.C102:.D102]);&quot;&quot;)" office:value-type="float" office:value="3.534" calcext:value-type="float">
            <text:p>3.534</text:p>
          </table:table-cell>
          <table:table-cell table:style-name="ce27" table:formula="of:=IF(SUM([.E102:.F102])&lt;&gt;0;SUM([.E102:.F102]);&quot;&quot;)" office:value-type="float" office:value="12.507" calcext:value-type="float">
            <text:p>12.507</text:p>
          </table:table-cell>
          <table:table-cell table:style-name="ce27" table:formula="of:=IF(SUM([.G102:.H102])&lt;&gt;0;SUM([.G102:.H102]);&quot;&quot;)" office:value-type="float" office:value="2.437" calcext:value-type="float">
            <text:p>2.43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8.json</text:p>
          </table:table-cell>
          <table:table-cell office:value-type="float" office:value="4.144" calcext:value-type="float">
            <text:p>4.144</text:p>
          </table:table-cell>
          <table:table-cell office:value-type="float" office:value="0.814" calcext:value-type="float">
            <text:p>0.814</text:p>
          </table:table-cell>
          <table:table-cell office:value-type="float" office:value="12.16" calcext:value-type="float">
            <text:p>12.16</text:p>
          </table:table-cell>
          <table:table-cell office:value-type="float" office:value="1.681" calcext:value-type="float">
            <text:p>1.681</text:p>
          </table:table-cell>
          <table:table-cell office:value-type="float" office:value="3.641" calcext:value-type="float">
            <text:p>3.641</text:p>
          </table:table-cell>
          <table:table-cell office:value-type="float" office:value="0.26" calcext:value-type="float">
            <text:p>0.26</text:p>
          </table:table-cell>
          <table:table-cell table:style-name="ce27" table:formula="of:=IF(SUM([.C103:.D103])&lt;&gt;0;SUM([.C103:.D103]);&quot;&quot;)" office:value-type="float" office:value="4.958" calcext:value-type="float">
            <text:p>4.958</text:p>
          </table:table-cell>
          <table:table-cell table:style-name="ce27" table:formula="of:=IF(SUM([.E103:.F103])&lt;&gt;0;SUM([.E103:.F103]);&quot;&quot;)" office:value-type="float" office:value="13.841" calcext:value-type="float">
            <text:p>13.841</text:p>
          </table:table-cell>
          <table:table-cell table:style-name="ce27" table:formula="of:=IF(SUM([.G103:.H103])&lt;&gt;0;SUM([.G103:.H103]);&quot;&quot;)" office:value-type="float" office:value="3.901" calcext:value-type="float">
            <text:p>3.90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19.json</text:p>
          </table:table-cell>
          <table:table-cell office:value-type="float" office:value="2.974" calcext:value-type="float">
            <text:p>2.974</text:p>
          </table:table-cell>
          <table:table-cell office:value-type="float" office:value="0.653" calcext:value-type="float">
            <text:p>0.653</text:p>
          </table:table-cell>
          <table:table-cell office:value-type="float" office:value="10.73" calcext:value-type="float">
            <text:p>10.73</text:p>
          </table:table-cell>
          <table:table-cell office:value-type="float" office:value="1.456" calcext:value-type="float">
            <text:p>1.456</text:p>
          </table:table-cell>
          <table:table-cell office:value-type="float" office:value="2.563" calcext:value-type="float">
            <text:p>2.563</text:p>
          </table:table-cell>
          <table:table-cell office:value-type="float" office:value="0.213" calcext:value-type="float">
            <text:p>0.213</text:p>
          </table:table-cell>
          <table:table-cell table:style-name="ce27" table:formula="of:=IF(SUM([.C104:.D104])&lt;&gt;0;SUM([.C104:.D104]);&quot;&quot;)" office:value-type="float" office:value="3.627" calcext:value-type="float">
            <text:p>3.627</text:p>
          </table:table-cell>
          <table:table-cell table:style-name="ce27" table:formula="of:=IF(SUM([.E104:.F104])&lt;&gt;0;SUM([.E104:.F104]);&quot;&quot;)" office:value-type="float" office:value="12.186" calcext:value-type="float">
            <text:p>12.186</text:p>
          </table:table-cell>
          <table:table-cell table:style-name="ce27" table:formula="of:=IF(SUM([.G104:.H104])&lt;&gt;0;SUM([.G104:.H104]);&quot;&quot;)" office:value-type="float" office:value="2.776" calcext:value-type="float">
            <text:p>2.77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0.json</text:p>
          </table:table-cell>
          <table:table-cell office:value-type="float" office:value="3.712" calcext:value-type="float">
            <text:p>3.712</text:p>
          </table:table-cell>
          <table:table-cell office:value-type="float" office:value="0.758" calcext:value-type="float">
            <text:p>0.758</text:p>
          </table:table-cell>
          <table:table-cell office:value-type="float" office:value="11.553" calcext:value-type="float">
            <text:p>11.553</text:p>
          </table:table-cell>
          <table:table-cell office:value-type="float" office:value="1.573" calcext:value-type="float">
            <text:p>1.573</text:p>
          </table:table-cell>
          <table:table-cell office:value-type="float" office:value="4.192" calcext:value-type="float">
            <text:p>4.19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05:.D105])&lt;&gt;0;SUM([.C105:.D105]);&quot;&quot;)" office:value-type="float" office:value="4.47" calcext:value-type="float">
            <text:p>4.47</text:p>
          </table:table-cell>
          <table:table-cell table:style-name="ce27" table:formula="of:=IF(SUM([.E105:.F105])&lt;&gt;0;SUM([.E105:.F105]);&quot;&quot;)" office:value-type="float" office:value="13.126" calcext:value-type="float">
            <text:p>13.126</text:p>
          </table:table-cell>
          <table:table-cell table:style-name="ce27" table:formula="of:=IF(SUM([.G105:.H105])&lt;&gt;0;SUM([.G105:.H105]);&quot;&quot;)" office:value-type="float" office:value="4.432" calcext:value-type="float">
            <text:p>4.432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1.json</text:p>
          </table:table-cell>
          <table:table-cell office:value-type="float" office:value="2.388" calcext:value-type="float">
            <text:p>2.388</text:p>
          </table:table-cell>
          <table:table-cell office:value-type="float" office:value="0.602" calcext:value-type="float">
            <text:p>0.602</text:p>
          </table:table-cell>
          <table:table-cell office:value-type="float" office:value="9.915" calcext:value-type="float">
            <text:p>9.915</text:p>
          </table:table-cell>
          <table:table-cell office:value-type="float" office:value="1.383" calcext:value-type="float">
            <text:p>1.383</text:p>
          </table:table-cell>
          <table:table-cell office:value-type="float" office:value="1.884" calcext:value-type="float">
            <text:p>1.884</text:p>
          </table:table-cell>
          <table:table-cell office:value-type="float" office:value="0.218" calcext:value-type="float">
            <text:p>0.218</text:p>
          </table:table-cell>
          <table:table-cell table:style-name="ce27" table:formula="of:=IF(SUM([.C106:.D106])&lt;&gt;0;SUM([.C106:.D106]);&quot;&quot;)" office:value-type="float" office:value="2.99" calcext:value-type="float">
            <text:p>2.99</text:p>
          </table:table-cell>
          <table:table-cell table:style-name="ce27" table:formula="of:=IF(SUM([.E106:.F106])&lt;&gt;0;SUM([.E106:.F106]);&quot;&quot;)" office:value-type="float" office:value="11.298" calcext:value-type="float">
            <text:p>11.298</text:p>
          </table:table-cell>
          <table:table-cell table:style-name="ce27" table:formula="of:=IF(SUM([.G106:.H106])&lt;&gt;0;SUM([.G106:.H106]);&quot;&quot;)" office:value-type="float" office:value="2.102" calcext:value-type="float">
            <text:p>2.102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2.json</text:p>
          </table:table-cell>
          <table:table-cell office:value-type="float" office:value="3.284" calcext:value-type="float">
            <text:p>3.284</text:p>
          </table:table-cell>
          <table:table-cell office:value-type="float" office:value="0.684" calcext:value-type="float">
            <text:p>0.684</text:p>
          </table:table-cell>
          <table:table-cell office:value-type="float" office:value="10.982" calcext:value-type="float">
            <text:p>10.982</text:p>
          </table:table-cell>
          <table:table-cell office:value-type="float" office:value="1.659" calcext:value-type="float">
            <text:p>1.659</text:p>
          </table:table-cell>
          <table:table-cell office:value-type="float" office:value="3.602" calcext:value-type="float">
            <text:p>3.602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7:.D107])&lt;&gt;0;SUM([.C107:.D107]);&quot;&quot;)" office:value-type="float" office:value="3.968" calcext:value-type="float">
            <text:p>3.968</text:p>
          </table:table-cell>
          <table:table-cell table:style-name="ce27" table:formula="of:=IF(SUM([.E107:.F107])&lt;&gt;0;SUM([.E107:.F107]);&quot;&quot;)" office:value-type="float" office:value="12.641" calcext:value-type="float">
            <text:p>12.641</text:p>
          </table:table-cell>
          <table:table-cell table:style-name="ce27" table:formula="of:=IF(SUM([.G107:.H107])&lt;&gt;0;SUM([.G107:.H107]);&quot;&quot;)" office:value-type="float" office:value="3.83" calcext:value-type="float">
            <text:p>3.8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3.json</text:p>
          </table:table-cell>
          <table:table-cell office:value-type="float" office:value="2.08" calcext:value-type="float">
            <text:p>2.08</text:p>
          </table:table-cell>
          <table:table-cell office:value-type="float" office:value="0.519" calcext:value-type="float">
            <text:p>0.519</text:p>
          </table:table-cell>
          <table:table-cell office:value-type="float" office:value="9.763" calcext:value-type="float">
            <text:p>9.763</text:p>
          </table:table-cell>
          <table:table-cell office:value-type="float" office:value="1.329" calcext:value-type="float">
            <text:p>1.329</text:p>
          </table:table-cell>
          <table:table-cell office:value-type="float" office:value="2.113" calcext:value-type="float">
            <text:p>2.113</text:p>
          </table:table-cell>
          <table:table-cell office:value-type="float" office:value="0.224" calcext:value-type="float">
            <text:p>0.224</text:p>
          </table:table-cell>
          <table:table-cell table:style-name="ce27" table:formula="of:=IF(SUM([.C108:.D108])&lt;&gt;0;SUM([.C108:.D108]);&quot;&quot;)" office:value-type="float" office:value="2.599" calcext:value-type="float">
            <text:p>2.599</text:p>
          </table:table-cell>
          <table:table-cell table:style-name="ce27" table:formula="of:=IF(SUM([.E108:.F108])&lt;&gt;0;SUM([.E108:.F108]);&quot;&quot;)" office:value-type="float" office:value="11.092" calcext:value-type="float">
            <text:p>11.092</text:p>
          </table:table-cell>
          <table:table-cell table:style-name="ce27" table:formula="of:=IF(SUM([.G108:.H108])&lt;&gt;0;SUM([.G108:.H108]);&quot;&quot;)" office:value-type="float" office:value="2.337" calcext:value-type="float">
            <text:p>2.33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4.json</text:p>
          </table:table-cell>
          <table:table-cell office:value-type="float" office:value="4.379" calcext:value-type="float">
            <text:p>4.379</text:p>
          </table:table-cell>
          <table:table-cell office:value-type="float" office:value="0.936" calcext:value-type="float">
            <text:p>0.936</text:p>
          </table:table-cell>
          <table:table-cell office:value-type="float" office:value="15.352" calcext:value-type="float">
            <text:p>15.352</text:p>
          </table:table-cell>
          <table:table-cell office:value-type="float" office:value="1.937" calcext:value-type="float">
            <text:p>1.937</text:p>
          </table:table-cell>
          <table:table-cell office:value-type="float" office:value="10.029" calcext:value-type="float">
            <text:p>10.029</text:p>
          </table:table-cell>
          <table:table-cell office:value-type="float" office:value="0.32" calcext:value-type="float">
            <text:p>0.32</text:p>
          </table:table-cell>
          <table:table-cell table:style-name="ce27" table:formula="of:=IF(SUM([.C109:.D109])&lt;&gt;0;SUM([.C109:.D109]);&quot;&quot;)" office:value-type="float" office:value="5.315" calcext:value-type="float">
            <text:p>5.315</text:p>
          </table:table-cell>
          <table:table-cell table:style-name="ce27" table:formula="of:=IF(SUM([.E109:.F109])&lt;&gt;0;SUM([.E109:.F109]);&quot;&quot;)" office:value-type="float" office:value="17.289" calcext:value-type="float">
            <text:p>17.289</text:p>
          </table:table-cell>
          <table:table-cell table:style-name="ce27" table:formula="of:=IF(SUM([.G109:.H109])&lt;&gt;0;SUM([.G109:.H109]);&quot;&quot;)" office:value-type="float" office:value="10.349" calcext:value-type="float">
            <text:p>10.34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5.json</text:p>
          </table:table-cell>
          <table:table-cell office:value-type="float" office:value="3.441" calcext:value-type="float">
            <text:p>3.441</text:p>
          </table:table-cell>
          <table:table-cell office:value-type="float" office:value="0.813" calcext:value-type="float">
            <text:p>0.813</text:p>
          </table:table-cell>
          <table:table-cell office:value-type="float" office:value="12.769" calcext:value-type="float">
            <text:p>12.769</text:p>
          </table:table-cell>
          <table:table-cell office:value-type="float" office:value="1.803" calcext:value-type="float">
            <text:p>1.803</text:p>
          </table:table-cell>
          <table:table-cell office:value-type="float" office:value="6.354" calcext:value-type="float">
            <text:p>6.354</text:p>
          </table:table-cell>
          <table:table-cell office:value-type="float" office:value="0.27" calcext:value-type="float">
            <text:p>0.27</text:p>
          </table:table-cell>
          <table:table-cell table:style-name="ce27" table:formula="of:=IF(SUM([.C110:.D110])&lt;&gt;0;SUM([.C110:.D110]);&quot;&quot;)" office:value-type="float" office:value="4.254" calcext:value-type="float">
            <text:p>4.254</text:p>
          </table:table-cell>
          <table:table-cell table:style-name="ce27" table:formula="of:=IF(SUM([.E110:.F110])&lt;&gt;0;SUM([.E110:.F110]);&quot;&quot;)" office:value-type="float" office:value="14.572" calcext:value-type="float">
            <text:p>14.572</text:p>
          </table:table-cell>
          <table:table-cell table:style-name="ce27" table:formula="of:=IF(SUM([.G110:.H110])&lt;&gt;0;SUM([.G110:.H110]);&quot;&quot;)" office:value-type="float" office:value="6.624" calcext:value-type="float">
            <text:p>6.62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6.json</text:p>
          </table:table-cell>
          <table:table-cell office:value-type="float" office:value="2.101" calcext:value-type="float">
            <text:p>2.101</text:p>
          </table:table-cell>
          <table:table-cell office:value-type="float" office:value="0.606" calcext:value-type="float">
            <text:p>0.606</text:p>
          </table:table-cell>
          <table:table-cell office:value-type="float" office:value="10.021" calcext:value-type="float">
            <text:p>10.021</text:p>
          </table:table-cell>
          <table:table-cell office:value-type="float" office:value="1.539" calcext:value-type="float">
            <text:p>1.539</text:p>
          </table:table-cell>
          <table:table-cell office:value-type="float" office:value="0.987" calcext:value-type="float">
            <text:p>0.987</text:p>
          </table:table-cell>
          <table:table-cell office:value-type="float" office:value="0.203" calcext:value-type="float">
            <text:p>0.203</text:p>
          </table:table-cell>
          <table:table-cell table:style-name="ce27" table:formula="of:=IF(SUM([.C111:.D111])&lt;&gt;0;SUM([.C111:.D111]);&quot;&quot;)" office:value-type="float" office:value="2.707" calcext:value-type="float">
            <text:p>2.707</text:p>
          </table:table-cell>
          <table:table-cell table:style-name="ce27" table:formula="of:=IF(SUM([.E111:.F111])&lt;&gt;0;SUM([.E111:.F111]);&quot;&quot;)" office:value-type="float" office:value="11.56" calcext:value-type="float">
            <text:p>11.56</text:p>
          </table:table-cell>
          <table:table-cell table:style-name="ce27" table:formula="of:=IF(SUM([.G111:.H111])&lt;&gt;0;SUM([.G111:.H111]);&quot;&quot;)" office:value-type="float" office:value="1.19" calcext:value-type="float">
            <text:p>1.1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7.json</text:p>
          </table:table-cell>
          <table:table-cell office:value-type="float" office:value="3.471" calcext:value-type="float">
            <text:p>3.471</text:p>
          </table:table-cell>
          <table:table-cell office:value-type="float" office:value="0.768" calcext:value-type="float">
            <text:p>0.768</text:p>
          </table:table-cell>
          <table:table-cell office:value-type="float" office:value="12.693" calcext:value-type="float">
            <text:p>12.693</text:p>
          </table:table-cell>
          <table:table-cell office:value-type="float" office:value="1.72" calcext:value-type="float">
            <text:p>1.72</text:p>
          </table:table-cell>
          <table:table-cell office:value-type="float" office:value="4.172" calcext:value-type="float">
            <text:p>4.172</text:p>
          </table:table-cell>
          <table:table-cell office:value-type="float" office:value="0.249" calcext:value-type="float">
            <text:p>0.249</text:p>
          </table:table-cell>
          <table:table-cell table:style-name="ce27" table:formula="of:=IF(SUM([.C112:.D112])&lt;&gt;0;SUM([.C112:.D112]);&quot;&quot;)" office:value-type="float" office:value="4.239" calcext:value-type="float">
            <text:p>4.239</text:p>
          </table:table-cell>
          <table:table-cell table:style-name="ce27" table:formula="of:=IF(SUM([.E112:.F112])&lt;&gt;0;SUM([.E112:.F112]);&quot;&quot;)" office:value-type="float" office:value="14.413" calcext:value-type="float">
            <text:p>14.413</text:p>
          </table:table-cell>
          <table:table-cell table:style-name="ce27" table:formula="of:=IF(SUM([.G112:.H112])&lt;&gt;0;SUM([.G112:.H112]);&quot;&quot;)" office:value-type="float" office:value="4.421" calcext:value-type="float">
            <text:p>4.42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8.json</text:p>
          </table:table-cell>
          <table:table-cell office:value-type="float" office:value="2.211" calcext:value-type="float">
            <text:p>2.211</text:p>
          </table:table-cell>
          <table:table-cell office:value-type="float" office:value="0.605" calcext:value-type="float">
            <text:p>0.605</text:p>
          </table:table-cell>
          <table:table-cell office:value-type="float" office:value="9.914" calcext:value-type="float">
            <text:p>9.914</text:p>
          </table:table-cell>
          <table:table-cell office:value-type="float" office:value="1.379" calcext:value-type="float">
            <text:p>1.379</text:p>
          </table:table-cell>
          <table:table-cell office:value-type="float" office:value="1.691" calcext:value-type="float">
            <text:p>1.691</text:p>
          </table:table-cell>
          <table:table-cell office:value-type="float" office:value="0.223" calcext:value-type="float">
            <text:p>0.223</text:p>
          </table:table-cell>
          <table:table-cell table:style-name="ce27" table:formula="of:=IF(SUM([.C113:.D113])&lt;&gt;0;SUM([.C113:.D113]);&quot;&quot;)" office:value-type="float" office:value="2.816" calcext:value-type="float">
            <text:p>2.816</text:p>
          </table:table-cell>
          <table:table-cell table:style-name="ce27" table:formula="of:=IF(SUM([.E113:.F113])&lt;&gt;0;SUM([.E113:.F113]);&quot;&quot;)" office:value-type="float" office:value="11.293" calcext:value-type="float">
            <text:p>11.293</text:p>
          </table:table-cell>
          <table:table-cell table:style-name="ce27" table:formula="of:=IF(SUM([.G113:.H113])&lt;&gt;0;SUM([.G113:.H113]);&quot;&quot;)" office:value-type="float" office:value="1.914" calcext:value-type="float">
            <text:p>1.91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29.json</text:p>
          </table:table-cell>
          <table:table-cell office:value-type="float" office:value="3.634" calcext:value-type="float">
            <text:p>3.634</text:p>
          </table:table-cell>
          <table:table-cell office:value-type="float" office:value="0.772" calcext:value-type="float">
            <text:p>0.772</text:p>
          </table:table-cell>
          <table:table-cell office:value-type="float" office:value="11.934" calcext:value-type="float">
            <text:p>11.934</text:p>
          </table:table-cell>
          <table:table-cell office:value-type="float" office:value="1.6" calcext:value-type="float">
            <text:p>1.6</text:p>
          </table:table-cell>
          <table:table-cell office:value-type="float" office:value="4.689" calcext:value-type="float">
            <text:p>4.689</text:p>
          </table:table-cell>
          <table:table-cell office:value-type="float" office:value="0.272" calcext:value-type="float">
            <text:p>0.272</text:p>
          </table:table-cell>
          <table:table-cell table:style-name="ce27" table:formula="of:=IF(SUM([.C114:.D114])&lt;&gt;0;SUM([.C114:.D114]);&quot;&quot;)" office:value-type="float" office:value="4.406" calcext:value-type="float">
            <text:p>4.406</text:p>
          </table:table-cell>
          <table:table-cell table:style-name="ce27" table:formula="of:=IF(SUM([.E114:.F114])&lt;&gt;0;SUM([.E114:.F114]);&quot;&quot;)" office:value-type="float" office:value="13.534" calcext:value-type="float">
            <text:p>13.534</text:p>
          </table:table-cell>
          <table:table-cell table:style-name="ce27" table:formula="of:=IF(SUM([.G114:.H114])&lt;&gt;0;SUM([.G114:.H114]);&quot;&quot;)" office:value-type="float" office:value="4.961" calcext:value-type="float">
            <text:p>4.961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beasties30.json</text:p>
          </table:table-cell>
          <table:table-cell office:value-type="float" office:value="2.738" calcext:value-type="float">
            <text:p>2.738</text:p>
          </table:table-cell>
          <table:table-cell office:value-type="float" office:value="0.756" calcext:value-type="float">
            <text:p>0.756</text:p>
          </table:table-cell>
          <table:table-cell office:value-type="float" office:value="11.332" calcext:value-type="float">
            <text:p>11.332</text:p>
          </table:table-cell>
          <table:table-cell office:value-type="float" office:value="1.692" calcext:value-type="float">
            <text:p>1.692</text:p>
          </table:table-cell>
          <table:table-cell office:value-type="float" office:value="3.42" calcext:value-type="float">
            <text:p>3.4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15:.D115])&lt;&gt;0;SUM([.C115:.D115]);&quot;&quot;)" office:value-type="float" office:value="3.494" calcext:value-type="float">
            <text:p>3.494</text:p>
          </table:table-cell>
          <table:table-cell table:style-name="ce27" table:formula="of:=IF(SUM([.E115:.F115])&lt;&gt;0;SUM([.E115:.F115]);&quot;&quot;)" office:value-type="float" office:value="13.024" calcext:value-type="float">
            <text:p>13.024</text:p>
          </table:table-cell>
          <table:table-cell table:style-name="ce27" table:formula="of:=IF(SUM([.G115:.H115])&lt;&gt;0;SUM([.G115:.H115]);&quot;&quot;)" office:value-type="float" office:value="3.66" calcext:value-type="float">
            <text:p>3.6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4.json</text:p>
          </table:table-cell>
          <table:table-cell office:value-type="float" office:value="2.863" calcext:value-type="float">
            <text:p>2.863</text:p>
          </table:table-cell>
          <table:table-cell office:value-type="float" office:value="0.647" calcext:value-type="float">
            <text:p>0.647</text:p>
          </table:table-cell>
          <table:table-cell office:value-type="float" office:value="8.212" calcext:value-type="float">
            <text:p>8.212</text:p>
          </table:table-cell>
          <table:table-cell office:value-type="float" office:value="1.313" calcext:value-type="float">
            <text:p>1.3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6:.D116])&lt;&gt;0;SUM([.C116:.D116]);&quot;&quot;)" office:value-type="float" office:value="3.51" calcext:value-type="float">
            <text:p>3.51</text:p>
          </table:table-cell>
          <table:table-cell table:style-name="ce27" table:formula="of:=IF(SUM([.E116:.F116])&lt;&gt;0;SUM([.E116:.F116]);&quot;&quot;)" office:value-type="float" office:value="9.525" calcext:value-type="float">
            <text:p>9.525</text:p>
          </table:table-cell>
          <table:table-cell table:style-name="ce27" table:formula="of:=IF(SUM([.G116:.H116])&lt;&gt;0;SUM([.G116:.H11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7.json</text:p>
          </table:table-cell>
          <table:table-cell office:value-type="float" office:value="3.521" calcext:value-type="float">
            <text:p>3.521</text:p>
          </table:table-cell>
          <table:table-cell office:value-type="float" office:value="0.734" calcext:value-type="float">
            <text:p>0.734</text:p>
          </table:table-cell>
          <table:table-cell office:value-type="float" office:value="7.955" calcext:value-type="float">
            <text:p>7.955</text:p>
          </table:table-cell>
          <table:table-cell office:value-type="float" office:value="1.282" calcext:value-type="float">
            <text:p>1.2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7:.D117])&lt;&gt;0;SUM([.C117:.D117]);&quot;&quot;)" office:value-type="float" office:value="4.255" calcext:value-type="float">
            <text:p>4.255</text:p>
          </table:table-cell>
          <table:table-cell table:style-name="ce27" table:formula="of:=IF(SUM([.E117:.F117])&lt;&gt;0;SUM([.E117:.F117]);&quot;&quot;)" office:value-type="float" office:value="9.237" calcext:value-type="float">
            <text:p>9.237</text:p>
          </table:table-cell>
          <table:table-cell table:style-name="ce27" table:formula="of:=IF(SUM([.G117:.H117])&lt;&gt;0;SUM([.G117:.H11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09.json</text:p>
          </table:table-cell>
          <table:table-cell office:value-type="float" office:value="3.427" calcext:value-type="float">
            <text:p>3.427</text:p>
          </table:table-cell>
          <table:table-cell office:value-type="float" office:value="0.745" calcext:value-type="float">
            <text:p>0.745</text:p>
          </table:table-cell>
          <table:table-cell office:value-type="float" office:value="8.059" calcext:value-type="float">
            <text:p>8.059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8:.D118])&lt;&gt;0;SUM([.C118:.D118]);&quot;&quot;)" office:value-type="float" office:value="4.172" calcext:value-type="float">
            <text:p>4.172</text:p>
          </table:table-cell>
          <table:table-cell table:style-name="ce27" table:formula="of:=IF(SUM([.E118:.F118])&lt;&gt;0;SUM([.E118:.F118]);&quot;&quot;)" office:value-type="float" office:value="9.289" calcext:value-type="float">
            <text:p>9.289</text:p>
          </table:table-cell>
          <table:table-cell table:style-name="ce27" table:formula="of:=IF(SUM([.G118:.H118])&lt;&gt;0;SUM([.G118:.H11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4.json</text:p>
          </table:table-cell>
          <table:table-cell office:value-type="float" office:value="1.265" calcext:value-type="float">
            <text:p>1.265</text:p>
          </table:table-cell>
          <table:table-cell office:value-type="float" office:value="0.469" calcext:value-type="float">
            <text:p>0.469</text:p>
          </table:table-cell>
          <table:table-cell office:value-type="float" office:value="6.34" calcext:value-type="float">
            <text:p>6.34</text:p>
          </table:table-cell>
          <table:table-cell office:value-type="float" office:value="1.118" calcext:value-type="float">
            <text:p>1.118</text:p>
          </table:table-cell>
          <table:table-cell office:value-type="float" office:value="198.97" calcext:value-type="float">
            <text:p>198.97</text:p>
          </table:table-cell>
          <table:table-cell office:value-type="float" office:value="0.959" calcext:value-type="float">
            <text:p>0.959</text:p>
          </table:table-cell>
          <table:table-cell table:style-name="ce27" table:formula="of:=IF(SUM([.C119:.D119])&lt;&gt;0;SUM([.C119:.D119]);&quot;&quot;)" office:value-type="float" office:value="1.734" calcext:value-type="float">
            <text:p>1.734</text:p>
          </table:table-cell>
          <table:table-cell table:style-name="ce27" table:formula="of:=IF(SUM([.E119:.F119])&lt;&gt;0;SUM([.E119:.F119]);&quot;&quot;)" office:value-type="float" office:value="7.458" calcext:value-type="float">
            <text:p>7.458</text:p>
          </table:table-cell>
          <table:table-cell table:style-name="ce27" table:formula="of:=IF(SUM([.G119:.H119])&lt;&gt;0;SUM([.G119:.H119]);&quot;&quot;)" office:value-type="float" office:value="199.929" calcext:value-type="float">
            <text:p>199.92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5.json</text:p>
          </table:table-cell>
          <table:table-cell office:value-type="float" office:value="4.082" calcext:value-type="float">
            <text:p>4.082</text:p>
          </table:table-cell>
          <table:table-cell office:value-type="float" office:value="0.837" calcext:value-type="float">
            <text:p>0.837</text:p>
          </table:table-cell>
          <table:table-cell office:value-type="float" office:value="8.424" calcext:value-type="float">
            <text:p>8.424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0:.D120])&lt;&gt;0;SUM([.C120:.D120]);&quot;&quot;)" office:value-type="float" office:value="4.919" calcext:value-type="float">
            <text:p>4.919</text:p>
          </table:table-cell>
          <table:table-cell table:style-name="ce27" table:formula="of:=IF(SUM([.E120:.F120])&lt;&gt;0;SUM([.E120:.F120]);&quot;&quot;)" office:value-type="float" office:value="9.67" calcext:value-type="float">
            <text:p>9.67</text:p>
          </table:table-cell>
          <table:table-cell table:style-name="ce27" table:formula="of:=IF(SUM([.G120:.H120])&lt;&gt;0;SUM([.G120:.H120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6.json</text:p>
          </table:table-cell>
          <table:table-cell office:value-type="float" office:value="4.025" calcext:value-type="float">
            <text:p>4.025</text:p>
          </table:table-cell>
          <table:table-cell office:value-type="float" office:value="0.779" calcext:value-type="float">
            <text:p>0.779</text:p>
          </table:table-cell>
          <table:table-cell office:value-type="float" office:value="7.573" calcext:value-type="float">
            <text:p>7.573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1:.D121])&lt;&gt;0;SUM([.C121:.D121]);&quot;&quot;)" office:value-type="float" office:value="4.804" calcext:value-type="float">
            <text:p>4.804</text:p>
          </table:table-cell>
          <table:table-cell table:style-name="ce27" table:formula="of:=IF(SUM([.E121:.F121])&lt;&gt;0;SUM([.E121:.F121]);&quot;&quot;)" office:value-type="float" office:value="8.878" calcext:value-type="float">
            <text:p>8.878</text:p>
          </table:table-cell>
          <table:table-cell table:style-name="ce27" table:formula="of:=IF(SUM([.G121:.H121])&lt;&gt;0;SUM([.G121:.H12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8.json</text:p>
          </table:table-cell>
          <table:table-cell office:value-type="float" office:value="4.08" calcext:value-type="float">
            <text:p>4.08</text:p>
          </table:table-cell>
          <table:table-cell office:value-type="float" office:value="0.748" calcext:value-type="float">
            <text:p>0.748</text:p>
          </table:table-cell>
          <table:table-cell office:value-type="float" office:value="8.079" calcext:value-type="float">
            <text:p>8.079</text:p>
          </table:table-cell>
          <table:table-cell office:value-type="float" office:value="1.278" calcext:value-type="float">
            <text:p>1.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2:.D122])&lt;&gt;0;SUM([.C122:.D122]);&quot;&quot;)" office:value-type="float" office:value="4.828" calcext:value-type="float">
            <text:p>4.828</text:p>
          </table:table-cell>
          <table:table-cell table:style-name="ce27" table:formula="of:=IF(SUM([.E122:.F122])&lt;&gt;0;SUM([.E122:.F122]);&quot;&quot;)" office:value-type="float" office:value="9.357" calcext:value-type="float">
            <text:p>9.357</text:p>
          </table:table-cell>
          <table:table-cell table:style-name="ce27" table:formula="of:=IF(SUM([.G122:.H122])&lt;&gt;0;SUM([.G122:.H12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19.json</text:p>
          </table:table-cell>
          <table:table-cell office:value-type="float" office:value="3.825" calcext:value-type="float">
            <text:p>3.825</text:p>
          </table:table-cell>
          <table:table-cell office:value-type="float" office:value="0.774" calcext:value-type="float">
            <text:p>0.774</text:p>
          </table:table-cell>
          <table:table-cell office:value-type="float" office:value="8.676" calcext:value-type="float">
            <text:p>8.676</text:p>
          </table:table-cell>
          <table:table-cell office:value-type="float" office:value="1.183" calcext:value-type="float">
            <text:p>1.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3:.D123])&lt;&gt;0;SUM([.C123:.D123]);&quot;&quot;)" office:value-type="float" office:value="4.599" calcext:value-type="float">
            <text:p>4.599</text:p>
          </table:table-cell>
          <table:table-cell table:style-name="ce27" table:formula="of:=IF(SUM([.E123:.F123])&lt;&gt;0;SUM([.E123:.F123]);&quot;&quot;)" office:value-type="float" office:value="9.859" calcext:value-type="float">
            <text:p>9.859</text:p>
          </table:table-cell>
          <table:table-cell table:style-name="ce27" table:formula="of:=IF(SUM([.G123:.H123])&lt;&gt;0;SUM([.G123:.H12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0.json</text:p>
          </table:table-cell>
          <table:table-cell office:value-type="float" office:value="3.375" calcext:value-type="float">
            <text:p>3.375</text:p>
          </table:table-cell>
          <table:table-cell office:value-type="float" office:value="0.644" calcext:value-type="float">
            <text:p>0.644</text:p>
          </table:table-cell>
          <table:table-cell office:value-type="float" office:value="8.126" calcext:value-type="float">
            <text:p>8.126</text:p>
          </table:table-cell>
          <table:table-cell office:value-type="float" office:value="1.257" calcext:value-type="float">
            <text:p>1.2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4:.D124])&lt;&gt;0;SUM([.C124:.D124]);&quot;&quot;)" office:value-type="float" office:value="4.019" calcext:value-type="float">
            <text:p>4.019</text:p>
          </table:table-cell>
          <table:table-cell table:style-name="ce27" table:formula="of:=IF(SUM([.E124:.F124])&lt;&gt;0;SUM([.E124:.F124]);&quot;&quot;)" office:value-type="float" office:value="9.383" calcext:value-type="float">
            <text:p>9.383</text:p>
          </table:table-cell>
          <table:table-cell table:style-name="ce27" table:formula="of:=IF(SUM([.G124:.H124])&lt;&gt;0;SUM([.G124:.H12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1.json</text:p>
          </table:table-cell>
          <table:table-cell office:value-type="float" office:value="3.56" calcext:value-type="float">
            <text:p>3.56</text:p>
          </table:table-cell>
          <table:table-cell office:value-type="float" office:value="0.772" calcext:value-type="float">
            <text:p>0.772</text:p>
          </table:table-cell>
          <table:table-cell office:value-type="float" office:value="8.089" calcext:value-type="float">
            <text:p>8.089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5:.D125])&lt;&gt;0;SUM([.C125:.D125]);&quot;&quot;)" office:value-type="float" office:value="4.332" calcext:value-type="float">
            <text:p>4.332</text:p>
          </table:table-cell>
          <table:table-cell table:style-name="ce27" table:formula="of:=IF(SUM([.E125:.F125])&lt;&gt;0;SUM([.E125:.F125]);&quot;&quot;)" office:value-type="float" office:value="9.298" calcext:value-type="float">
            <text:p>9.298</text:p>
          </table:table-cell>
          <table:table-cell table:style-name="ce27" table:formula="of:=IF(SUM([.G125:.H125])&lt;&gt;0;SUM([.G125:.H12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2.json</text:p>
          </table:table-cell>
          <table:table-cell office:value-type="float" office:value="1.524" calcext:value-type="float">
            <text:p>1.524</text:p>
          </table:table-cell>
          <table:table-cell office:value-type="float" office:value="0.481" calcext:value-type="float">
            <text:p>0.481</text:p>
          </table:table-cell>
          <table:table-cell office:value-type="float" office:value="6.778" calcext:value-type="float">
            <text:p>6.778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6:.D126])&lt;&gt;0;SUM([.C126:.D126]);&quot;&quot;)" office:value-type="float" office:value="2.005" calcext:value-type="float">
            <text:p>2.005</text:p>
          </table:table-cell>
          <table:table-cell table:style-name="ce27" table:formula="of:=IF(SUM([.E126:.F126])&lt;&gt;0;SUM([.E126:.F126]);&quot;&quot;)" office:value-type="float" office:value="7.977" calcext:value-type="float">
            <text:p>7.977</text:p>
          </table:table-cell>
          <table:table-cell table:style-name="ce27" table:formula="of:=IF(SUM([.G126:.H126])&lt;&gt;0;SUM([.G126:.H12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3.json</text:p>
          </table:table-cell>
          <table:table-cell office:value-type="float" office:value="2.991" calcext:value-type="float">
            <text:p>2.991</text:p>
          </table:table-cell>
          <table:table-cell office:value-type="float" office:value="0.689" calcext:value-type="float">
            <text:p>0.689</text:p>
          </table:table-cell>
          <table:table-cell office:value-type="float" office:value="7.746" calcext:value-type="float">
            <text:p>7.746</text:p>
          </table:table-cell>
          <table:table-cell office:value-type="float" office:value="1.145" calcext:value-type="float">
            <text:p>1.1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7:.D127])&lt;&gt;0;SUM([.C127:.D127]);&quot;&quot;)" office:value-type="float" office:value="3.68" calcext:value-type="float">
            <text:p>3.68</text:p>
          </table:table-cell>
          <table:table-cell table:style-name="ce27" table:formula="of:=IF(SUM([.E127:.F127])&lt;&gt;0;SUM([.E127:.F127]);&quot;&quot;)" office:value-type="float" office:value="8.891" calcext:value-type="float">
            <text:p>8.891</text:p>
          </table:table-cell>
          <table:table-cell table:style-name="ce27" table:formula="of:=IF(SUM([.G127:.H127])&lt;&gt;0;SUM([.G127:.H12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4.json</text:p>
          </table:table-cell>
          <table:table-cell office:value-type="float" office:value="3.965" calcext:value-type="float">
            <text:p>3.965</text:p>
          </table:table-cell>
          <table:table-cell office:value-type="float" office:value="0.839" calcext:value-type="float">
            <text:p>0.839</text:p>
          </table:table-cell>
          <table:table-cell office:value-type="float" office:value="8.095" calcext:value-type="float">
            <text:p>8.095</text:p>
          </table:table-cell>
          <table:table-cell office:value-type="float" office:value="1.217" calcext:value-type="float">
            <text:p>1.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8:.D128])&lt;&gt;0;SUM([.C128:.D128]);&quot;&quot;)" office:value-type="float" office:value="4.804" calcext:value-type="float">
            <text:p>4.804</text:p>
          </table:table-cell>
          <table:table-cell table:style-name="ce27" table:formula="of:=IF(SUM([.E128:.F128])&lt;&gt;0;SUM([.E128:.F128]);&quot;&quot;)" office:value-type="float" office:value="9.312" calcext:value-type="float">
            <text:p>9.312</text:p>
          </table:table-cell>
          <table:table-cell table:style-name="ce27" table:formula="of:=IF(SUM([.G128:.H128])&lt;&gt;0;SUM([.G128:.H12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5.json</text:p>
          </table:table-cell>
          <table:table-cell office:value-type="float" office:value="3.541" calcext:value-type="float">
            <text:p>3.541</text:p>
          </table:table-cell>
          <table:table-cell office:value-type="float" office:value="0.687" calcext:value-type="float">
            <text:p>0.687</text:p>
          </table:table-cell>
          <table:table-cell office:value-type="float" office:value="7.825" calcext:value-type="float">
            <text:p>7.825</text:p>
          </table:table-cell>
          <table:table-cell office:value-type="float" office:value="1.261" calcext:value-type="float">
            <text:p>1.2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9:.D129])&lt;&gt;0;SUM([.C129:.D129]);&quot;&quot;)" office:value-type="float" office:value="4.228" calcext:value-type="float">
            <text:p>4.228</text:p>
          </table:table-cell>
          <table:table-cell table:style-name="ce27" table:formula="of:=IF(SUM([.E129:.F129])&lt;&gt;0;SUM([.E129:.F129]);&quot;&quot;)" office:value-type="float" office:value="9.086" calcext:value-type="float">
            <text:p>9.086</text:p>
          </table:table-cell>
          <table:table-cell table:style-name="ce27" table:formula="of:=IF(SUM([.G129:.H129])&lt;&gt;0;SUM([.G129:.H129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6.json</text:p>
          </table:table-cell>
          <table:table-cell office:value-type="float" office:value="4.537" calcext:value-type="float">
            <text:p>4.537</text:p>
          </table:table-cell>
          <table:table-cell office:value-type="float" office:value="0.762" calcext:value-type="float">
            <text:p>0.762</text:p>
          </table:table-cell>
          <table:table-cell office:value-type="float" office:value="8.12" calcext:value-type="float">
            <text:p>8.12</text:p>
          </table:table-cell>
          <table:table-cell office:value-type="float" office:value="1.275" calcext:value-type="float">
            <text:p>1.2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0:.D130])&lt;&gt;0;SUM([.C130:.D130]);&quot;&quot;)" office:value-type="float" office:value="5.299" calcext:value-type="float">
            <text:p>5.299</text:p>
          </table:table-cell>
          <table:table-cell table:style-name="ce27" table:formula="of:=IF(SUM([.E130:.F130])&lt;&gt;0;SUM([.E130:.F130]);&quot;&quot;)" office:value-type="float" office:value="9.395" calcext:value-type="float">
            <text:p>9.395</text:p>
          </table:table-cell>
          <table:table-cell table:style-name="ce27" table:formula="of:=IF(SUM([.G130:.H130])&lt;&gt;0;SUM([.G130:.H130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7.json</text:p>
          </table:table-cell>
          <table:table-cell office:value-type="float" office:value="4.558" calcext:value-type="float">
            <text:p>4.558</text:p>
          </table:table-cell>
          <table:table-cell office:value-type="float" office:value="0.819" calcext:value-type="float">
            <text:p>0.819</text:p>
          </table:table-cell>
          <table:table-cell office:value-type="float" office:value="8.151" calcext:value-type="float">
            <text:p>8.151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1:.D131])&lt;&gt;0;SUM([.C131:.D131]);&quot;&quot;)" office:value-type="float" office:value="5.377" calcext:value-type="float">
            <text:p>5.377</text:p>
          </table:table-cell>
          <table:table-cell table:style-name="ce27" table:formula="of:=IF(SUM([.E131:.F131])&lt;&gt;0;SUM([.E131:.F131]);&quot;&quot;)" office:value-type="float" office:value="9.361" calcext:value-type="float">
            <text:p>9.361</text:p>
          </table:table-cell>
          <table:table-cell table:style-name="ce27" table:formula="of:=IF(SUM([.G131:.H131])&lt;&gt;0;SUM([.G131:.H13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8.json</text:p>
          </table:table-cell>
          <table:table-cell office:value-type="float" office:value="4.426" calcext:value-type="float">
            <text:p>4.426</text:p>
          </table:table-cell>
          <table:table-cell office:value-type="float" office:value="0.763" calcext:value-type="float">
            <text:p>0.763</text:p>
          </table:table-cell>
          <table:table-cell office:value-type="float" office:value="7.737" calcext:value-type="float">
            <text:p>7.737</text:p>
          </table:table-cell>
          <table:table-cell office:value-type="float" office:value="1.376" calcext:value-type="float">
            <text:p>1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2:.D132])&lt;&gt;0;SUM([.C132:.D132]);&quot;&quot;)" office:value-type="float" office:value="5.189" calcext:value-type="float">
            <text:p>5.189</text:p>
          </table:table-cell>
          <table:table-cell table:style-name="ce27" table:formula="of:=IF(SUM([.E132:.F132])&lt;&gt;0;SUM([.E132:.F132]);&quot;&quot;)" office:value-type="float" office:value="9.113" calcext:value-type="float">
            <text:p>9.113</text:p>
          </table:table-cell>
          <table:table-cell table:style-name="ce27" table:formula="of:=IF(SUM([.G132:.H132])&lt;&gt;0;SUM([.G132:.H13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29.json</text:p>
          </table:table-cell>
          <table:table-cell office:value-type="float" office:value="4.205" calcext:value-type="float">
            <text:p>4.205</text:p>
          </table:table-cell>
          <table:table-cell office:value-type="float" office:value="0.768" calcext:value-type="float">
            <text:p>0.768</text:p>
          </table:table-cell>
          <table:table-cell office:value-type="float" office:value="8.139" calcext:value-type="float">
            <text:p>8.139</text:p>
          </table:table-cell>
          <table:table-cell office:value-type="float" office:value="1.303" calcext:value-type="float">
            <text:p>1.3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3:.D133])&lt;&gt;0;SUM([.C133:.D133]);&quot;&quot;)" office:value-type="float" office:value="4.973" calcext:value-type="float">
            <text:p>4.973</text:p>
          </table:table-cell>
          <table:table-cell table:style-name="ce27" table:formula="of:=IF(SUM([.E133:.F133])&lt;&gt;0;SUM([.E133:.F133]);&quot;&quot;)" office:value-type="float" office:value="9.442" calcext:value-type="float">
            <text:p>9.442</text:p>
          </table:table-cell>
          <table:table-cell table:style-name="ce27" table:formula="of:=IF(SUM([.G133:.H133])&lt;&gt;0;SUM([.G133:.H13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0.json</text:p>
          </table:table-cell>
          <table:table-cell office:value-type="float" office:value="4.423" calcext:value-type="float">
            <text:p>4.423</text:p>
          </table:table-cell>
          <table:table-cell office:value-type="float" office:value="0.791" calcext:value-type="float">
            <text:p>0.791</text:p>
          </table:table-cell>
          <table:table-cell office:value-type="float" office:value="8.439" calcext:value-type="float">
            <text:p>8.439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4:.D134])&lt;&gt;0;SUM([.C134:.D134]);&quot;&quot;)" office:value-type="float" office:value="5.214" calcext:value-type="float">
            <text:p>5.214</text:p>
          </table:table-cell>
          <table:table-cell table:style-name="ce27" table:formula="of:=IF(SUM([.E134:.F134])&lt;&gt;0;SUM([.E134:.F134]);&quot;&quot;)" office:value-type="float" office:value="9.699" calcext:value-type="float">
            <text:p>9.699</text:p>
          </table:table-cell>
          <table:table-cell table:style-name="ce27" table:formula="of:=IF(SUM([.G134:.H134])&lt;&gt;0;SUM([.G134:.H13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1.json</text:p>
          </table:table-cell>
          <table:table-cell office:value-type="float" office:value="3.612" calcext:value-type="float">
            <text:p>3.612</text:p>
          </table:table-cell>
          <table:table-cell office:value-type="float" office:value="0.694" calcext:value-type="float">
            <text:p>0.694</text:p>
          </table:table-cell>
          <table:table-cell office:value-type="float" office:value="8.488" calcext:value-type="float">
            <text:p>8.488</text:p>
          </table:table-cell>
          <table:table-cell office:value-type="float" office:value="1.351" calcext:value-type="float">
            <text:p>1.3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5:.D135])&lt;&gt;0;SUM([.C135:.D135]);&quot;&quot;)" office:value-type="float" office:value="4.306" calcext:value-type="float">
            <text:p>4.306</text:p>
          </table:table-cell>
          <table:table-cell table:style-name="ce27" table:formula="of:=IF(SUM([.E135:.F135])&lt;&gt;0;SUM([.E135:.F135]);&quot;&quot;)" office:value-type="float" office:value="9.839" calcext:value-type="float">
            <text:p>9.839</text:p>
          </table:table-cell>
          <table:table-cell table:style-name="ce27" table:formula="of:=IF(SUM([.G135:.H135])&lt;&gt;0;SUM([.G135:.H13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2.json</text:p>
          </table:table-cell>
          <table:table-cell office:value-type="float" office:value="3.844" calcext:value-type="float">
            <text:p>3.844</text:p>
          </table:table-cell>
          <table:table-cell office:value-type="float" office:value="0.845" calcext:value-type="float">
            <text:p>0.845</text:p>
          </table:table-cell>
          <table:table-cell office:value-type="float" office:value="7.814" calcext:value-type="float">
            <text:p>7.814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6:.D136])&lt;&gt;0;SUM([.C136:.D136]);&quot;&quot;)" office:value-type="float" office:value="4.689" calcext:value-type="float">
            <text:p>4.689</text:p>
          </table:table-cell>
          <table:table-cell table:style-name="ce27" table:formula="of:=IF(SUM([.E136:.F136])&lt;&gt;0;SUM([.E136:.F136]);&quot;&quot;)" office:value-type="float" office:value="9.046" calcext:value-type="float">
            <text:p>9.046</text:p>
          </table:table-cell>
          <table:table-cell table:style-name="ce27" table:formula="of:=IF(SUM([.G136:.H136])&lt;&gt;0;SUM([.G136:.H13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3.json</text:p>
          </table:table-cell>
          <table:table-cell office:value-type="float" office:value="3.624" calcext:value-type="float">
            <text:p>3.624</text:p>
          </table:table-cell>
          <table:table-cell office:value-type="float" office:value="0.759" calcext:value-type="float">
            <text:p>0.759</text:p>
          </table:table-cell>
          <table:table-cell office:value-type="float" office:value="8.447" calcext:value-type="float">
            <text:p>8.447</text:p>
          </table:table-cell>
          <table:table-cell office:value-type="float" office:value="1.327" calcext:value-type="float">
            <text:p>1.3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7:.D137])&lt;&gt;0;SUM([.C137:.D137]);&quot;&quot;)" office:value-type="float" office:value="4.383" calcext:value-type="float">
            <text:p>4.383</text:p>
          </table:table-cell>
          <table:table-cell table:style-name="ce27" table:formula="of:=IF(SUM([.E137:.F137])&lt;&gt;0;SUM([.E137:.F137]);&quot;&quot;)" office:value-type="float" office:value="9.774" calcext:value-type="float">
            <text:p>9.774</text:p>
          </table:table-cell>
          <table:table-cell table:style-name="ce27" table:formula="of:=IF(SUM([.G137:.H137])&lt;&gt;0;SUM([.G137:.H137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jxml2sql34.json</text:p>
          </table:table-cell>
          <table:table-cell office:value-type="float" office:value="3.448" calcext:value-type="float">
            <text:p>3.448</text:p>
          </table:table-cell>
          <table:table-cell office:value-type="float" office:value="0.736" calcext:value-type="float">
            <text:p>0.736</text:p>
          </table:table-cell>
          <table:table-cell office:value-type="float" office:value="7.834" calcext:value-type="float">
            <text:p>7.834</text:p>
          </table:table-cell>
          <table:table-cell office:value-type="float" office:value="1.181" calcext:value-type="float">
            <text:p>1.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8:.D138])&lt;&gt;0;SUM([.C138:.D138]);&quot;&quot;)" office:value-type="float" office:value="4.184" calcext:value-type="float">
            <text:p>4.184</text:p>
          </table:table-cell>
          <table:table-cell table:style-name="ce27" table:formula="of:=IF(SUM([.E138:.F138])&lt;&gt;0;SUM([.E138:.F138]);&quot;&quot;)" office:value-type="float" office:value="9.015" calcext:value-type="float">
            <text:p>9.015</text:p>
          </table:table-cell>
          <table:table-cell table:style-name="ce27" table:formula="of:=IF(SUM([.G138:.H138])&lt;&gt;0;SUM([.G138:.H138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1.json</text:p>
          </table:table-cell>
          <table:table-cell office:value-type="float" office:value="3.842" calcext:value-type="float">
            <text:p>3.842</text:p>
          </table:table-cell>
          <table:table-cell office:value-type="float" office:value="0.879" calcext:value-type="float">
            <text:p>0.879</text:p>
          </table:table-cell>
          <table:table-cell office:value-type="float" office:value="9.793" calcext:value-type="float">
            <text:p>9.793</text:p>
          </table:table-cell>
          <table:table-cell office:value-type="float" office:value="1.465" calcext:value-type="float">
            <text:p>1.465</text:p>
          </table:table-cell>
          <table:table-cell office:value-type="float" office:value="619.632" calcext:value-type="float">
            <text:p>619.632</text:p>
          </table:table-cell>
          <table:table-cell office:value-type="float" office:value="5.671" calcext:value-type="float">
            <text:p>5.671</text:p>
          </table:table-cell>
          <table:table-cell table:style-name="ce27" table:formula="of:=IF(SUM([.C139:.D139])&lt;&gt;0;SUM([.C139:.D139]);&quot;&quot;)" office:value-type="float" office:value="4.721" calcext:value-type="float">
            <text:p>4.721</text:p>
          </table:table-cell>
          <table:table-cell table:style-name="ce27" table:formula="of:=IF(SUM([.E139:.F139])&lt;&gt;0;SUM([.E139:.F139]);&quot;&quot;)" office:value-type="float" office:value="11.258" calcext:value-type="float">
            <text:p>11.258</text:p>
          </table:table-cell>
          <table:table-cell table:style-name="ce27" table:formula="of:=IF(SUM([.G139:.H139])&lt;&gt;0;SUM([.G139:.H139]);&quot;&quot;)" office:value-type="float" office:value="625.303" calcext:value-type="float">
            <text:p>625.30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2.json</text:p>
          </table:table-cell>
          <table:table-cell office:value-type="float" office:value="1.441" calcext:value-type="float">
            <text:p>1.441</text:p>
          </table:table-cell>
          <table:table-cell office:value-type="float" office:value="0.491" calcext:value-type="float">
            <text:p>0.491</text:p>
          </table:table-cell>
          <table:table-cell office:value-type="float" office:value="7.209" calcext:value-type="float">
            <text:p>7.209</text:p>
          </table:table-cell>
          <table:table-cell office:value-type="float" office:value="1.131" calcext:value-type="float">
            <text:p>1.131</text:p>
          </table:table-cell>
          <table:table-cell office:value-type="float" office:value="794.375" calcext:value-type="float">
            <text:p>794.375</text:p>
          </table:table-cell>
          <table:table-cell office:value-type="float" office:value="1.913" calcext:value-type="float">
            <text:p>1.913</text:p>
          </table:table-cell>
          <table:table-cell table:style-name="ce27" table:formula="of:=IF(SUM([.C140:.D140])&lt;&gt;0;SUM([.C140:.D140]);&quot;&quot;)" office:value-type="float" office:value="1.932" calcext:value-type="float">
            <text:p>1.932</text:p>
          </table:table-cell>
          <table:table-cell table:style-name="ce27" table:formula="of:=IF(SUM([.E140:.F140])&lt;&gt;0;SUM([.E140:.F140]);&quot;&quot;)" office:value-type="float" office:value="8.34" calcext:value-type="float">
            <text:p>8.34</text:p>
          </table:table-cell>
          <table:table-cell table:style-name="ce27" table:formula="of:=IF(SUM([.G140:.H140])&lt;&gt;0;SUM([.G140:.H140]);&quot;&quot;)" office:value-type="float" office:value="796.288" calcext:value-type="float">
            <text:p>796.288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3.json</text:p>
          </table:table-cell>
          <table:table-cell office:value-type="float" office:value="0.992" calcext:value-type="float">
            <text:p>0.992</text:p>
          </table:table-cell>
          <table:table-cell office:value-type="float" office:value="0.428" calcext:value-type="float">
            <text:p>0.428</text:p>
          </table:table-cell>
          <table:table-cell office:value-type="float" office:value="6.006" calcext:value-type="float">
            <text:p>6.006</text:p>
          </table:table-cell>
          <table:table-cell office:value-type="float" office:value="1.009" calcext:value-type="float">
            <text:p>1.009</text:p>
          </table:table-cell>
          <table:table-cell office:value-type="float" office:value="21.926" calcext:value-type="float">
            <text:p>21.92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141:.D141])&lt;&gt;0;SUM([.C141:.D141]);&quot;&quot;)" office:value-type="float" office:value="1.42" calcext:value-type="float">
            <text:p>1.42</text:p>
          </table:table-cell>
          <table:table-cell table:style-name="ce27" table:formula="of:=IF(SUM([.E141:.F141])&lt;&gt;0;SUM([.E141:.F141]);&quot;&quot;)" office:value-type="float" office:value="7.015" calcext:value-type="float">
            <text:p>7.015</text:p>
          </table:table-cell>
          <table:table-cell table:style-name="ce27" table:formula="of:=IF(SUM([.G141:.H141])&lt;&gt;0;SUM([.G141:.H141]);&quot;&quot;)" office:value-type="float" office:value="22.203" calcext:value-type="float">
            <text:p>22.20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4.json</text:p>
          </table:table-cell>
          <table:table-cell office:value-type="float" office:value="1.229" calcext:value-type="float">
            <text:p>1.229</text:p>
          </table:table-cell>
          <table:table-cell office:value-type="float" office:value="0.449" calcext:value-type="float">
            <text:p>0.449</text:p>
          </table:table-cell>
          <table:table-cell office:value-type="float" office:value="6.646" calcext:value-type="float">
            <text:p>6.646</text:p>
          </table:table-cell>
          <table:table-cell office:value-type="float" office:value="1.091" calcext:value-type="float">
            <text:p>1.091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0.599" calcext:value-type="float">
            <text:p>0.599</text:p>
          </table:table-cell>
          <table:table-cell table:style-name="ce27" table:formula="of:=IF(SUM([.C142:.D142])&lt;&gt;0;SUM([.C142:.D142]);&quot;&quot;)" office:value-type="float" office:value="1.678" calcext:value-type="float">
            <text:p>1.678</text:p>
          </table:table-cell>
          <table:table-cell table:style-name="ce27" table:formula="of:=IF(SUM([.E142:.F142])&lt;&gt;0;SUM([.E142:.F142]);&quot;&quot;)" office:value-type="float" office:value="7.737" calcext:value-type="float">
            <text:p>7.737</text:p>
          </table:table-cell>
          <table:table-cell table:style-name="ce27" table:formula="of:=IF(SUM([.G142:.H142])&lt;&gt;0;SUM([.G142:.H142]);&quot;&quot;)" office:value-type="float" office:value="100.926" calcext:value-type="float">
            <text:p>100.92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09.json</text:p>
          </table:table-cell>
          <table:table-cell office:value-type="float" office:value="1.058" calcext:value-type="float">
            <text:p>1.058</text:p>
          </table:table-cell>
          <table:table-cell office:value-type="float" office:value="0.437" calcext:value-type="float">
            <text:p>0.437</text:p>
          </table:table-cell>
          <table:table-cell office:value-type="float" office:value="6.01" calcext:value-type="float">
            <text:p>6.01</text:p>
          </table:table-cell>
          <table:table-cell office:value-type="float" office:value="1.014" calcext:value-type="float">
            <text:p>1.014</text:p>
          </table:table-cell>
          <table:table-cell office:value-type="float" office:value="27.148" calcext:value-type="float">
            <text:p>27.148</text:p>
          </table:table-cell>
          <table:table-cell office:value-type="float" office:value="0.322" calcext:value-type="float">
            <text:p>0.322</text:p>
          </table:table-cell>
          <table:table-cell table:style-name="ce27" table:formula="of:=IF(SUM([.C143:.D143])&lt;&gt;0;SUM([.C143:.D143]);&quot;&quot;)" office:value-type="float" office:value="1.495" calcext:value-type="float">
            <text:p>1.495</text:p>
          </table:table-cell>
          <table:table-cell table:style-name="ce27" table:formula="of:=IF(SUM([.E143:.F143])&lt;&gt;0;SUM([.E143:.F143]);&quot;&quot;)" office:value-type="float" office:value="7.024" calcext:value-type="float">
            <text:p>7.024</text:p>
          </table:table-cell>
          <table:table-cell table:style-name="ce27" table:formula="of:=IF(SUM([.G143:.H143])&lt;&gt;0;SUM([.G143:.H143]);&quot;&quot;)" office:value-type="float" office:value="27.47" calcext:value-type="float">
            <text:p>27.47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0.json</text:p>
          </table:table-cell>
          <table:table-cell office:value-type="float" office:value="1.247" calcext:value-type="float">
            <text:p>1.247</text:p>
          </table:table-cell>
          <table:table-cell office:value-type="float" office:value="0.444" calcext:value-type="float">
            <text:p>0.444</text:p>
          </table:table-cell>
          <table:table-cell office:value-type="float" office:value="6.632" calcext:value-type="float">
            <text:p>6.632</text:p>
          </table:table-cell>
          <table:table-cell office:value-type="float" office:value="0.987" calcext:value-type="float">
            <text:p>0.987</text:p>
          </table:table-cell>
          <table:table-cell office:value-type="float" office:value="482.263" calcext:value-type="float">
            <text:p>482.263</text:p>
          </table:table-cell>
          <table:table-cell office:value-type="float" office:value="2.591" calcext:value-type="float">
            <text:p>2.591</text:p>
          </table:table-cell>
          <table:table-cell table:style-name="ce27" table:formula="of:=IF(SUM([.C144:.D144])&lt;&gt;0;SUM([.C144:.D144]);&quot;&quot;)" office:value-type="float" office:value="1.691" calcext:value-type="float">
            <text:p>1.691</text:p>
          </table:table-cell>
          <table:table-cell table:style-name="ce27" table:formula="of:=IF(SUM([.E144:.F144])&lt;&gt;0;SUM([.E144:.F144]);&quot;&quot;)" office:value-type="float" office:value="7.619" calcext:value-type="float">
            <text:p>7.619</text:p>
          </table:table-cell>
          <table:table-cell table:style-name="ce27" table:formula="of:=IF(SUM([.G144:.H144])&lt;&gt;0;SUM([.G144:.H144]);&quot;&quot;)" office:value-type="float" office:value="484.854" calcext:value-type="float">
            <text:p>484.854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2.json</text:p>
          </table:table-cell>
          <table:table-cell office:value-type="float" office:value="2.054" calcext:value-type="float">
            <text:p>2.054</text:p>
          </table:table-cell>
          <table:table-cell office:value-type="float" office:value="0.539" calcext:value-type="float">
            <text:p>0.539</text:p>
          </table:table-cell>
          <table:table-cell office:value-type="float" office:value="7.952" calcext:value-type="float">
            <text:p>7.952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5:.D145])&lt;&gt;0;SUM([.C145:.D145]);&quot;&quot;)" office:value-type="float" office:value="2.593" calcext:value-type="float">
            <text:p>2.593</text:p>
          </table:table-cell>
          <table:table-cell table:style-name="ce27" table:formula="of:=IF(SUM([.E145:.F145])&lt;&gt;0;SUM([.E145:.F145]);&quot;&quot;)" office:value-type="float" office:value="9.198" calcext:value-type="float">
            <text:p>9.198</text:p>
          </table:table-cell>
          <table:table-cell table:style-name="ce27" table:formula="of:=IF(SUM([.G145:.H145])&lt;&gt;0;SUM([.G145:.H14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3.json</text:p>
          </table:table-cell>
          <table:table-cell office:value-type="float" office:value="2.255" calcext:value-type="float">
            <text:p>2.255</text:p>
          </table:table-cell>
          <table:table-cell office:value-type="float" office:value="0.601" calcext:value-type="float">
            <text:p>0.601</text:p>
          </table:table-cell>
          <table:table-cell office:value-type="float" office:value="8.243" calcext:value-type="float">
            <text:p>8.243</text:p>
          </table:table-cell>
          <table:table-cell office:value-type="float" office:value="1.294" calcext:value-type="float">
            <text:p>1.294</text:p>
          </table:table-cell>
          <table:table-cell office:value-type="float" office:value="833.134" calcext:value-type="float">
            <text:p>833.134</text:p>
          </table:table-cell>
          <table:table-cell office:value-type="float" office:value="2.305" calcext:value-type="float">
            <text:p>2.305</text:p>
          </table:table-cell>
          <table:table-cell table:style-name="ce27" table:formula="of:=IF(SUM([.C146:.D146])&lt;&gt;0;SUM([.C146:.D146]);&quot;&quot;)" office:value-type="float" office:value="2.856" calcext:value-type="float">
            <text:p>2.856</text:p>
          </table:table-cell>
          <table:table-cell table:style-name="ce27" table:formula="of:=IF(SUM([.E146:.F146])&lt;&gt;0;SUM([.E146:.F146]);&quot;&quot;)" office:value-type="float" office:value="9.537" calcext:value-type="float">
            <text:p>9.537</text:p>
          </table:table-cell>
          <table:table-cell table:style-name="ce27" table:formula="of:=IF(SUM([.G146:.H146])&lt;&gt;0;SUM([.G146:.H146]);&quot;&quot;)" office:value-type="float" office:value="835.439" calcext:value-type="float">
            <text:p>835.439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4.json</text:p>
          </table:table-cell>
          <table:table-cell office:value-type="float" office:value="2.616" calcext:value-type="float">
            <text:p>2.616</text:p>
          </table:table-cell>
          <table:table-cell office:value-type="float" office:value="0.664" calcext:value-type="float">
            <text:p>0.664</text:p>
          </table:table-cell>
          <table:table-cell office:value-type="float" office:value="7.455" calcext:value-type="float">
            <text:p>7.455</text:p>
          </table:table-cell>
          <table:table-cell office:value-type="float" office:value="1.153" calcext:value-type="float">
            <text:p>1.153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713" calcext:value-type="float">
            <text:p>0.713</text:p>
          </table:table-cell>
          <table:table-cell table:style-name="ce27" table:formula="of:=IF(SUM([.C147:.D147])&lt;&gt;0;SUM([.C147:.D147]);&quot;&quot;)" office:value-type="float" office:value="3.28" calcext:value-type="float">
            <text:p>3.28</text:p>
          </table:table-cell>
          <table:table-cell table:style-name="ce27" table:formula="of:=IF(SUM([.E147:.F147])&lt;&gt;0;SUM([.E147:.F147]);&quot;&quot;)" office:value-type="float" office:value="8.608" calcext:value-type="float">
            <text:p>8.608</text:p>
          </table:table-cell>
          <table:table-cell table:style-name="ce27" table:formula="of:=IF(SUM([.G147:.H147])&lt;&gt;0;SUM([.G147:.H147]);&quot;&quot;)" office:value-type="float" office:value="100.005" calcext:value-type="float">
            <text:p>100.005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5.json</text:p>
          </table:table-cell>
          <table:table-cell office:value-type="float" office:value="2.237" calcext:value-type="float">
            <text:p>2.237</text:p>
          </table:table-cell>
          <table:table-cell office:value-type="float" office:value="0.59" calcext:value-type="float">
            <text:p>0.59</text:p>
          </table:table-cell>
          <table:table-cell office:value-type="float" office:value="7.795" calcext:value-type="float">
            <text:p>7.795</text:p>
          </table:table-cell>
          <table:table-cell office:value-type="float" office:value="1.222" calcext:value-type="float">
            <text:p>1.222</text:p>
          </table:table-cell>
          <table:table-cell office:value-type="float" office:value="974.581" calcext:value-type="float">
            <text:p>974.581</text:p>
          </table:table-cell>
          <table:table-cell office:value-type="float" office:value="2.682" calcext:value-type="float">
            <text:p>2.682</text:p>
          </table:table-cell>
          <table:table-cell table:style-name="ce27" table:formula="of:=IF(SUM([.C148:.D148])&lt;&gt;0;SUM([.C148:.D148]);&quot;&quot;)" office:value-type="float" office:value="2.827" calcext:value-type="float">
            <text:p>2.827</text:p>
          </table:table-cell>
          <table:table-cell table:style-name="ce27" table:formula="of:=IF(SUM([.E148:.F148])&lt;&gt;0;SUM([.E148:.F148]);&quot;&quot;)" office:value-type="float" office:value="9.017" calcext:value-type="float">
            <text:p>9.017</text:p>
          </table:table-cell>
          <table:table-cell table:style-name="ce27" table:formula="of:=IF(SUM([.G148:.H148])&lt;&gt;0;SUM([.G148:.H148]);&quot;&quot;)" office:value-type="float" office:value="977.263" calcext:value-type="float">
            <text:p>977.263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6.json</text:p>
          </table:table-cell>
          <table:table-cell office:value-type="float" office:value="3.131" calcext:value-type="float">
            <text:p>3.131</text:p>
          </table:table-cell>
          <table:table-cell office:value-type="float" office:value="0.685" calcext:value-type="float">
            <text:p>0.685</text:p>
          </table:table-cell>
          <table:table-cell office:value-type="float" office:value="7.689" calcext:value-type="float">
            <text:p>7.689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9:.D149])&lt;&gt;0;SUM([.C149:.D149]);&quot;&quot;)" office:value-type="float" office:value="3.816" calcext:value-type="float">
            <text:p>3.816</text:p>
          </table:table-cell>
          <table:table-cell table:style-name="ce27" table:formula="of:=IF(SUM([.E149:.F149])&lt;&gt;0;SUM([.E149:.F149]);&quot;&quot;)" office:value-type="float" office:value="8.959" calcext:value-type="float">
            <text:p>8.959</text:p>
          </table:table-cell>
          <table:table-cell table:style-name="ce27" table:formula="of:=IF(SUM([.G149:.H149])&lt;&gt;0;SUM([.G149:.H149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7.json</text:p>
          </table:table-cell>
          <table:table-cell office:value-type="float" office:value="1.811" calcext:value-type="float">
            <text:p>1.811</text:p>
          </table:table-cell>
          <table:table-cell office:value-type="float" office:value="0.547" calcext:value-type="float">
            <text:p>0.547</text:p>
          </table:table-cell>
          <table:table-cell office:value-type="float" office:value="7.38" calcext:value-type="float">
            <text:p>7.38</text:p>
          </table:table-cell>
          <table:table-cell office:value-type="float" office:value="1.135" calcext:value-type="float">
            <text:p>1.135</text:p>
          </table:table-cell>
          <table:table-cell office:value-type="float" office:value="266.442" calcext:value-type="float">
            <text:p>266.442</text:p>
          </table:table-cell>
          <table:table-cell office:value-type="float" office:value="1.004" calcext:value-type="float">
            <text:p>1.004</text:p>
          </table:table-cell>
          <table:table-cell table:style-name="ce27" table:formula="of:=IF(SUM([.C150:.D150])&lt;&gt;0;SUM([.C150:.D150]);&quot;&quot;)" office:value-type="float" office:value="2.358" calcext:value-type="float">
            <text:p>2.358</text:p>
          </table:table-cell>
          <table:table-cell table:style-name="ce27" table:formula="of:=IF(SUM([.E150:.F150])&lt;&gt;0;SUM([.E150:.F150]);&quot;&quot;)" office:value-type="float" office:value="8.515" calcext:value-type="float">
            <text:p>8.515</text:p>
          </table:table-cell>
          <table:table-cell table:style-name="ce27" table:formula="of:=IF(SUM([.G150:.H150])&lt;&gt;0;SUM([.G150:.H150]);&quot;&quot;)" office:value-type="float" office:value="267.446" calcext:value-type="float">
            <text:p>267.446</text:p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19.json</text:p>
          </table:table-cell>
          <table:table-cell office:value-type="float" office:value="2.557" calcext:value-type="float">
            <text:p>2.557</text:p>
          </table:table-cell>
          <table:table-cell office:value-type="float" office:value="0.661" calcext:value-type="float">
            <text:p>0.661</text:p>
          </table:table-cell>
          <table:table-cell office:value-type="float" office:value="8.221" calcext:value-type="float">
            <text:p>8.221</text:p>
          </table:table-cell>
          <table:table-cell office:value-type="float" office:value="1.223" calcext:value-type="float">
            <text:p>1.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1:.D151])&lt;&gt;0;SUM([.C151:.D151]);&quot;&quot;)" office:value-type="float" office:value="3.218" calcext:value-type="float">
            <text:p>3.218</text:p>
          </table:table-cell>
          <table:table-cell table:style-name="ce27" table:formula="of:=IF(SUM([.E151:.F151])&lt;&gt;0;SUM([.E151:.F151]);&quot;&quot;)" office:value-type="float" office:value="9.444" calcext:value-type="float">
            <text:p>9.444</text:p>
          </table:table-cell>
          <table:table-cell table:style-name="ce27" table:formula="of:=IF(SUM([.G151:.H151])&lt;&gt;0;SUM([.G151:.H151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0.json</text:p>
          </table:table-cell>
          <table:table-cell office:value-type="float" office:value="2.876" calcext:value-type="float">
            <text:p>2.876</text:p>
          </table:table-cell>
          <table:table-cell office:value-type="float" office:value="0.771" calcext:value-type="float">
            <text:p>0.771</text:p>
          </table:table-cell>
          <table:table-cell office:value-type="float" office:value="8.363" calcext:value-type="float">
            <text:p>8.36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2:.D152])&lt;&gt;0;SUM([.C152:.D152]);&quot;&quot;)" office:value-type="float" office:value="3.647" calcext:value-type="float">
            <text:p>3.647</text:p>
          </table:table-cell>
          <table:table-cell table:style-name="ce27" table:formula="of:=IF(SUM([.E152:.F152])&lt;&gt;0;SUM([.E152:.F152]);&quot;&quot;)" office:value-type="float" office:value="9.713" calcext:value-type="float">
            <text:p>9.713</text:p>
          </table:table-cell>
          <table:table-cell table:style-name="ce27" table:formula="of:=IF(SUM([.G152:.H152])&lt;&gt;0;SUM([.G152:.H152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1.json</text:p>
          </table:table-cell>
          <table:table-cell office:value-type="float" office:value="2.707" calcext:value-type="float">
            <text:p>2.707</text:p>
          </table:table-cell>
          <table:table-cell office:value-type="float" office:value="0.691" calcext:value-type="float">
            <text:p>0.691</text:p>
          </table:table-cell>
          <table:table-cell office:value-type="float" office:value="7.742" calcext:value-type="float">
            <text:p>7.742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3:.D153])&lt;&gt;0;SUM([.C153:.D153]);&quot;&quot;)" office:value-type="float" office:value="3.398" calcext:value-type="float">
            <text:p>3.398</text:p>
          </table:table-cell>
          <table:table-cell table:style-name="ce27" table:formula="of:=IF(SUM([.E153:.F153])&lt;&gt;0;SUM([.E153:.F153]);&quot;&quot;)" office:value-type="float" office:value="8.837" calcext:value-type="float">
            <text:p>8.837</text:p>
          </table:table-cell>
          <table:table-cell table:style-name="ce27" table:formula="of:=IF(SUM([.G153:.H153])&lt;&gt;0;SUM([.G153:.H153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2.json</text:p>
          </table:table-cell>
          <table:table-cell office:value-type="float" office:value="1.743" calcext:value-type="float">
            <text:p>1.743</text:p>
          </table:table-cell>
          <table:table-cell office:value-type="float" office:value="0.543" calcext:value-type="float">
            <text:p>0.543</text:p>
          </table:table-cell>
          <table:table-cell office:value-type="float" office:value="7.599" calcext:value-type="float">
            <text:p>7.599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4:.D154])&lt;&gt;0;SUM([.C154:.D154]);&quot;&quot;)" office:value-type="float" office:value="2.286" calcext:value-type="float">
            <text:p>2.286</text:p>
          </table:table-cell>
          <table:table-cell table:style-name="ce27" table:formula="of:=IF(SUM([.E154:.F154])&lt;&gt;0;SUM([.E154:.F154]);&quot;&quot;)" office:value-type="float" office:value="8.674" calcext:value-type="float">
            <text:p>8.674</text:p>
          </table:table-cell>
          <table:table-cell table:style-name="ce27" table:formula="of:=IF(SUM([.G154:.H154])&lt;&gt;0;SUM([.G154:.H154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3.json</text:p>
          </table:table-cell>
          <table:table-cell office:value-type="float" office:value="2.747" calcext:value-type="float">
            <text:p>2.747</text:p>
          </table:table-cell>
          <table:table-cell office:value-type="float" office:value="0.72" calcext:value-type="float">
            <text:p>0.72</text:p>
          </table:table-cell>
          <table:table-cell office:value-type="float" office:value="8.468" calcext:value-type="float">
            <text:p>8.468</text:p>
          </table:table-cell>
          <table:table-cell office:value-type="float" office:value="1.309" calcext:value-type="float">
            <text:p>1.3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5:.D155])&lt;&gt;0;SUM([.C155:.D155]);&quot;&quot;)" office:value-type="float" office:value="3.467" calcext:value-type="float">
            <text:p>3.467</text:p>
          </table:table-cell>
          <table:table-cell table:style-name="ce27" table:formula="of:=IF(SUM([.E155:.F155])&lt;&gt;0;SUM([.E155:.F155]);&quot;&quot;)" office:value-type="float" office:value="9.777" calcext:value-type="float">
            <text:p>9.777</text:p>
          </table:table-cell>
          <table:table-cell table:style-name="ce27" table:formula="of:=IF(SUM([.G155:.H155])&lt;&gt;0;SUM([.G155:.H155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4.json</text:p>
          </table:table-cell>
          <table:table-cell office:value-type="float" office:value="1.814" calcext:value-type="float">
            <text:p>1.814</text:p>
          </table:table-cell>
          <table:table-cell office:value-type="float" office:value="0.518" calcext:value-type="float">
            <text:p>0.518</text:p>
          </table:table-cell>
          <table:table-cell office:value-type="float" office:value="7.541" calcext:value-type="float">
            <text:p>7.541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6:.D156])&lt;&gt;0;SUM([.C156:.D156]);&quot;&quot;)" office:value-type="float" office:value="2.332" calcext:value-type="float">
            <text:p>2.332</text:p>
          </table:table-cell>
          <table:table-cell table:style-name="ce27" table:formula="of:=IF(SUM([.E156:.F156])&lt;&gt;0;SUM([.E156:.F156]);&quot;&quot;)" office:value-type="float" office:value="8.711" calcext:value-type="float">
            <text:p>8.711</text:p>
          </table:table-cell>
          <table:table-cell table:style-name="ce27" table:formula="of:=IF(SUM([.G156:.H156])&lt;&gt;0;SUM([.G156:.H156]);&quot;&quot;)">
            <text:p/>
          </table:table-cell>
          <table:table-cell table:number-columns-repeated="1013"/>
        </table:table-row>
        <table:table-row table:style-name="ro3">
          <table:table-cell/>
          <table:table-cell table:style-name="ce18" office:value-type="string" calcext:value-type="string">
            <text:p>mathQuizGame26.json</text:p>
          </table:table-cell>
          <table:table-cell office:value-type="float" office:value="2.66" calcext:value-type="float">
            <text:p>2.66</text:p>
          </table:table-cell>
          <table:table-cell office:value-type="float" office:value="0.672" calcext:value-type="float">
            <text:p>0.672</text:p>
          </table:table-cell>
          <table:table-cell office:value-type="float" office:value="7.93" calcext:value-type="float">
            <text:p>7.93</text:p>
          </table:table-cell>
          <table:table-cell office:value-type="float" office:value="1.206" calcext:value-type="float">
            <text:p>1.2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7:.D157])&lt;&gt;0;SUM([.C157:.D157]);&quot;&quot;)" office:value-type="float" office:value="3.332" calcext:value-type="float">
            <text:p>3.332</text:p>
          </table:table-cell>
          <table:table-cell table:style-name="ce27" table:formula="of:=IF(SUM([.E157:.F157])&lt;&gt;0;SUM([.E157:.F157]);&quot;&quot;)" office:value-type="float" office:value="9.136" calcext:value-type="float">
            <text:p>9.136</text:p>
          </table:table-cell>
          <table:table-cell table:style-name="ce27" table:formula="of:=IF(SUM([.G157:.H157])&lt;&gt;0;SUM([.G157:.H157]);&quot;&quot;)">
            <text:p/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>
            <text:p>mathQuizGame27.json</text:p>
          </table:table-cell>
          <table:table-cell table:style-name="ce3" office:value-type="float" office:value="2.723" calcext:value-type="float">
            <text:p>2.723</text:p>
          </table:table-cell>
          <table:table-cell office:value-type="float" office:value="0.656" calcext:value-type="float">
            <text:p>0.656</text:p>
          </table:table-cell>
          <table:table-cell office:value-type="float" office:value="8.414" calcext:value-type="float">
            <text:p>8.41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8:.D158])&lt;&gt;0;SUM([.C158:.D158]);&quot;&quot;)" office:value-type="float" office:value="3.379" calcext:value-type="float">
            <text:p>3.379</text:p>
          </table:table-cell>
          <table:table-cell table:style-name="ce27" table:formula="of:=IF(SUM([.E158:.F158])&lt;&gt;0;SUM([.E158:.F158]);&quot;&quot;)" office:value-type="float" office:value="9.684" calcext:value-type="float">
            <text:p>9.684</text:p>
          </table:table-cell>
          <table:table-cell table:style-name="ce27" table:formula="of:=IF(SUM([.G158:.H158])&lt;&gt;0;SUM([.G158:.H158]);&quot;&quot;)">
            <text:p/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28.json</text:p>
          </table:table-cell>
          <table:table-cell table:style-name="ce3" office:value-type="float" office:value="2.775" calcext:value-type="float">
            <text:p>2.775</text:p>
          </table:table-cell>
          <table:table-cell office:value-type="float" office:value="0.704" calcext:value-type="float">
            <text:p>0.704</text:p>
          </table:table-cell>
          <table:table-cell office:value-type="float" office:value="7.829" calcext:value-type="float">
            <text:p>7.829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9:.D159])&lt;&gt;0;SUM([.C159:.D159]);&quot;&quot;)" office:value-type="float" office:value="3.479" calcext:value-type="float">
            <text:p>3.479</text:p>
          </table:table-cell>
          <table:table-cell table:style-name="ce27" table:formula="of:=IF(SUM([.E159:.F159])&lt;&gt;0;SUM([.E159:.F159]);&quot;&quot;)" office:value-type="float" office:value="9.081" calcext:value-type="float">
            <text:p>9.081</text:p>
          </table:table-cell>
          <table:table-cell table:style-name="ce27" table:formula="of:=IF(SUM([.G159:.H159])&lt;&gt;0;SUM([.G159:.H159]);&quot;&quot;)">
            <text:p/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29.json</text:p>
          </table:table-cell>
          <table:table-cell table:style-name="ce3" office:value-type="float" office:value="1.839" calcext:value-type="float">
            <text:p>1.839</text:p>
          </table:table-cell>
          <table:table-cell office:value-type="float" office:value="0.549" calcext:value-type="float">
            <text:p>0.549</text:p>
          </table:table-cell>
          <table:table-cell office:value-type="float" office:value="7.643" calcext:value-type="float">
            <text:p>7.643</text:p>
          </table:table-cell>
          <table:table-cell office:value-type="float" office:value="1.211" calcext:value-type="float">
            <text:p>1.211</text:p>
          </table:table-cell>
          <table:table-cell office:value-type="float" office:value="205.611" calcext:value-type="float">
            <text:p>205.611</text:p>
          </table:table-cell>
          <table:table-cell office:value-type="float" office:value="0.826" calcext:value-type="float">
            <text:p>0.826</text:p>
          </table:table-cell>
          <table:table-cell table:style-name="ce27" table:formula="of:=IF(SUM([.C160:.D160])&lt;&gt;0;SUM([.C160:.D160]);&quot;&quot;)" office:value-type="float" office:value="2.388" calcext:value-type="float">
            <text:p>2.388</text:p>
          </table:table-cell>
          <table:table-cell table:style-name="ce27" table:formula="of:=IF(SUM([.E160:.F160])&lt;&gt;0;SUM([.E160:.F160]);&quot;&quot;)" office:value-type="float" office:value="8.854" calcext:value-type="float">
            <text:p>8.854</text:p>
          </table:table-cell>
          <table:table-cell table:style-name="ce27" table:formula="of:=IF(SUM([.G160:.H160])&lt;&gt;0;SUM([.G160:.H160]);&quot;&quot;)" office:value-type="float" office:value="206.437" calcext:value-type="float">
            <text:p>206.437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8" office:value-type="string" calcext:value-type="string">
            <text:p>mathQuizGame30.json</text:p>
          </table:table-cell>
          <table:table-cell table:style-name="ce3" office:value-type="float" office:value="2.338" calcext:value-type="float">
            <text:p>2.338</text:p>
          </table:table-cell>
          <table:table-cell office:value-type="float" office:value="0.635" calcext:value-type="float">
            <text:p>0.635</text:p>
          </table:table-cell>
          <table:table-cell office:value-type="float" office:value="7.853" calcext:value-type="float">
            <text:p>7.853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61:.D161])&lt;&gt;0;SUM([.C161:.D161]);&quot;&quot;)" office:value-type="float" office:value="2.973" calcext:value-type="float">
            <text:p>2.973</text:p>
          </table:table-cell>
          <table:table-cell table:style-name="ce27" table:formula="of:=IF(SUM([.E161:.F161])&lt;&gt;0;SUM([.E161:.F161]);&quot;&quot;)" office:value-type="float" office:value="9.085" calcext:value-type="float">
            <text:p>9.085</text:p>
          </table:table-cell>
          <table:table-cell table:style-name="ce27" table:formula="of:=IF(SUM([.G161:.H161])&lt;&gt;0;SUM([.G161:.H161]);&quot;&quot;)">
            <text:p/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>
          <table:table-cell table:style-name="ce3"/>
          <table:table-cell table:style-name="ce18" office:value-type="string" calcext:value-type="string">
            <text:p>mathQuizGame31.json</text:p>
          </table:table-cell>
          <table:table-cell table:style-name="ce3" office:value-type="float" office:value="1.835" calcext:value-type="float">
            <text:p>1.835</text:p>
          </table:table-cell>
          <table:table-cell office:value-type="float" office:value="0.498" calcext:value-type="float">
            <text:p>0.498</text:p>
          </table:table-cell>
          <table:table-cell office:value-type="float" office:value="7.76" calcext:value-type="float">
            <text:p>7.76</text:p>
          </table:table-cell>
          <table:table-cell office:value-type="float" office:value="1.179" calcext:value-type="float">
            <text:p>1.179</text:p>
          </table:table-cell>
          <table:table-cell office:value-type="float" office:value="723.361" calcext:value-type="float">
            <text:p>723.361</text:p>
          </table:table-cell>
          <table:table-cell office:value-type="float" office:value="2.936" calcext:value-type="float">
            <text:p>2.936</text:p>
          </table:table-cell>
          <table:table-cell table:style-name="ce27" table:formula="of:=IF(SUM([.C162:.D162])&lt;&gt;0;SUM([.C162:.D162]);&quot;&quot;)" office:value-type="float" office:value="2.333" calcext:value-type="float">
            <text:p>2.333</text:p>
          </table:table-cell>
          <table:table-cell table:style-name="ce27" table:formula="of:=IF(SUM([.E162:.F162])&lt;&gt;0;SUM([.E162:.F162]);&quot;&quot;)" office:value-type="float" office:value="8.939" calcext:value-type="float">
            <text:p>8.939</text:p>
          </table:table-cell>
          <table:table-cell table:style-name="ce27" table:formula="of:=IF(SUM([.G162:.H162])&lt;&gt;0;SUM([.G162:.H162]);&quot;&quot;)" office:value-type="float" office:value="726.297" calcext:value-type="float">
            <text:p>726.297</text:p>
          </table:table-cell>
          <table:table-cell table:number-columns-repeated="2"/>
          <table:table-cell table:style-name="ce1"/>
          <table:table-cell table:number-columns-repeated="1010"/>
        </table:table-row>
        <table:table-row table:style-name="ro1" table:number-rows-repeated="11">
          <table:table-cell table:style-name="ce3"/>
          <table:table-cell table:number-columns-repeated="12"/>
          <table:table-cell table:style-name="ce1"/>
          <table:table-cell table:number-columns-repeated="1010"/>
        </table:table-row>
        <table:table-row table:style-name="ro1" table:number-rows-repeated="63">
          <table:table-cell table:style-name="ce3"/>
          <table:table-cell table:number-columns-repeated="1023"/>
        </table:table-row>
        <table:table-row table:style-name="ro1" table:number-rows-repeated="24">
          <table:table-cell table:style-name="ce3" table:number-columns-repeated="3"/>
          <table:table-cell table:number-columns-repeated="1021"/>
        </table:table-row>
        <table:table-row table:style-name="ro1" table:number-rows-repeated="49">
          <table:table-cell table:style-name="ce3" table:number-columns-repeated="3"/>
          <table:table-cell table:number-columns-repeated="10"/>
          <table:table-cell table:style-name="ce1"/>
          <table:table-cell table:number-columns-repeated="1010"/>
        </table:table-row>
        <table:table-row table:style-name="ro4" table:number-rows-repeated="5">
          <table:table-cell table:number-columns-repeated="13"/>
          <table:table-cell table:style-name="ce1"/>
          <table:table-cell table:number-columns-repeated="1010"/>
        </table:table-row>
        <table:table-row table:style-name="ro4" table:number-rows-repeated="104826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I86:Sheet1.K162">
            <calcext:condition calcext:apply-style-name="Accent" calcext:value="formula-is([.I86]=MIN([.$I86:.$K86]))" calcext:base-cell-address="Sheet1.I86"/>
          </calcext:conditional-format>
          <calcext:conditional-format calcext:target-range-address="Sheet1.F2:Sheet1.I78">
            <calcext:condition calcext:apply-style-name="Accent" calcext:value="formula-is([.F2]=MIN([.$F2:.$I2]))" calcext:base-cell-address="Sheet1.F2"/>
          </calcext:conditional-format>
        </calcext:conditional-formats>
      </table:table>
      <table:named-expressions/>
      <table:database-ranges>
        <table:database-range table:name="__Anonymous_Sheet_DB__0" table:target-range-address="Sheet1.M84:Sheet1.O31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number-style style:name="N1013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3" number:language="en" number:country="US">
      <number:month/>
      <number:text>/</number:text>
      <number:day/>
      <number:text>/</number:text>
      <number:year number:style="long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45" number:language="en" number:country="US">
      <number:day/>
      <number:text>-</number:text>
      <number:month number:textual="true"/>
    </number:date-style>
    <number:date-style style:name="N10146" number:language="en" number:country="US">
      <number:month number:textual="true"/>
      <number:text>-</number:text>
      <number:year/>
    </number:date-style>
    <number:time-style style:name="N10147" number:language="en" number:country="US">
      <number:hours/>
      <number:text>:</number:text>
      <number:minutes number:style="long"/>
      <number:text> </number:text>
      <number:am-pm/>
    </number:time-style>
    <number:time-style style:name="N1014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</number:time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0">00/00/0000</text:date>, <text:time style:data-style-name="N2" text:time-value="11:26:25.75577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7-10T13:07:40.915450925</dc:date>
    <meta:editing-duration>PT2H5M7S</meta:editing-duration>
    <meta:editing-cycles>4</meta:editing-cycles>
    <meta:document-statistic meta:table-count="1" meta:cell-count="1490" meta:object-count="0"/>
  </office:meta>
</office:document-meta>
</file>